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37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2in"/>
    </style:style>
    <style:style style:name="Table1.E" style:family="table-column">
      <style:table-column-properties style:column-width="1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4375in"/>
    </style:style>
    <style:style style:name="Table2.C" style:family="table-column">
      <style:table-column-properties style:column-width="2.125in"/>
    </style:style>
    <style:style style:name="Table2.D" style:family="table-column">
      <style:table-column-properties style:column-width="2in"/>
    </style:style>
    <style:style style:name="Table2.E" style:family="table-column">
      <style:table-column-properties style:column-width="1.6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4375in"/>
    </style:style>
    <style:style style:name="Table3.C" style:family="table-column">
      <style:table-column-properties style:column-width="2.125in"/>
    </style:style>
    <style:style style:name="Table3.D" style:family="table-column">
      <style:table-column-properties style:column-width="2in"/>
    </style:style>
    <style:style style:name="Table3.E" style:family="table-column">
      <style:table-column-properties style:column-width="1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4375in"/>
    </style:style>
    <style:style style:name="Table4.C" style:family="table-column">
      <style:table-column-properties style:column-width="2.125in"/>
    </style:style>
    <style:style style:name="Table4.D" style:family="table-column">
      <style:table-column-properties style:column-width="2in"/>
    </style:style>
    <style:style style:name="Table4.E" style:family="table-column">
      <style:table-column-properties style:column-width="1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4375in"/>
    </style:style>
    <style:style style:name="Table5.C" style:family="table-column">
      <style:table-column-properties style:column-width="2.125in"/>
    </style:style>
    <style:style style:name="Table5.D" style:family="table-column">
      <style:table-column-properties style:column-width="2in"/>
    </style:style>
    <style:style style:name="Table5.E" style:family="table-column">
      <style:table-column-properties style:column-width="1.69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124fc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256bf9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124fc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124fc2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124fc2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124fc2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1d6c24" style:text-blinking="false" fo:background-color="transparent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124fc2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124fc2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124fc2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pl" fo:country="PL" fo:font-weight="bold" officeooo:rsid="00249e82" officeooo:paragraph-rsid="001d6c24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language="pl" fo:country="PL" fo:font-weight="bold" officeooo:rsid="00249e82" officeooo:paragraph-rsid="00224839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language="pl" fo:country="PL" fo:font-weight="bold" officeooo:rsid="001e9ef9" officeooo:paragraph-rsid="001e9ef9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language="pl" fo:country="PL" fo:font-weight="bold" officeooo:rsid="001e9ef9" officeooo:paragraph-rsid="00209510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language="pl" fo:country="PL" fo:font-weight="bold" officeooo:rsid="00209510" officeooo:paragraph-rsid="0020951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language="pl" fo:country="PL" fo:font-weight="bold" officeooo:rsid="00209510" officeooo:paragraph-rsid="0021a53c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language="pl" fo:country="PL" fo:font-weight="bold" officeooo:rsid="00209510" officeooo:paragraph-rsid="0023a4ea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language="pl" fo:country="PL" fo:font-weight="bold" officeooo:rsid="00209510" officeooo:paragraph-rsid="00241826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1d6c24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147f4b"/>
    </style:style>
    <style:style style:name="P21" style:family="paragraph" style:parent-style-name="Standard">
      <style:paragraph-properties fo:text-align="start" style:justify-single-word="false"/>
      <style:text-properties officeooo:paragraph-rsid="00154e16"/>
    </style:style>
    <style:style style:name="P22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124fc2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256bf9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1pt" fo:language="pl" fo:country="PL" fo:font-weight="bold" officeooo:rsid="00249e82" officeooo:paragraph-rsid="00224839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language="pl" fo:country="PL" fo:font-weight="bold" officeooo:rsid="00209510" officeooo:paragraph-rsid="00241826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3a4ea" officeooo:paragraph-rsid="0023a4ea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f81da" officeooo:paragraph-rsid="0031f411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09510" officeooo:paragraph-rsid="00252fea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09510" officeooo:paragraph-rsid="00241826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09510" officeooo:paragraph-rsid="0025435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09510" officeooo:paragraph-rsid="0029aa8b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6fcc1" officeooo:paragraph-rsid="0026fcc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9aa8b" officeooo:paragraph-rsid="0029aa8b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officeooo:rsid="0026fcc1" officeooo:paragraph-rsid="0026fcc1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officeooo:paragraph-rsid="00154e16"/>
    </style:style>
    <style:style style:name="P36" style:family="paragraph" style:parent-style-name="Standard">
      <style:paragraph-properties fo:text-align="center" style:justify-single-word="false"/>
      <style:text-properties officeooo:rsid="00154e16" officeooo:paragraph-rsid="0016f6bd"/>
    </style:style>
    <style:style style:name="P37" style:family="paragraph" style:parent-style-name="Standard">
      <style:paragraph-properties fo:text-align="start" style:justify-single-word="false"/>
      <style:text-properties officeooo:rsid="00154e16" officeooo:paragraph-rsid="00154e16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54e16" officeooo:paragraph-rsid="00154e16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54e16" officeooo:paragraph-rsid="0016f6bd"/>
    </style:style>
    <style:style style:name="P40" style:family="paragraph" style:parent-style-name="Standard">
      <style:paragraph-properties fo:text-align="start" style:justify-single-word="false"/>
      <style:text-properties officeooo:rsid="0016f6bd" officeooo:paragraph-rsid="0016f6bd"/>
    </style:style>
    <style:style style:name="P41" style:family="paragraph" style:parent-style-name="Standard">
      <style:paragraph-properties fo:text-align="start" style:justify-single-word="false"/>
      <style:text-properties officeooo:rsid="0016f6bd" officeooo:paragraph-rsid="0018438a"/>
    </style:style>
    <style:style style:name="P42" style:family="paragraph" style:parent-style-name="Standard">
      <style:paragraph-properties fo:text-align="start" style:justify-single-word="false"/>
      <style:text-properties officeooo:rsid="0016f6bd" officeooo:paragraph-rsid="001abd46"/>
    </style:style>
    <style:style style:name="P43" style:family="paragraph" style:parent-style-name="Standard">
      <style:paragraph-properties fo:text-align="center" style:justify-single-word="false"/>
      <style:text-properties officeooo:rsid="0016f6bd" officeooo:paragraph-rsid="0016f6bd"/>
    </style:style>
    <style:style style:name="P44" style:family="paragraph" style:parent-style-name="Standard">
      <style:paragraph-properties fo:text-align="center" style:justify-single-word="false"/>
      <style:text-properties officeooo:rsid="0016f6bd" officeooo:paragraph-rsid="001abd46"/>
    </style:style>
    <style:style style:name="P45" style:family="paragraph" style:parent-style-name="Standard">
      <style:paragraph-properties fo:text-align="center" style:justify-single-word="false"/>
      <style:text-properties officeooo:rsid="0016f6bd" officeooo:paragraph-rsid="001c8c6c"/>
    </style:style>
    <style:style style:name="P46" style:family="paragraph" style:parent-style-name="Standard">
      <style:paragraph-properties fo:text-align="start" style:justify-single-word="false"/>
      <style:text-properties officeooo:rsid="0018cae7" officeooo:paragraph-rsid="0018cae7"/>
    </style:style>
    <style:style style:name="P47" style:family="paragraph" style:parent-style-name="Standard">
      <style:paragraph-properties fo:text-align="start" style:justify-single-word="false"/>
      <style:text-properties officeooo:rsid="001abd46" officeooo:paragraph-rsid="001b759f"/>
    </style:style>
    <style:style style:name="P48" style:family="paragraph" style:parent-style-name="Standard">
      <style:text-properties officeooo:paragraph-rsid="00241826"/>
    </style:style>
    <style:style style:name="P49" style:family="paragraph" style:parent-style-name="Standard">
      <style:text-properties officeooo:paragraph-rsid="00254354"/>
    </style:style>
    <style:style style:name="P50" style:family="paragraph" style:parent-style-name="Table_20_Contents">
      <style:paragraph-properties fo:text-align="center" style:justify-single-word="false"/>
      <style:text-properties fo:font-size="11pt" officeooo:rsid="0023a4ea" officeooo:paragraph-rsid="0023a4ea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font-size="11pt" officeooo:rsid="00241826" officeooo:paragraph-rsid="00241826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officeooo:paragraph-rsid="00254354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fo:font-weight="normal" officeooo:rsid="00241826" officeooo:paragraph-rsid="00241826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1pt" fo:font-weight="normal" officeooo:rsid="0023a4ea" officeooo:paragraph-rsid="00241826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1pt" fo:font-weight="normal" officeooo:rsid="0023a4ea" officeooo:paragraph-rsid="00254354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11pt" fo:font-weight="normal" officeooo:rsid="00254354" officeooo:paragraph-rsid="00254354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241826"/>
    </style:style>
    <style:style style:name="P59" style:family="paragraph" style:parent-style-name="Table_20_Contents">
      <style:paragraph-properties fo:text-align="center" style:justify-single-word="false"/>
      <style:text-properties officeooo:paragraph-rsid="00254354"/>
    </style:style>
    <style:style style:name="P6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1a5225"/>
    </style:style>
    <style:style style:name="T4" style:family="text">
      <style:text-properties officeooo:rsid="001edf18"/>
    </style:style>
    <style:style style:name="T5" style:family="text">
      <style:text-properties officeooo:rsid="00124fc2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54e1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24839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6fcc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54e16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09510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1a53c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6" style:family="text">
      <style:text-properties fo:font-size="11pt" fo:language="pl" fo:country="PL" fo:font-weight="normal" style:font-size-asian="9.60000038146973pt" style:font-weight-asian="normal" style:font-size-complex="11pt" style:font-weight-complex="normal"/>
    </style:style>
    <style:style style:name="T17" style:family="text">
      <style:text-properties fo:font-size="11pt" fo:language="pl" fo:country="PL" fo:font-weight="normal" officeooo:rsid="00147f4b" style:font-size-asian="9.60000038146973pt" style:font-weight-asian="normal" style:font-size-complex="11pt" style:font-weight-complex="normal"/>
    </style:style>
    <style:style style:name="T18" style:family="text">
      <style:text-properties fo:font-size="11pt" fo:language="pl" fo:country="PL" fo:font-weight="normal" officeooo:rsid="00154e16" style:font-size-asian="9.60000038146973pt" style:font-weight-asian="normal" style:font-size-complex="11pt" style:font-weight-complex="normal"/>
    </style:style>
    <style:style style:name="T19" style:family="text">
      <style:text-properties fo:font-size="11pt" fo:language="pl" fo:country="PL" fo:font-weight="normal" officeooo:rsid="0016f6bd" style:font-size-asian="9.60000038146973pt" style:font-weight-asian="normal" style:font-size-complex="11pt" style:font-weight-complex="normal"/>
    </style:style>
    <style:style style:name="T20" style:family="text">
      <style:text-properties fo:font-size="11pt" fo:language="pl" fo:country="PL" fo:font-weight="normal" officeooo:rsid="0018438a" style:font-size-asian="9.60000038146973pt" style:font-weight-asian="normal" style:font-size-complex="11pt" style:font-weight-complex="normal"/>
    </style:style>
    <style:style style:name="T21" style:family="text">
      <style:text-properties fo:font-size="11pt" fo:language="pl" fo:country="PL" fo:font-weight="normal" officeooo:rsid="0018d10a" style:font-size-asian="9.60000038146973pt" style:font-weight-asian="normal" style:font-size-complex="11pt" style:font-weight-complex="normal"/>
    </style:style>
    <style:style style:name="T22" style:family="text">
      <style:text-properties fo:font-size="11pt" fo:language="pl" fo:country="PL" fo:font-weight="normal" officeooo:rsid="001abd46" style:font-size-asian="9.60000038146973pt" style:font-weight-asian="normal" style:font-size-complex="11pt" style:font-weight-complex="normal"/>
    </style:style>
    <style:style style:name="T23" style:family="text">
      <style:text-properties fo:font-size="11pt" fo:language="pl" fo:country="PL" fo:font-weight="normal" officeooo:rsid="001b759f" style:font-size-asian="9.60000038146973pt" style:font-weight-asian="normal" style:font-size-complex="11pt" style:font-weight-complex="normal"/>
    </style:style>
    <style:style style:name="T24" style:family="text">
      <style:text-properties fo:font-size="11pt" fo:language="pl" fo:country="PL" fo:font-weight="normal" officeooo:rsid="001c8b5a" style:font-size-asian="9.60000038146973pt" style:font-weight-asian="normal" style:font-size-complex="11pt" style:font-weight-complex="normal"/>
    </style:style>
    <style:style style:name="T25" style:family="text">
      <style:text-properties fo:font-size="11pt" fo:language="pl" fo:country="PL" fo:font-weight="normal" officeooo:rsid="001c8c6c" style:font-size-asian="9.60000038146973pt" style:font-weight-asian="normal" style:font-size-complex="11pt" style:font-weight-complex="normal"/>
    </style:style>
    <style:style style:name="T26" style:family="text">
      <style:text-properties officeooo:rsid="00252fea"/>
    </style:style>
    <style:style style:name="T27" style:family="text">
      <style:text-properties officeooo:rsid="003ab577"/>
    </style:style>
    <style:style style:name="T28" style:family="text">
      <style:text-properties officeooo:rsid="0029aa8b"/>
    </style:style>
    <style:style style:name="T29" style:family="text">
      <style:text-properties officeooo:rsid="002fc2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tody numeryczne</text:p>
      <text:p text:style-name="P4">Sprawozdanie z ćwic<text:span text:style-name="T1">z</text:span>eń laboratoryjn<text:span text:style-name="T2">yc</text:span>h nr <text:span text:style-name="T5">6</text:span></text:p>
      <text:p text:style-name="P5"/>
      <text:p text:style-name="P6">Poszukiwanie zer wielomianów metodą iterowanego dzielenia </text:p>
      <text:p text:style-name="P6">(metoda Newtona)</text:p>
      <text:p text:style-name="P5"/>
      <text:p text:style-name="P8">Jan Zajda</text:p>
      <text:p text:style-name="P8">Informatyka Stosowana</text:p>
      <text:p text:style-name="P8">W<text:span text:style-name="T4">F</text:span>iIS</text:p>
      <text:p text:style-name="P9">Akademia Górniczo-Hutnicza w Krakowie</text:p>
      <text:p text:style-name="P10"><text:span text:style-name="T5">18</text:span> <text:span text:style-name="T3">kwietnia</text:span> 2020</text:p>
      <text:p text:style-name="P10"/>
      <text:p text:style-name="P1">1. Wstęp teoretyczny</text:p>
      <text:p text:style-name="P22"/>
      <text:p text:style-name="P20"><text:span text:style-name="T17">Jedną z metod poszukiwania pierwiastków wielomianu jest metoda Newtona, inaczej nazywana metodą Newtona-Raphsona lub metodą stycznych. </text:span><text:span text:style-name="T18">Dany mamy wielomian:</text:span></text:p>
      <text:p text:style-name="P20"><text:span text:style-name="T18"/></text:p>
      <text:p text:style-name="P35"><text:span text:style-name="T18"><draw:g text:anchor-type="as-char" svg:y="-0.1453in" draw:z-index="0" draw:style-name="gr1"><svg:title>TexMaths</svg:title><svg:desc>12§display§f(x) = a_{n}x^{n} + a_{n-1}x^{n-1} + ... + a_{1}x + a_{0}§svg§600§FALSE§</svg:desc><draw:polygon draw:style-name="gr2" draw:text-style-name="P60" svg:width="2.9496in" svg:height="0.1705in" svg:x="0in" svg:y="0.0083in" svg:viewBox="0 0 7493 434" draw:points="3746,434 0,434 0,0 7493,0 7493,434"><text:p/></draw:polygon><draw:path draw:style-name="gr3" draw:text-style-name="P61" svg:width="0.0827in" svg:height="0.1512in" svg:x="0.0004in" svg:y="0.0287in" svg:viewBox="0 0 211 385" svg:d="M133 128h37c8 0 12 0 12-7 0-5-4-5-12-5h-34l8-49c2-8 7-38 11-43 3-8 11-14 20-14 1 0 12 0 19 7-18 1-21 17-21 23 0 10 7 15 15 15 11 0 23-9 23-26 0-19-19-29-36-29-14 0-42 7-54 50-3 9-3 12-14 66h-29c-8 0-13 0-13 8 0 4 3 4 12 4h27l-31 168c-8 41-15 80-37 80-1 0-12 0-20-8 20-1 24-16 24-24 0-9-9-14-17-14-11 0-23 10-23 25 0 19 18 30 36 30 24 0 40-25 48-41 14-27 24-78 24-81z"><text:p/></draw:path><draw:path draw:style-name="gr4" draw:text-style-name="P61" svg:width="0.0382in" svg:height="0.1657in" svg:x="0.1071in" svg:y="0.0213in" svg:viewBox="0 0 98 422" svg:d="M98 419c0-1 0-3-7-10-53-53-66-132-66-198 0-73 16-146 69-199 4-5 4-6 4-8 0-3-1-4-4-4-4 0-42 29-68 83-21 45-26 92-26 128 0 34 5 85 28 133 26 52 62 78 66 78 3 0 4-1 4-3z"><text:p/></draw:path><draw:path draw:style-name="gr5" draw:text-style-name="P61" svg:width="0.0827in" svg:height="0.0752in" svg:x="0.1602in" svg:y="0.07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6" draw:text-style-name="P61" svg:width="0.0382in" svg:height="0.1657in" svg:x="0.2598in" svg:y="0.0213in" svg:viewBox="0 0 98 422" svg:d="M98 211c0-32-4-84-27-132-25-51-63-79-67-79-2 0-4 2-4 4s0 3 7 10c43 41 67 108 67 197 0 72-15 148-68 201-6 4-6 6-6 7 0 2 2 3 4 3 4 0 43-28 68-82 22-46 26-93 26-129z"><text:p/></draw:path><draw:path draw:style-name="gr7" draw:text-style-name="P61" svg:width="0.1102in" svg:height="0.039in" svg:x="0.3705in" svg:y="0.0843in" svg:viewBox="0 0 281 100" svg:d="M266 17c8 0 15 0 15-9 0-8-7-8-13-8h-254c-7 0-14 0-14 8 0 9 7 9 14 9zM268 100c6 0 13 0 13-9 0-8-7-8-15-8h-252c-7 0-14 0-14 8 0 9 7 9 14 9z"><text:p/></draw:path><draw:path draw:style-name="gr8" draw:text-style-name="P61" svg:width="0.076in" svg:height="0.0752in" svg:x="0.5433in" svg:y="0.07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9" draw:text-style-name="P61" svg:width="0.0709in" svg:height="0.0524in" svg:x="0.6299in" svg:y="0.1193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10" draw:text-style-name="P61" svg:width="0.0827in" svg:height="0.0752in" svg:x="0.7189in" svg:y="0.07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11" draw:text-style-name="P61" svg:width="0.0709in" svg:height="0.0524in" svg:x="0.815in" svg:y="0.025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12" draw:text-style-name="P61" svg:width="0.1102in" svg:height="0.1106in" svg:x="0.9457in" svg:y="0.0484in" svg:viewBox="0 0 281 282" svg:d="M150 150h118c6 0 13 0 13-8 0-10-7-10-13-10h-118v-118c0-7 0-14-8-14-10 0-10 7-10 14v118h-118c-7 0-14 0-14 10 0 8 7 8 14 8h118v118c0 6 0 14 10 14 8 0 8-8 8-14z"><text:p/></draw:path><draw:path draw:style-name="gr13" draw:text-style-name="P61" svg:width="0.076in" svg:height="0.0752in" svg:x="1.1094in" svg:y="0.07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14" draw:text-style-name="P61" svg:width="0.0709in" svg:height="0.0524in" svg:x="1.1957in" svg:y="0.1193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15" draw:text-style-name="P61" svg:width="0.0783in" svg:height="0.0059in" svg:x="1.285in" svg:y="0.139in" svg:viewBox="0 0 200 16" svg:d="M190 16c3 0 10 0 10-9 0-7-6-7-10-7h-178c-5 0-12 0-12 7 0 9 7 9 12 9z"><text:p/></draw:path><draw:path draw:style-name="gr16" draw:text-style-name="P61" svg:width="0.0421in" svg:height="0.0772in" svg:x="1.389in" svg:y="0.0937in" svg:viewBox="0 0 108 197" svg:d="M67 8c0-8-1-8-8-8-19 18-47 19-59 19v11c7 0 26 0 43-8v151c0 9 0 13-30 13h-11v11c5 0 42-1 53-1 10 0 47 1 53 1v-11h-11c-30 0-30-4-30-13z"><text:p/></draw:path><draw:path draw:style-name="gr17" draw:text-style-name="P61" svg:width="0.0827in" svg:height="0.0752in" svg:x="1.4555in" svg:y="0.07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18" draw:text-style-name="P61" svg:width="0.0709in" svg:height="0.0524in" svg:x="1.5512in" svg:y="0.025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19" draw:text-style-name="P61" svg:width="0.0783in" svg:height="0.0059in" svg:x="1.6402in" svg:y="0.0457in" svg:viewBox="0 0 200 16" svg:d="M190 16c3 0 10 0 10-9 0-7-6-7-10-7h-178c-5 0-12 0-12 7 0 9 7 9 12 9z"><text:p/></draw:path><draw:path draw:style-name="gr20" draw:text-style-name="P61" svg:width="0.0421in" svg:height="0.0772in" svg:x="1.7441in" svg:y="0in" svg:viewBox="0 0 108 197" svg:d="M67 8c0-8-1-8-8-8-19 18-47 19-59 19v11c7 0 26 0 43-8v151c0 9 0 13-30 13h-11v11c5 0 42-1 53-1 10 0 47 1 53 1v-11h-11c-30 0-30-4-30-13z"><text:p/></draw:path><draw:path draw:style-name="gr21" draw:text-style-name="P61" svg:width="0.1102in" svg:height="0.1106in" svg:x="1.8524in" svg:y="0.0484in" svg:viewBox="0 0 281 282" svg:d="M150 150h118c6 0 13 0 13-8 0-10-7-10-13-10h-118v-118c0-7 0-14-8-14-10 0-10 7-10 14v118h-118c-7 0-14 0-14 10 0 8 7 8 14 8h118v118c0 6 0 14 10 14 8 0 8-8 8-14z"><text:p/></draw:path><draw:path draw:style-name="gr22" draw:text-style-name="P61" svg:width="0.0177in" svg:height="0.0177in" svg:x="2.0228in" svg:y="0.1283in" svg:viewBox="0 0 46 46" svg:d="M46 23c0-12-10-23-23-23-12 0-23 11-23 23 0 13 11 23 23 23 13 0 23-10 23-23z"><text:p/></draw:path><draw:path draw:style-name="gr23" draw:text-style-name="P61" svg:width="0.0177in" svg:height="0.0177in" svg:x="2.0693in" svg:y="0.1283in" svg:viewBox="0 0 46 46" svg:d="M46 23c0-12-10-23-23-23-12 0-23 11-23 23 0 13 11 23 23 23 13 0 23-10 23-23z"><text:p/></draw:path><draw:path draw:style-name="gr24" draw:text-style-name="P61" svg:width="0.0177in" svg:height="0.0177in" svg:x="2.115in" svg:y="0.1283in" svg:viewBox="0 0 46 46" svg:d="M46 23c0-12-10-23-23-23-12 0-23 11-23 23 0 13 11 23 23 23 13 0 23-10 23-23z"><text:p/></draw:path><draw:path draw:style-name="gr25" draw:text-style-name="P61" svg:width="0.1102in" svg:height="0.1106in" svg:x="2.1937in" svg:y="0.0484in" svg:viewBox="0 0 281 282" svg:d="M150 150h118c6 0 13 0 13-8 0-10-7-10-13-10h-118v-118c0-7 0-14-8-14-10 0-10 7-10 14v118h-118c-7 0-14 0-14 10 0 8 7 8 14 8h118v118c0 6 0 14 10 14 8 0 8-8 8-14z"><text:p/></draw:path><draw:path draw:style-name="gr26" draw:text-style-name="P61" svg:width="0.076in" svg:height="0.0752in" svg:x="2.3567in" svg:y="0.07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27" draw:text-style-name="P61" svg:width="0.0421in" svg:height="0.0772in" svg:x="2.4504in" svg:y="0.0937in" svg:viewBox="0 0 108 197" svg:d="M67 8c0-8-1-8-8-8-19 18-47 19-59 19v11c7 0 26 0 43-8v151c0 9 0 13-30 13h-11v11c5 0 42-1 53-1 10 0 47 1 53 1v-11h-11c-30 0-30-4-30-13z"><text:p/></draw:path><draw:path draw:style-name="gr28" draw:text-style-name="P61" svg:width="0.0827in" svg:height="0.0752in" svg:x="2.5173in" svg:y="0.07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29" draw:text-style-name="P61" svg:width="0.1102in" svg:height="0.1106in" svg:x="2.6531in" svg:y="0.0484in" svg:viewBox="0 0 281 282" svg:d="M150 150h118c6 0 13 0 13-8 0-10-7-10-13-10h-118v-118c0-7 0-14-8-14-10 0-10 7-10 14v118h-118c-7 0-14 0-14 10 0 8 7 8 14 8h118v118c0 6 0 14 10 14 8 0 8-8 8-14z"><text:p/></draw:path><draw:path draw:style-name="gr30" draw:text-style-name="P61" svg:width="0.076in" svg:height="0.0752in" svg:x="2.8165in" svg:y="0.07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1" draw:text-style-name="P61" svg:width="0.0539in" svg:height="0.0795in" svg:x="2.9039in" svg:y="0.0937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/draw:g></text:span><text:span text:style-name="T18">,</text:span></text:p>
      <text:p text:style-name="P35"><text:span text:style-name="T18"/></text:p>
      <text:p text:style-name="P37"><text:span text:style-name="T16">a do rozwiązania mamy równanie </text:span><text:span text:style-name="T16"><draw:g text:anchor-type="as-char" svg:y="-0.1252in" draw:z-index="1" draw:style-name="gr1"><svg:title>TexMaths</svg:title><svg:desc>12§display§f(x) = 0§svg§600§FALSE§</svg:desc><draw:polygon draw:style-name="gr32" draw:text-style-name="P60" svg:width="0.6043in" svg:height="0.1492in" svg:x="0in" svg:y="0.0083in" svg:viewBox="0 0 1536 380" draw:points="768,380 0,380 0,0 1536,0 1536,380"><text:p/></draw:polygon><draw:path draw:style-name="gr33" draw:text-style-name="P61" svg:width="0.0827in" svg:height="0.1512in" svg:x="0.0004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4" draw:text-style-name="P61" svg:width="0.0382in" svg:height="0.1657in" svg:x="0.1071in" svg:y="0.0004in" svg:viewBox="0 0 98 422" svg:d="M98 419c0-1 0-3-7-10-53-53-66-133-66-198 0-73 16-146 69-199 4-5 4-6 4-8 0-3-1-4-4-4-4 0-42 29-68 83-21 45-26 92-26 128 0 34 5 84 28 132 26 53 62 79 66 79 3 0 4-1 4-3z"><text:p/></draw:path><draw:path draw:style-name="gr35" draw:text-style-name="P61" svg:width="0.0827in" svg:height="0.0752in" svg:x="0.1602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6" draw:text-style-name="P61" svg:width="0.0382in" svg:height="0.1657in" svg:x="0.2598in" svg:y="0.0004in" svg:viewBox="0 0 98 422" svg:d="M98 211c0-32-4-84-27-132-25-51-63-79-67-79-2 0-4 2-4 4s0 3 7 10c43 41 67 108 67 197 0 72-15 147-68 199-6 6-6 8-6 9 0 2 2 3 4 3 4 0 43-28 68-82 22-46 26-93 26-129z"><text:p/></draw:path><draw:path draw:style-name="gr37" draw:text-style-name="P61" svg:width="0.1102in" svg:height="0.039in" svg:x="0.3705in" svg:y="0.0634in" svg:viewBox="0 0 281 100" svg:d="M266 17c8 0 15 0 15-9 0-8-7-8-13-8h-254c-7 0-14 0-14 8 0 9 7 9 14 9zM268 100c6 0 13 0 13-9 0-8-7-8-15-8h-252c-7 0-14 0-14 8 0 9 7 9 14 9z"><text:p/></draw:path><draw:path draw:style-name="gr38" draw:text-style-name="P61" svg:width="0.0701in" svg:height="0.1138in" svg:x="0.5425in" svg:y="0.014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/draw:g></text:span><text:span text:style-name="T16">. Jeżeli funkcja spełnia założenia:</text:span></text:p>
      <text:p text:style-name="P37"><text:span text:style-name="T16"/></text:p>
      <text:list xml:id="list1607365901" text:style-name="L1">
        <text:list-item>
          <text:p text:style-name="P38"><text:span text:style-name="T16">jest określona i ciągła w pewnym przedziale <text:s/></text:span><text:span text:style-name="T16"><draw:g text:anchor-type="as-char" svg:y="-0.1154in" draw:z-index="2" draw:style-name="gr1"><svg:title>TexMaths</svg:title><svg:desc>12§display§&lt;a,b&gt;§svg§600§FALSE§</svg:desc><draw:polygon draw:style-name="gr39" draw:text-style-name="P60" svg:width="0.5531in" svg:height="0.1307in" svg:x="0in" svg:y="0.0087in" svg:viewBox="0 0 1406 333" draw:points="703,333 0,333 0,0 1406,0 1406,333"><text:p/></draw:polygon><draw:path draw:style-name="gr40" draw:text-style-name="P61" svg:width="0.1012in" svg:height="0.0965in" svg:x="0.0051in" svg:y="0.0256in" svg:viewBox="0 0 258 246" svg:d="M251 18c5-2 7-5 7-10 0-4-4-8-7-8s-4 0-9 2l-235 111c-3 2-7 4-7 9s4 7 7 10l235 110c5 4 6 4 9 4s7-4 7-9-2-7-7-9l-222-106z"><text:p/></draw:path><draw:path draw:style-name="gr41" draw:text-style-name="P61" svg:width="0.076in" svg:height="0.0752in" svg:x="0.1736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42" draw:text-style-name="P61" svg:width="0.0193in" svg:height="0.0496in" svg:x="0.2693in" svg:y="0.0972in" svg:viewBox="0 0 50 127" svg:d="M50 44c0-27-10-44-27-44-15 0-23 11-23 22 0 12 8 24 23 24 5 0 11-3 14-6 3-2 3-2 4-2v6c0 31-15 58-29 71-5 5-5 6-5 7 0 4 1 5 5 5 5 0 38-34 38-83z"><text:p/></draw:path><draw:path draw:style-name="gr43" draw:text-style-name="P61" svg:width="0.061in" svg:height="0.1169in" svg:x="0.3366in" svg:y="0in" svg:viewBox="0 0 156 298" svg:d="M82 5c0-1 0-5-6-5-10 0-40 4-52 4-2 1-7 1-7 8 0 6 3 6 9 6 21 0 22 4 22 7s-4 17-7 25l-34 139c-5 21-7 28-7 43 0 39 22 66 54 66 49 0 102-63 102-123 0-40-23-68-56-68-20 0-38 12-50 25zM41 164c3-8 3-9 7-14 22-28 41-34 50-34 16 0 28 12 28 40 0 24-14 73-23 90-13 27-33 43-49 43-14 0-28-12-28-42 0-10 0-17 6-43z"><text:p/></draw:path><draw:path draw:style-name="gr44" draw:text-style-name="P61" svg:width="0.1012in" svg:height="0.0965in" svg:x="0.4598in" svg:y="0.0256in" svg:viewBox="0 0 258 246" svg:d="M251 132c5-3 7-5 7-10s-2-7-7-9l-234-111c-6-2-7-2-9-2-4 0-8 4-8 8s2 6 7 10l223 104-223 106c-5 2-7 4-7 9s4 9 8 9c2 0 3 0 9-4z"><text:p/></draw:path></draw:g></text:span><text:span text:style-name="T16">,</text:span></text:p>
        </text:list-item>
        <text:list-item>
          <text:p text:style-name="P38"><text:span text:style-name="T16">przyjmuje różne znaki na krańcach przedziału </text:span><text:span text:style-name="T16"><draw:g text:anchor-type="as-char" svg:y="-0.1154in" draw:z-index="3" draw:style-name="gr1"><svg:title>TexMaths</svg:title><svg:desc>12§display§&lt;a, b&gt;§svg§600§FALSE§</svg:desc><draw:polygon draw:style-name="gr45" draw:text-style-name="P60" svg:width="0.5531in" svg:height="0.1307in" svg:x="0in" svg:y="0.0087in" svg:viewBox="0 0 1406 333" draw:points="703,333 0,333 0,0 1406,0 1406,333"><text:p/></draw:polygon><draw:path draw:style-name="gr46" draw:text-style-name="P61" svg:width="0.1012in" svg:height="0.0965in" svg:x="0.0051in" svg:y="0.0256in" svg:viewBox="0 0 258 246" svg:d="M251 18c5-2 7-5 7-10 0-4-4-8-7-8s-4 0-9 2l-235 111c-3 2-7 4-7 9s4 7 7 10l235 110c5 4 6 4 9 4s7-4 7-9-2-7-7-9l-222-106z"><text:p/></draw:path><draw:path draw:style-name="gr47" draw:text-style-name="P61" svg:width="0.076in" svg:height="0.0752in" svg:x="0.1736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48" draw:text-style-name="P61" svg:width="0.0193in" svg:height="0.0496in" svg:x="0.2693in" svg:y="0.0972in" svg:viewBox="0 0 50 127" svg:d="M50 44c0-27-10-44-27-44-15 0-23 11-23 22 0 12 8 24 23 24 5 0 11-3 14-6 3-2 3-2 4-2v6c0 31-15 58-29 71-5 5-5 6-5 7 0 4 1 5 5 5 5 0 38-34 38-83z"><text:p/></draw:path><draw:path draw:style-name="gr49" draw:text-style-name="P61" svg:width="0.061in" svg:height="0.1169in" svg:x="0.3366in" svg:y="0in" svg:viewBox="0 0 156 298" svg:d="M82 5c0-1 0-5-6-5-10 0-40 4-52 4-2 1-7 1-7 8 0 6 3 6 9 6 21 0 22 4 22 7s-4 17-7 25l-34 139c-5 21-7 28-7 43 0 39 22 66 54 66 49 0 102-63 102-123 0-40-23-68-56-68-20 0-38 12-50 25zM41 164c3-8 3-9 7-14 22-28 41-34 50-34 16 0 28 12 28 40 0 24-14 73-23 90-13 27-33 43-49 43-14 0-28-12-28-42 0-10 0-17 6-43z"><text:p/></draw:path><draw:path draw:style-name="gr50" draw:text-style-name="P61" svg:width="0.1012in" svg:height="0.0965in" svg:x="0.4598in" svg:y="0.0256in" svg:viewBox="0 0 258 246" svg:d="M251 132c5-3 7-5 7-10s-2-7-7-9l-234-111c-6-2-7-2-9-2-4 0-8 4-8 8s2 6 7 10l223 104-223 106c-5 2-7 4-7 9s4 9 8 9c2 0 3 0 9-4z"><text:p/></draw:path></draw:g></text:span><text:span text:style-name="T16">,</text:span></text:p>
        </text:list-item>
        <text:list-item>
          <text:p text:style-name="P39"><text:span text:style-name="T16">pierwsza pochodna </text:span><text:span text:style-name="T16"><draw:g text:anchor-type="as-char" svg:y="-0.1335in" draw:z-index="5" draw:style-name="gr1"><svg:title>TexMaths</svg:title><svg:desc>12§display§f'(x) \ne 0 §svg§600§FALSE§</svg:desc><draw:polygon draw:style-name="gr57" draw:text-style-name="P60" svg:width="0.6504in" svg:height="0.1583in" svg:x="0in" svg:y="0.0087in" svg:viewBox="0 0 1653 403" draw:points="828,403 0,403 0,0 1653,0 1653,403"><text:p/></draw:polygon><draw:path draw:style-name="gr58" draw:text-style-name="P61" svg:width="0.0827in" svg:height="0.1512in" svg:x="0.0004in" svg:y="0.016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-1 24-15 24-23 0-9-9-14-17-14-11 0-23 10-23 25 0 19 18 30 36 30 24 0 40-25 48-42 14-26 24-78 24-80z"><text:p/></draw:path><draw:path draw:style-name="gr59" draw:text-style-name="P61" svg:width="0.0287in" svg:height="0.0602in" svg:x="0.0965in" svg:y="0in" svg:viewBox="0 0 74 154" svg:d="M72 26c2-4 2-8 2-9 0-10-8-17-16-17-12 0-16 10-17 14l-39 129c-1 0-2 3-2 3 0 5 10 8 12 8 1 0 2 0 5-5z"><text:p/></draw:path><draw:path draw:style-name="gr60" draw:text-style-name="P61" svg:width="0.0382in" svg:height="0.1657in" svg:x="0.1539in" svg:y="0.0091in" svg:viewBox="0 0 98 422" svg:d="M98 419c0-1 0-3-7-10-53-53-66-133-66-198 0-73 16-146 69-199 4-5 4-6 4-8 0-3-1-4-4-4-4 0-42 29-68 83-21 45-26 92-26 128 0 34 5 84 28 132 26 52 62 79 66 79 3 0 4-1 4-3z"><text:p/></draw:path><draw:path draw:style-name="gr61" draw:text-style-name="P61" svg:width="0.0827in" svg:height="0.0752in" svg:x="0.2067in" svg:y="0.060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62" draw:text-style-name="P61" svg:width="0.0382in" svg:height="0.1657in" svg:x="0.3067in" svg:y="0.0091in" svg:viewBox="0 0 98 422" svg:d="M98 211c0-32-4-84-27-132-25-51-63-79-67-79-2 0-4 2-4 4s0 3 7 10c43 41 67 108 67 197 0 72-15 147-68 199-6 6-6 8-6 9 0 2 2 3 4 3 4 0 43-28 68-82 22-46 26-94 26-129z"><text:p/></draw:path><draw:path draw:style-name="gr63" draw:text-style-name="P61" svg:width="0.0827in" svg:height="0.1547in" svg:x="0.4307in" svg:y="0.015in" svg:viewBox="0 0 211 394" svg:d="M209 17c2-6 2-7 2-9s-2-8-8-8c-5 0-6 2-9 8l-190 369c-4 6-4 7-4 8 0 4 2 9 8 9 5 0 6-3 10-9z"><text:p/></draw:path><draw:path draw:style-name="gr64" draw:text-style-name="P61" svg:width="0.1102in" svg:height="0.039in" svg:x="0.4165in" svg:y="0.0724in" svg:viewBox="0 0 281 100" svg:d="M266 17c8 0 15 0 15-9 0-8-7-8-13-8h-254c-7 0-14 0-14 8 0 9 7 9 14 9zM268 100c6 0 13 0 13-9 0-8-7-8-15-8h-252c-7 0-14 0-14 8 0 9 7 9 14 9z"><text:p/></draw:path><draw:path draw:style-name="gr65" draw:text-style-name="P61" svg:width="0.0701in" svg:height="0.1138in" svg:x="0.589in" svg:y="0.0228in" svg:viewBox="0 0 179 290" svg:d="M179 146c0-33-3-67-18-99-19-40-53-47-72-47-24 0-57 11-73 50-14 29-16 63-16 96s2 70 19 102c18 34 49 42 70 42 24 0 55-8 74-49 13-27 16-61 16-95zM89 282c-16 0-42-11-49-52-4-25-4-64-4-88 0-28 0-56 2-78 9-51 41-54 51-54 14 0 42 7 50 49 4 24 4 55 4 83 0 31 0 60-5 86-6 41-30 54-49 54z"><text:p/></draw:path></draw:g></text:span><text:span text:style-name="T16">, w całym przedziale </text:span><text:span text:style-name="T16"><draw:g text:anchor-type="as-char" svg:y="-0.1154in" draw:z-index="4" draw:style-name="gr1"><svg:title>TexMaths</svg:title><svg:desc>12§display§&lt;a, b&gt;§svg§600§FALSE§</svg:desc><draw:polygon draw:style-name="gr51" draw:text-style-name="P60" svg:width="0.5531in" svg:height="0.1307in" svg:x="0in" svg:y="0.0087in" svg:viewBox="0 0 1406 333" draw:points="703,333 0,333 0,0 1406,0 1406,333"><text:p/></draw:polygon><draw:path draw:style-name="gr52" draw:text-style-name="P61" svg:width="0.1012in" svg:height="0.0965in" svg:x="0.0051in" svg:y="0.0256in" svg:viewBox="0 0 258 246" svg:d="M251 18c5-2 7-5 7-10 0-4-4-8-7-8s-4 0-9 2l-235 111c-3 2-7 4-7 9s4 7 7 10l235 110c5 4 6 4 9 4s7-4 7-9-2-7-7-9l-222-106z"><text:p/></draw:path><draw:path draw:style-name="gr53" draw:text-style-name="P61" svg:width="0.076in" svg:height="0.0752in" svg:x="0.1736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9 15-18 23-34 30-46 30-22 0-28-23-28-39 0-21 13-74 24-93 12-25 31-40 49-40 28 0 34 34 34 37 0 2-1 5-3 7z"><text:p/></draw:path><draw:path draw:style-name="gr54" draw:text-style-name="P61" svg:width="0.0193in" svg:height="0.0496in" svg:x="0.2693in" svg:y="0.0972in" svg:viewBox="0 0 50 127" svg:d="M50 44c0-27-10-44-27-44-15 0-23 11-23 22 0 12 8 24 23 24 5 0 11-3 14-6 3-2 3-2 4-2v6c0 31-15 58-29 71-5 5-5 6-5 7 0 4 1 5 5 5 5 0 38-34 38-83z"><text:p/></draw:path><draw:path draw:style-name="gr55" draw:text-style-name="P61" svg:width="0.061in" svg:height="0.1169in" svg:x="0.3366in" svg:y="0in" svg:viewBox="0 0 156 298" svg:d="M82 5c0-1 0-5-6-5-10 0-40 4-52 4-2 1-7 1-7 8 0 6 3 6 9 6 21 0 22 4 22 7s-4 17-7 25l-34 139c-5 21-7 28-7 43 0 39 22 66 54 66 49 0 102-63 102-123 0-40-23-68-56-68-20 0-38 12-50 25zM41 164c3-8 3-9 7-14 22-28 41-34 50-34 16 0 28 12 28 40 0 24-14 73-23 90-13 27-33 43-49 43-14 0-28-12-28-42 0-10 0-17 6-43z"><text:p/></draw:path><draw:path draw:style-name="gr56" draw:text-style-name="P61" svg:width="0.1012in" svg:height="0.0965in" svg:x="0.4598in" svg:y="0.0256in" svg:viewBox="0 0 258 246" svg:d="M251 132c5-3 7-5 7-10s-2-7-7-9l-234-111c-6-2-7-2-9-2-4 0-8 4-8 8s2 6 7 10l223 104-223 106c-5 2-7 4-7 9s4 9 8 9c2 0 3 0 9-4z"><text:p/></draw:path></draw:g></text:span><text:span text:style-name="T16">,</text:span></text:p>
        </text:list-item>
      </text:list>
      <text:p text:style-name="P37"><text:span text:style-name="T16"/></text:p>
      <text:p text:style-name="P37"><text:span text:style-name="T16">to w tym przedziale znajduje się poszukiwany pierwiastek i możemy go znaleźć korzystając z metody Newtona. </text:span><text:span text:style-name="T19">Metoda polega na iteracyjnym wyszukiwaniu pierwiastka korzystając ze wzoru:</text:span></text:p>
      <text:p text:style-name="P37"><text:span text:style-name="T19"/></text:p>
      <text:p text:style-name="P36"><text:span text:style-name="T19"><draw:g text:anchor-type="as-char" svg:y="-0.2366in" draw:z-index="6" draw:style-name="gr1"><svg:title>TexMaths</svg:title><svg:desc>12§display§x_{i} = x_{i-1} - \frac{f(x_{i-1})}{f'(x_{i-1})}§svg§600§FALSE§</svg:desc><draw:polygon draw:style-name="gr66" draw:text-style-name="P60" svg:width="1.4929in" svg:height="0.3756in" svg:x="0.0035in" svg:y="0.0083in" svg:viewBox="0 0 3793 955" draw:points="1897,955 0,955 0,0 3793,0 3793,955"><text:p/></draw:polygon><draw:path draw:style-name="gr67" draw:text-style-name="P61" svg:width="0.0827in" svg:height="0.0752in" svg:x="0.0004in" svg:y="0.163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68" draw:text-style-name="P61" svg:width="0.035in" svg:height="0.078in" svg:x="0.0957in" svg:y="0.1846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69" draw:text-style-name="P61" svg:width="0.1102in" svg:height="0.039in" svg:x="0.2012in" svg:y="0.1756in" svg:viewBox="0 0 281 100" svg:d="M266 17c8 0 15 0 15-9 0-8-7-8-13-8h-254c-7 0-14 0-14 8 0 9 7 9 14 9zM268 100c6 0 13 0 13-9 0-8-7-8-15-8h-252c-7 0-14 0-14 8 0 9 7 9 14 9z"><text:p/></draw:path><draw:path draw:style-name="gr70" draw:text-style-name="P61" svg:width="0.0827in" svg:height="0.0752in" svg:x="0.3717in" svg:y="0.163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2 55-56 55-17 0-23-13-23-27 0-10 2-18 7-37z"><text:p/></draw:path><draw:path draw:style-name="gr71" draw:text-style-name="P61" svg:width="0.035in" svg:height="0.078in" svg:x="0.4677in" svg:y="0.1846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72" draw:text-style-name="P61" svg:width="0.0783in" svg:height="0.0059in" svg:x="0.5213in" svg:y="0.2299in" svg:viewBox="0 0 200 16" svg:d="M190 16c3 0 10 0 10-9 0-7-6-7-10-7h-178c-5 0-12 0-12 7 0 9 7 9 12 9z"><text:p/></draw:path><draw:path draw:style-name="gr73" draw:text-style-name="P61" svg:width="0.0421in" svg:height="0.0772in" svg:x="0.6252in" svg:y="0.1839in" svg:viewBox="0 0 108 197" svg:d="M67 8c0-8-1-8-8-8-19 18-47 19-59 19v11c7 0 26 0 43-8v151c0 9 0 13-30 13h-11v11c5 0 42-1 53-1 10 0 47 1 53 1v-11h-11c-30 0-30-4-30-13z"><text:p/></draw:path><draw:path draw:style-name="gr74" draw:text-style-name="P61" svg:width="0.1012in" svg:height="0.0067in" svg:x="0.7378in" svg:y="0.1921in" svg:viewBox="0 0 258 18" svg:d="M244 18c7 0 14 0 14-10 0-8-7-8-14-8h-230c-7 0-14 0-14 8 0 10 7 10 14 10z"><text:p/></draw:path><draw:path draw:style-name="gr75" draw:text-style-name="P61" svg:width="0.0827in" svg:height="0.1512in" svg:x="0.9421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 0 24-16 24-23 0-9-9-14-17-14-11 0-23 9-23 25 0 19 18 30 36 30 24 0 40-25 48-42 13-26 24-77 24-80z"><text:p/></draw:path><draw:path draw:style-name="gr76" draw:text-style-name="P61" svg:width="0.0382in" svg:height="0.1657in" svg:x="1.0484in" svg:y="0in" svg:viewBox="0 0 98 422" svg:d="M98 419c0-2 0-3-7-10-53-53-66-133-66-198 0-73 16-146 69-199 4-5 4-6 4-8 0-3-1-4-4-4-4 0-42 29-68 83-21 45-26 92-26 128 0 34 5 84 28 132 26 53 62 79 66 79 3 0 4-1 4-3z"><text:p/></draw:path><draw:path draw:style-name="gr77" draw:text-style-name="P61" svg:width="0.0827in" svg:height="0.0752in" svg:x="1.1016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78" draw:text-style-name="P61" svg:width="0.035in" svg:height="0.078in" svg:x="1.1972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79" draw:text-style-name="P61" svg:width="0.0783in" svg:height="0.0059in" svg:x="1.2512in" svg:y="0.1173in" svg:viewBox="0 0 200 16" svg:d="M190 16c3 0 10 0 10-9 0-7-6-7-10-7h-178c-5 0-12 0-12 7 0 9 7 9 12 9z"><text:p/></draw:path><draw:path draw:style-name="gr80" draw:text-style-name="P61" svg:width="0.0421in" svg:height="0.0772in" svg:x="1.3551in" svg:y="0.072in" svg:viewBox="0 0 108 197" svg:d="M67 8c0-8-1-8-8-8-19 18-47 19-59 19v11c7 0 26 0 43-8v151c0 9 0 13-30 13h-11v11c5 0 42-1 53-1 10 0 47 1 53 1v-11h-11c-30 0-30-4-30-13z"><text:p/></draw:path><draw:path draw:style-name="gr81" draw:text-style-name="P61" svg:width="0.0382in" svg:height="0.1657in" svg:x="1.4272in" svg:y="0in" svg:viewBox="0 0 98 422" svg:d="M98 211c0-32-4-84-27-132-25-51-63-79-67-79-2 0-4 2-4 4s0 3 7 10c43 41 67 108 67 197 0 72-15 146-68 199-6 6-6 7-6 9s2 3 4 3c4 0 43-29 68-83 22-45 26-92 26-128z"><text:p/></draw:path><draw:polygon draw:style-name="gr82" draw:text-style-name="P61" svg:width="0.5949in" svg:height="0.0067in" svg:x="0.9102in" svg:y="0.1921in" svg:viewBox="0 0 1512 18" draw:points="756,18 0,18 0,0 1512,0 1512,18"><text:p/></draw:polygon><draw:path draw:style-name="gr83" draw:text-style-name="P61" svg:width="0.0827in" svg:height="0.1512in" svg:x="0.9185in" svg:y="0.233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 0 24-16 24-23 0-9-9-14-17-14-11 0-23 9-23 25 0 19 18 30 36 30 24 0 40-25 48-42 14-26 24-77 24-80z"><text:p/></draw:path><draw:path draw:style-name="gr84" draw:text-style-name="P61" svg:width="0.0287in" svg:height="0.0602in" svg:x="1.0146in" svg:y="0.2374in" svg:viewBox="0 0 74 154" svg:d="M72 26c2-4 2-8 2-9 0-10-8-17-16-17-12 0-16 10-17 14l-39 129c-1 0-2 3-2 3 0 5 10 8 12 8 1 0 2 0 5-5z"><text:p/></draw:path><draw:path draw:style-name="gr85" draw:text-style-name="P61" svg:width="0.0382in" svg:height="0.1657in" svg:x="1.072in" svg:y="0.226in" svg:viewBox="0 0 98 422" svg:d="M98 419c0-2 0-3-7-10-53-53-66-133-66-198 0-73 16-146 69-199 4-5 4-6 4-8 0-3-1-4-4-4-4 0-42 29-68 83-21 45-26 92-26 128 0 34 5 84 28 132 26 53 62 79 66 79 3 0 4-1 4-3z"><text:p/></draw:path><draw:path draw:style-name="gr86" draw:text-style-name="P61" svg:width="0.0827in" svg:height="0.0752in" svg:x="1.1252in" svg:y="0.2776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87" draw:text-style-name="P61" svg:width="0.035in" svg:height="0.078in" svg:x="1.2209in" svg:y="0.2984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88" draw:text-style-name="P61" svg:width="0.0783in" svg:height="0.0059in" svg:x="1.2748in" svg:y="0.3433in" svg:viewBox="0 0 200 16" svg:d="M190 16c3 0 10 0 10-9 0-7-6-7-10-7h-178c-5 0-12 0-12 7 0 9 7 9 12 9z"><text:p/></draw:path><draw:path draw:style-name="gr89" draw:text-style-name="P61" svg:width="0.0421in" svg:height="0.0772in" svg:x="1.3787in" svg:y="0.2984in" svg:viewBox="0 0 108 197" svg:d="M67 8c0-8-1-8-8-8-19 18-47 19-59 19v11c7 0 26 0 43-8v151c0 9 0 13-30 13h-11v11c5 0 42-1 53-1 10 0 47 1 53 1v-11h-11c-30 0-30-4-30-13z"><text:p/></draw:path><draw:path draw:style-name="gr90" draw:text-style-name="P61" svg:width="0.0382in" svg:height="0.1657in" svg:x="1.4496in" svg:y="0.226in" svg:viewBox="0 0 98 422" svg:d="M98 211c0-32-4-84-27-132-25-51-63-79-67-79-2 0-4 2-4 4s0 3 7 10c43 41 67 108 67 197 0 72-15 146-68 199-6 6-6 7-6 9s2 3 4 3c4 0 43-29 68-83 22-45 26-92 26-128z"><text:p/></draw:path></draw:g></text:span><text:span text:style-name="T19">,</text:span></text:p>
      <text:p text:style-name="P36"><text:span text:style-name="T19"/></text:p>
      <text:p text:style-name="P42"><text:span text:style-name="T16">przy czym wartoś</text:span><text:span text:style-name="T20">ć</text:span><text:span text:style-name="T16"> początkowa </text:span><text:span text:style-name="T16"><draw:g text:anchor-type="as-char" svg:y="-0.1154in" draw:z-index="10" draw:style-name="gr1"><svg:title>TexMaths</svg:title><svg:desc>12§display§x_{0}\in&lt;a, b&gt;§svg§600§FALSE§</svg:desc><draw:polygon draw:style-name="gr108" draw:text-style-name="P60" svg:width="0.8795in" svg:height="0.1307in" svg:x="0.0031in" svg:y="0.0087in" svg:viewBox="0 0 2235 333" draw:points="1117,333 0,333 0,0 2235,0 2235,333"><text:p/></draw:polygon><draw:path draw:style-name="gr109" draw:text-style-name="P61" svg:width="0.0827in" svg:height="0.0752in" svg:x="0in" svg:y="0.0421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draw:path draw:style-name="gr110" draw:text-style-name="P61" svg:width="0.0539in" svg:height="0.0791in" svg:x="0.0961in" svg:y="0.0634in" svg:viewBox="0 0 138 202" svg:d="M138 103c0-34-4-57-18-77-8-14-26-26-50-26-70 0-70 80-70 103 0 20 0 99 70 99 68 0 68-79 68-99zM70 194c-15 0-33-8-39-32-5-17-5-42-5-64 0-21 0-43 5-60 6-24 25-30 39-30 15 0 31 10 36 28 4 14 6 37 6 62 0 22 0 43-5 62-6 28-27 34-37 34z"><text:p/></draw:path><draw:path draw:style-name="gr111" draw:text-style-name="P61" svg:width="0.0831in" svg:height="0.0965in" svg:x="0.2244in" svg:y="0.0256in" svg:viewBox="0 0 212 246" svg:d="M197 132c7 0 15 0 15-10 0-8-8-8-15-8h-180c5-57 54-97 114-97h66c7 0 15 0 15-9 0-8-8-8-15-8h-67c-72 0-130 55-130 122s58 124 130 124h67c7 0 15 0 15-9s-8-9-15-9h-66c-60 0-109-40-114-96z"><text:p/></draw:path><draw:path draw:style-name="gr112" draw:text-style-name="P61" svg:width="0.1012in" svg:height="0.0965in" svg:x="0.3354in" svg:y="0.0256in" svg:viewBox="0 0 258 246" svg:d="M251 18c5-2 7-5 7-10 0-4-4-8-7-8s-4 0-9 2l-235 111c-3 2-7 4-7 9s4 7 7 10l235 110c5 4 6 4 9 4s7-4 7-9-2-7-7-9l-222-106z"><text:p/></draw:path><draw:path draw:style-name="gr113" draw:text-style-name="P61" svg:width="0.076in" svg:height="0.0752in" svg:x="0.5031in" svg:y="0.0421in" svg:viewBox="0 0 194 192" svg:d="M142 26c-9-14-21-26-40-26-49 0-102 62-102 123 0 41 23 69 56 69 9 0 30-3 56-32 3 17 18 32 38 32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114" draw:text-style-name="P61" svg:width="0.0193in" svg:height="0.0496in" svg:x="0.5988in" svg:y="0.0972in" svg:viewBox="0 0 50 127" svg:d="M50 44c0-27-10-44-27-44-15 0-23 11-23 22 0 12 8 24 23 24 5 0 11-3 14-6 3-2 3-2 4-2v6c0 31-15 58-29 71-5 5-5 6-5 7 0 4 1 5 5 5 5 0 38-34 38-83z"><text:p/></draw:path><draw:path draw:style-name="gr115" draw:text-style-name="P61" svg:width="0.061in" svg:height="0.1169in" svg:x="0.6661in" svg:y="0in" svg:viewBox="0 0 156 298" svg:d="M82 5c0-1 0-5-6-5-10 0-40 4-52 4-2 1-7 1-7 8 0 6 3 6 9 6 21 0 22 4 22 7s-4 17-7 25l-34 139c-5 21-7 28-7 43 0 39 22 66 54 66 49 0 102-63 102-123 0-40-23-68-56-68-20 0-38 12-50 25zM41 164c3-8 3-9 7-14 22-28 40-34 50-34 16 0 28 12 28 40 0 24-14 73-23 90-13 27-33 43-49 43-14 0-28-12-28-42 0-10 0-17 6-43z"><text:p/></draw:path><draw:path draw:style-name="gr116" draw:text-style-name="P61" svg:width="0.1012in" svg:height="0.0965in" svg:x="0.7898in" svg:y="0.0256in" svg:viewBox="0 0 258 246" svg:d="M251 132c5-3 7-5 7-10s-2-7-7-9l-234-111c-6-2-7-2-9-2-4 0-8 4-8 8s2 6 7 10l223 104-223 106c-5 2-7 4-7 9s4 9 8 9c2 0 3 0 9-4z"><text:p/></draw:path></draw:g></text:span><text:span text:style-name="T16"><text:s/>musi być przez nas wybrana. </text:span><text:span text:style-name="T21">Do uzyskania wartości funkcji </text:span></text:p>
      <text:p text:style-name="P42"><text:span text:style-name="T22">i jej </text:span><text:span text:style-name="T21">pochodnej w punkcie </text:span><text:span text:style-name="T21"><draw:g text:anchor-type="as-char" svg:y="-0.0654in" draw:z-index="14" draw:style-name="gr1"><svg:title>TexMaths</svg:title><svg:desc>12§display§x_{i-1}§svg§600§FALSE§</svg:desc><draw:polygon draw:style-name="gr132" draw:text-style-name="P60" svg:width="0.2835in" svg:height="0.0827in" svg:x="0.0031in" svg:y="0.0087in" svg:viewBox="0 0 721 211" draw:points="361,211 0,211 0,0 721,0 721,211"><text:p/></draw:polygon><draw:path draw:style-name="gr133" draw:text-style-name="P61" svg:width="0.0827in" svg:height="0.0752in" svg:x="0in" svg:y="0in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4 11-4 21-12 21-23 0-12-10-16-17-16-12 0-23 11-23 25 0 20 22 28 40 28 28 0 44-30 44-32 5 15 20 32 46 32 44 0 68-55 68-65 0-5-5-5-5-5-5 0-5 2-6 5-13 46-43 55-56 55-17 0-23-13-23-27 0-10 2-19 7-37z"><text:p/></draw:path><draw:path draw:style-name="gr134" draw:text-style-name="P61" svg:width="0.035in" svg:height="0.078in" svg:x="0.0953in" svg:y="0.0213in" svg:viewBox="0 0 90 199" svg:d="M83 12c0-5-4-12-12-12-9 0-17 7-17 17 0 5 4 11 12 11s17-9 17-16zM22 162c-2 4-3 7-3 12 0 14 12 25 28 25 31 0 43-41 43-44 0-5-4-5-5-5-3 0-3 2-6 5-6 24-19 36-31 36-6 0-7-4-7-11 0-6 2-11 5-18 3-8 6-17 9-24s13-35 15-37c1-3 2-7 2-10 0-14-12-25-29-25-30 0-43 41-43 46 0 3 4 3 5 3 5 0 5-2 6-5 7-26 20-36 31-36 5 0 8 3 8 10s-2 12-9 30z"><text:p/></draw:path><draw:path draw:style-name="gr135" draw:text-style-name="P61" svg:width="0.0783in" svg:height="0.0059in" svg:x="0.1496in" svg:y="0.0661in" svg:viewBox="0 0 200 16" svg:d="M188 16c5 0 12 0 12-9 0-7-7-7-12-7h-176c-5 0-12 0-12 7 0 9 7 9 12 9z"><text:p/></draw:path><draw:path draw:style-name="gr136" draw:text-style-name="P61" svg:width="0.0421in" svg:height="0.0772in" svg:x="0.2531in" svg:y="0.0213in" svg:viewBox="0 0 108 197" svg:d="M67 8c0-8 0-8-8-8-19 18-47 19-59 19v11c7 0 26 0 43-8v151c0 9 0 13-30 13h-11v11c5 0 42-1 53-1 10 0 47 1 53 1v-11h-11c-30 0-30-4-30-13z"><text:p/></draw:path></draw:g></text:span><text:span text:style-name="T21"><text:s/>możemy </text:span><text:span text:style-name="T22">wykorzystać dwukrotne dzielenie </text:span><text:span text:style-name="T22"><draw:g text:anchor-type="as-char" svg:y="-0.1252in" draw:z-index="15" draw:style-name="gr1"><svg:title>TexMaths</svg:title><svg:desc>12§display§f(x)§svg§600§FALSE§</svg:desc><draw:polygon draw:style-name="gr137" draw:text-style-name="P60" svg:width="0.2894in" svg:height="0.1492in" svg:x="0in" svg:y="0.0083in" svg:viewBox="0 0 736 380" draw:points="368,380 0,380 0,0 736,0 736,380"><text:p/></draw:polygon><draw:path draw:style-name="gr138" draw:text-style-name="P61" svg:width="0.0827in" svg:height="0.1512in" svg:x="0.0004in" svg:y="0.0075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139" draw:text-style-name="P61" svg:width="0.0382in" svg:height="0.1657in" svg:x="0.1071in" svg:y="0.0004in" svg:viewBox="0 0 98 422" svg:d="M98 419c0-1 0-3-7-10-53-53-66-133-66-198 0-73 16-146 68-199 5-5 5-6 5-8 0-3-1-4-5-4-3 0-41 29-67 83-21 45-26 92-26 128 0 34 5 84 28 132 26 53 62 79 65 79 4 0 5-1 5-3z"><text:p/></draw:path><draw:path draw:style-name="gr140" draw:text-style-name="P61" svg:width="0.0827in" svg:height="0.0752in" svg:x="0.1598in" svg:y="0.0512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141" draw:text-style-name="P61" svg:width="0.0382in" svg:height="0.1657in" svg:x="0.2594in" svg:y="0.0004in" svg:viewBox="0 0 98 422" svg:d="M98 211c0-32-5-84-27-132-25-51-63-79-67-79-2 0-4 2-4 4s0 3 7 10c43 41 67 108 67 197 0 72-15 147-68 199-6 6-6 8-6 9 0 2 2 3 4 3 4 0 43-28 68-82 21-46 26-93 26-129z"><text:p/></draw:path></draw:g></text:span><text:span text:style-name="T22"><text:s/>przez </text:span></text:p>
      <text:p text:style-name="P42"><text:span text:style-name="T22">dwumian </text:span><text:span text:style-name="T22"><draw:g text:anchor-type="as-char" svg:y="-0.1252in" draw:z-index="16" draw:style-name="gr1"><svg:title>TexMaths</svg:title><svg:desc>12§display§(x-x_{i-1})§svg§600§FALSE§</svg:desc><draw:polygon draw:style-name="gr142" draw:text-style-name="P60" svg:width="0.7138in" svg:height="0.1492in" svg:x="0in" svg:y="0.0083in" svg:viewBox="0 0 1814 380" draw:points="907,380 0,380 0,0 1814,0 1814,380"><text:p/></draw:polygon><draw:path draw:style-name="gr143" draw:text-style-name="P61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144" draw:text-style-name="P61" svg:width="0.0827in" svg:height="0.0752in" svg:x="0.0614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145" draw:text-style-name="P61" svg:width="0.1012in" svg:height="0.0067in" svg:x="0.2016in" svg:y="0.0799in" svg:viewBox="0 0 258 18" svg:d="M244 18c7 0 14 0 14-10 0-8-7-8-14-8h-230c-7 0-14 0-14 8 0 10 7 10 14 10z"><text:p/></draw:path><draw:path draw:style-name="gr146" draw:text-style-name="P61" svg:width="0.0827in" svg:height="0.0752in" svg:x="0.3591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147" draw:text-style-name="P61" svg:width="0.035in" svg:height="0.078in" svg:x="0.4543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148" draw:text-style-name="P61" svg:width="0.0783in" svg:height="0.0059in" svg:x="0.5083in" svg:y="0.1173in" svg:viewBox="0 0 200 16" svg:d="M190 16c3 0 10 0 10-9 0-7-6-7-10-7h-178c-5 0-12 0-12 7 0 9 7 9 12 9z"><text:p/></draw:path><draw:path draw:style-name="gr149" draw:text-style-name="P61" svg:width="0.0421in" svg:height="0.0772in" svg:x="0.6122in" svg:y="0.072in" svg:viewBox="0 0 108 197" svg:d="M67 8c0-8-1-8-8-8-19 18-47 19-59 19v11c7 0 26 0 43-8v151c0 9 0 13-30 13h-11v11c5 0 42-1 53-1 10 0 47 1 53 1v-11h-11c-30 0-30-4-30-13z"><text:p/></draw:path><draw:path draw:style-name="gr150" draw:text-style-name="P61" svg:width="0.0382in" svg:height="0.1657in" svg:x="0.6839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22">. </text:span><text:span text:style-name="T25">Po wykonaniu dzielenia uzyskujemy:</text:span></text:p>
      <text:p text:style-name="P42"><text:span text:style-name="T22"/></text:p>
      <text:p text:style-name="P45"><text:span text:style-name="T22"><draw:g text:anchor-type="as-char" svg:y="-0.1453in" draw:z-index="20" draw:style-name="gr1"><svg:title>TexMaths</svg:title><svg:desc>12§display§f(x) = (x-x_{i-1})^{2}(c_{n-2}x^{n-2} + c_{n-3}x^{n-3} + ... + c_{1}x + c_{0}) + R'(x-x_{i-1}) + R§svg§600§FALSE§</svg:desc><draw:polygon draw:style-name="gr183" draw:text-style-name="P60" svg:width="5.6433in" svg:height="0.1705in" svg:x="0.1862in" svg:y="0.0083in" svg:viewBox="0 0 14335 434" draw:points="7168,434 0,434 0,0 14335,0 14335,434"><text:p/></draw:polygon><draw:path draw:style-name="gr184" draw:text-style-name="P61" svg:width="0.0827in" svg:height="0.1512in" svg:x="0in" svg:y="0.0287in" svg:viewBox="0 0 211 385" svg:d="M133 128h37c8 0 12 0 12-7 0-5-4-5-12-5h-34l8-49c2-8 7-38 11-43 3-8 11-14 20-14 1 0 12 0 19 7-18 1-21 17-21 23 0 10 7 15 15 15 11 0 23-9 23-26 0-19-19-29-36-29-14 0-42 7-54 50-3 9-3 12-14 66h-29c-8 0-13 0-13 8 0 4 3 4 12 4h27l-31 168c-8 41-15 80-37 80-1 0-12 0-20-8 20-1 24-16 24-24 0-9-9-14-17-14-11 0-23 10-23 25 0 19 18 30 36 30 24 0 40-25 48-41 14-27 24-78 24-81z"><text:p/></draw:path><draw:path draw:style-name="gr185" draw:text-style-name="P61" svg:width="0.0382in" svg:height="0.1657in" svg:x="0.1067in" svg:y="0.0213in" svg:viewBox="0 0 98 422" svg:d="M98 419c0-1 0-3-7-10-53-53-66-132-66-198 0-73 16-146 69-199 4-5 4-6 4-8 0-3-1-4-4-4-4 0-42 29-68 83-21 45-26 92-26 128 0 34 5 85 28 133 26 52 62 78 66 78 3 0 4-1 4-3z"><text:p/></draw:path><draw:path draw:style-name="gr186" draw:text-style-name="P61" svg:width="0.0827in" svg:height="0.0752in" svg:x="0.1598in" svg:y="0.07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187" draw:text-style-name="P61" svg:width="0.0382in" svg:height="0.1657in" svg:x="0.2594in" svg:y="0.0213in" svg:viewBox="0 0 98 422" svg:d="M98 211c0-32-4-84-27-132-25-51-63-79-67-79-2 0-4 2-4 4s0 3 7 10c43 41 67 108 67 197 0 72-15 148-68 201-6 4-6 6-6 7 0 2 2 3 4 3 4 0 43-28 68-82 22-46 26-93 26-129z"><text:p/></draw:path><draw:path draw:style-name="gr188" draw:text-style-name="P61" svg:width="0.1102in" svg:height="0.039in" svg:x="0.3701in" svg:y="0.0843in" svg:viewBox="0 0 281 100" svg:d="M266 17c8 0 15 0 15-9 0-8-7-8-13-8h-254c-7 0-14 0-14 8 0 9 7 9 14 9zM268 100c6 0 13 0 13-9 0-8-7-8-15-8h-252c-7 0-14 0-14 8 0 9 7 9 14 9z"><text:p/></draw:path><draw:path draw:style-name="gr189" draw:text-style-name="P61" svg:width="0.0382in" svg:height="0.1657in" svg:x="0.5524in" svg:y="0.0213in" svg:viewBox="0 0 98 422" svg:d="M98 419c0-1 0-3-7-10-53-53-66-132-66-198 0-73 16-146 69-199 4-5 4-6 4-8 0-3-1-4-4-4-4 0-42 29-68 83-21 45-26 92-26 128 0 34 5 85 28 133 26 52 62 78 66 78 3 0 4-1 4-3z"><text:p/></draw:path><draw:path draw:style-name="gr190" draw:text-style-name="P61" svg:width="0.0827in" svg:height="0.0752in" svg:x="0.6051in" svg:y="0.072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91" draw:text-style-name="P61" svg:width="0.1012in" svg:height="0.0067in" svg:x="0.7461in" svg:y="0.1012in" svg:viewBox="0 0 258 18" svg:d="M244 18c7 0 14 0 14-10 0-8-7-8-14-8h-230c-7 0-14 0-14 8 0 10 7 10 14 10z"><text:p/></draw:path><draw:path draw:style-name="gr192" draw:text-style-name="P61" svg:width="0.0827in" svg:height="0.0752in" svg:x="0.9031in" svg:y="0.07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193" draw:text-style-name="P61" svg:width="0.035in" svg:height="0.078in" svg:x="0.998in" svg:y="0.0941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194" draw:text-style-name="P61" svg:width="0.0783in" svg:height="0.0059in" svg:x="1.0524in" svg:y="0.139in" svg:viewBox="0 0 200 16" svg:d="M190 16c3 0 10 0 10-9 0-7-6-7-10-7h-178c-5 0-12 0-12 7 0 9 7 9 12 9z"><text:p/></draw:path><draw:path draw:style-name="gr195" draw:text-style-name="P61" svg:width="0.0421in" svg:height="0.0772in" svg:x="1.1563in" svg:y="0.0937in" svg:viewBox="0 0 108 197" svg:d="M67 8c0-8-1-8-8-8-19 18-47 19-59 19v11c7 0 26 0 43-8v151c0 9 0 13-30 13h-11v11c5 0 42-1 53-1 10 0 47 1 53 1v-11h-11c-30 0-30-4-30-13z"><text:p/></draw:path><draw:path draw:style-name="gr196" draw:text-style-name="P61" svg:width="0.0382in" svg:height="0.1657in" svg:x="1.228in" svg:y="0.0213in" svg:viewBox="0 0 98 422" svg:d="M98 211c0-32-4-84-27-132-25-51-63-79-67-79-2 0-4 2-4 4s0 3 7 10c43 41 67 108 67 197 0 72-15 148-68 201-6 4-6 6-6 7 0 2 2 3 4 3 4 0 43-28 68-82 22-46 26-93 26-129z"><text:p/></draw:path><draw:path draw:style-name="gr197" draw:text-style-name="P61" svg:width="0.0516in" svg:height="0.0772in" svg:x="1.2902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98" draw:text-style-name="P61" svg:width="0.0382in" svg:height="0.1657in" svg:x="1.3736in" svg:y="0.0213in" svg:viewBox="0 0 98 422" svg:d="M98 419c0-1 0-3-7-10-53-53-66-132-66-198 0-73 16-146 69-199 4-5 4-6 4-8 0-3-1-4-4-4-4 0-42 29-68 83-21 45-26 92-26 128 0 34 5 85 28 133 26 52 62 78 66 78 3 0 4-1 4-3z"><text:p/></draw:path><draw:path draw:style-name="gr199" draw:text-style-name="P61" svg:width="0.065in" svg:height="0.0752in" svg:x="1.4291in" svg:y="0.072in" svg:viewBox="0 0 166 192" svg:d="M151 26c-7 0-13 0-19 6-7 6-8 14-8 17 0 10 8 15 16 15 12 0 24-10 24-28 0-20-20-36-51-36-57 0-113 60-113 120 0 38 25 72 70 72 60 0 96-46 96-50 0-3-4-5-5-5-4 0-4 0-6 5-34 40-81 40-85 40-27 0-39-20-39-45 0-18 10-59 24-85 12-24 36-42 59-42 14 0 31 4 37 16z"><text:p/></draw:path><draw:path draw:style-name="gr200" draw:text-style-name="P61" svg:width="0.0709in" svg:height="0.0524in" svg:x="1.4988in" svg:y="0.1193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201" draw:text-style-name="P61" svg:width="0.0783in" svg:height="0.0059in" svg:x="1.5882in" svg:y="0.139in" svg:viewBox="0 0 200 16" svg:d="M190 16c3 0 10 0 10-9 0-7-6-7-10-7h-178c-5 0-12 0-12 7 0 9 7 9 12 9z"><text:p/></draw:path><draw:path draw:style-name="gr202" draw:text-style-name="P61" svg:width="0.0516in" svg:height="0.0772in" svg:x="1.687in" svg:y="0.093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203" draw:text-style-name="P61" svg:width="0.0827in" svg:height="0.0752in" svg:x="1.7587in" svg:y="0.07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204" draw:text-style-name="P61" svg:width="0.0709in" svg:height="0.0524in" svg:x="1.8543in" svg:y="0.025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205" draw:text-style-name="P61" svg:width="0.0783in" svg:height="0.0059in" svg:x="1.9433in" svg:y="0.0457in" svg:viewBox="0 0 200 16" svg:d="M190 16c3 0 10 0 10-9 0-7-6-7-10-7h-178c-5 0-12 0-12 7 0 9 7 9 12 9z"><text:p/></draw:path><draw:path draw:style-name="gr206" draw:text-style-name="P61" svg:width="0.0516in" svg:height="0.0772in" svg:x="2.0421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207" draw:text-style-name="P61" svg:width="0.1102in" svg:height="0.1106in" svg:x="2.1555in" svg:y="0.0484in" svg:viewBox="0 0 281 282" svg:d="M150 150h118c6 0 13 0 13-8 0-10-7-10-13-10h-118v-118c0-7 0-14-8-14-10 0-10 7-10 14v118h-118c-7 0-14 0-14 10 0 8 7 8 14 8h118v118c0 6 0 14 10 14 8 0 8-8 8-14z"><text:p/></draw:path><draw:path draw:style-name="gr208" draw:text-style-name="P61" svg:width="0.065in" svg:height="0.0752in" svg:x="2.3189in" svg:y="0.072in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209" draw:text-style-name="P61" svg:width="0.0709in" svg:height="0.0524in" svg:x="2.3894in" svg:y="0.1193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210" draw:text-style-name="P61" svg:width="0.0783in" svg:height="0.0059in" svg:x="2.4787in" svg:y="0.139in" svg:viewBox="0 0 200 16" svg:d="M190 16c3 0 10 0 10-9 0-7-6-7-10-7h-178c-5 0-12 0-12 7 0 9 7 9 12 9z"><text:p/></draw:path><draw:path draw:style-name="gr211" draw:text-style-name="P61" svg:width="0.0535in" svg:height="0.0795in" svg:x="2.576in" svg:y="0.0937in" svg:viewBox="0 0 137 203" svg:d="M65 98c24 0 39 16 39 48 0 36-20 47-38 47-11 0-38-3-50-20 14-1 16-11 16-17 0-10-6-16-15-16s-17 5-17 16c0 29 31 47 67 47 41 0 70-28 70-57 0-24-19-46-52-54 31-10 42-33 42-51 0-24-26-41-60-41-32 0-57 17-57 40 0 10 6 15 15 15s16-6 16-14c0-10-7-15-16-16 11-13 30-17 41-17 13 0 32 8 32 33 0 13-3 26-12 35-9 12-16 13-32 13-8 0-8 0-10 1 0 0-3 0-3 4s3 4 8 4z"><text:p/></draw:path><draw:path draw:style-name="gr212" draw:text-style-name="P61" svg:width="0.0827in" svg:height="0.0752in" svg:x="2.6492in" svg:y="0.072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213" draw:text-style-name="P61" svg:width="0.0709in" svg:height="0.0524in" svg:x="2.7445in" svg:y="0.025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214" draw:text-style-name="P61" svg:width="0.0783in" svg:height="0.0059in" svg:x="2.8339in" svg:y="0.0457in" svg:viewBox="0 0 200 16" svg:d="M190 16c3 0 10 0 10-9 0-7-6-7-10-7h-178c-5 0-12 0-12 7 0 9 7 9 12 9z"><text:p/></draw:path><draw:path draw:style-name="gr215" draw:text-style-name="P61" svg:width="0.0535in" svg:height="0.0795in" svg:x="2.9319in" svg:y="0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3 26-12 35-9 12-16 13-32 13-8 0-8 0-10 1 0 0-3 0-3 4s3 4 8 4z"><text:p/></draw:path><draw:path draw:style-name="gr216" draw:text-style-name="P61" svg:width="0.1102in" svg:height="0.1106in" svg:x="3.0461in" svg:y="0.0484in" svg:viewBox="0 0 281 282" svg:d="M150 150h118c6 0 13 0 13-8 0-10-7-10-13-10h-118v-118c0-7 0-14-8-14-10 0-10 7-10 14v118h-118c-7 0-14 0-14 10 0 8 7 8 14 8h118v118c0 6 0 14 10 14 8 0 8-8 8-14z"><text:p/></draw:path><draw:path draw:style-name="gr217" draw:text-style-name="P61" svg:width="0.0177in" svg:height="0.0177in" svg:x="3.2169in" svg:y="0.1283in" svg:viewBox="0 0 46 46" svg:d="M46 23c0-12-10-23-23-23-12 0-23 11-23 23 0 13 11 23 23 23 13 0 23-10 23-23z"><text:p/></draw:path><draw:path draw:style-name="gr218" draw:text-style-name="P61" svg:width="0.0177in" svg:height="0.0177in" svg:x="3.263in" svg:y="0.1283in" svg:viewBox="0 0 46 46" svg:d="M46 23c0-12-10-23-23-23-12 0-23 11-23 23 0 13 11 23 23 23 13 0 23-10 23-23z"><text:p/></draw:path><draw:path draw:style-name="gr219" draw:text-style-name="P61" svg:width="0.0177in" svg:height="0.0177in" svg:x="3.3091in" svg:y="0.1283in" svg:viewBox="0 0 46 46" svg:d="M46 23c0-12-10-23-23-23-12 0-23 11-23 23 0 13 11 23 23 23 13 0 23-10 23-23z"><text:p/></draw:path><draw:path draw:style-name="gr220" draw:text-style-name="P61" svg:width="0.1102in" svg:height="0.1106in" svg:x="3.387in" svg:y="0.0484in" svg:viewBox="0 0 281 282" svg:d="M150 150h118c6 0 13 0 13-8 0-10-7-10-13-10h-118v-118c0-7 0-14-8-14-10 0-10 7-10 14v118h-118c-7 0-14 0-14 10 0 8 7 8 14 8h118v118c0 6 0 14 10 14 8 0 8-8 8-14z"><text:p/></draw:path><draw:path draw:style-name="gr221" draw:text-style-name="P61" svg:width="0.065in" svg:height="0.0752in" svg:x="3.5508in" svg:y="0.072in" svg:viewBox="0 0 166 192" svg:d="M151 26c-7 0-13 0-19 6-7 6-8 14-8 17 0 10 8 15 16 15 12 0 24-10 24-28 0-20-20-36-51-36-57 0-113 60-113 120 0 38 25 72 70 72 60 0 96-46 96-50 0-3-4-5-5-5-4 0-4 0-6 5-34 40-81 40-85 40-27 0-39-20-39-45 0-18 10-59 24-85 12-24 36-42 59-42 14 0 31 4 37 16z"><text:p/></draw:path><draw:path draw:style-name="gr222" draw:text-style-name="P61" svg:width="0.0421in" svg:height="0.0772in" svg:x="3.6287in" svg:y="0.0937in" svg:viewBox="0 0 108 197" svg:d="M67 8c0-8 0-8-8-8-19 18-47 19-59 19v11c7 0 26 0 43-8v151c0 9 0 13-30 13h-11v11c5 0 42-1 53-1 10 0 47 1 53 1v-11h-11c-30 0-30-4-30-13z"><text:p/></draw:path><draw:path draw:style-name="gr223" draw:text-style-name="P61" svg:width="0.0827in" svg:height="0.0752in" svg:x="3.6953in" svg:y="0.072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224" draw:text-style-name="P61" svg:width="0.1102in" svg:height="0.1106in" svg:x="3.8311in" svg:y="0.0484in" svg:viewBox="0 0 281 282" svg:d="M150 150h118c6 0 13 0 13-8 0-10-7-10-13-10h-118v-118c0-7 0-14-8-14-10 0-10 7-10 14v118h-118c-7 0-14 0-14 10 0 8 7 8 14 8h118v118c0 6 0 14 10 14 8 0 8-8 8-14z"><text:p/></draw:path><draw:path draw:style-name="gr225" draw:text-style-name="P61" svg:width="0.065in" svg:height="0.0752in" svg:x="3.9953in" svg:y="0.072in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226" draw:text-style-name="P61" svg:width="0.0539in" svg:height="0.0795in" svg:x="4.0661in" svg:y="0.0937in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227" draw:text-style-name="P61" svg:width="0.0382in" svg:height="0.1657in" svg:x="4.1441in" svg:y="0.0213in" svg:viewBox="0 0 98 422" svg:d="M98 211c0-32-4-84-27-132-25-51-63-79-67-79-2 0-4 2-4 4s0 3 7 10c43 41 67 108 67 197 0 72-15 148-68 201-6 4-6 6-6 7 0 2 2 3 4 3 4 0 43-28 68-82 22-46 26-93 26-129z"><text:p/></draw:path><draw:path draw:style-name="gr228" draw:text-style-name="P61" svg:width="0.1102in" svg:height="0.1106in" svg:x="4.2449in" svg:y="0.0484in" svg:viewBox="0 0 281 282" svg:d="M150 150h118c6 0 13 0 13-8 0-10-7-10-13-10h-118v-118c0-7 0-14-8-14-10 0-10 7-10 14v118h-118c-7 0-14 0-14 10 0 8 7 8 14 8h118v118c0 6 0 14 10 14 8 0 8-8 8-14z"><text:p/></draw:path><draw:path draw:style-name="gr229" draw:text-style-name="P61" svg:width="0.1185in" svg:height="0.1173in" svg:x="4.4091in" svg:y="0.032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6 0 46 52 46 58 46 35 0 50-43 50-49 0-5-4-5-6-5-3 0-3 3-4 6-11 31-29 38-39 38-14 0-17-9-17-26 0-13 3-35 4-48 1-6 2-15 2-21 0-32-28-44-39-49z"><text:p/></draw:path><draw:path draw:style-name="gr230" draw:text-style-name="P61" svg:width="0.0287in" svg:height="0.0602in" svg:x="4.5346in" svg:y="0.0126in" svg:viewBox="0 0 74 154" svg:d="M72 26c2-4 2-8 2-9 0-10-8-17-16-17-12 0-16 10-17 14l-39 129c-1 0-2 3-2 3 0 5 10 8 12 8 1 0 2 0 5-5z"><text:p/></draw:path><draw:path draw:style-name="gr231" draw:text-style-name="P61" svg:width="0.0382in" svg:height="0.1657in" svg:x="4.5921in" svg:y="0.0213in" svg:viewBox="0 0 98 422" svg:d="M98 419c0-1 0-3-7-10-53-53-66-132-66-198 0-73 16-146 69-199 4-5 4-6 4-8 0-3-1-4-4-4-4 0-42 29-68 83-21 45-26 92-26 128 0 34 5 85 28 133 26 52 62 78 66 78 3 0 4-1 4-3z"><text:p/></draw:path><draw:path draw:style-name="gr232" draw:text-style-name="P61" svg:width="0.0827in" svg:height="0.0752in" svg:x="4.6453in" svg:y="0.072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233" draw:text-style-name="P61" svg:width="0.1012in" svg:height="0.0067in" svg:x="4.7858in" svg:y="0.1012in" svg:viewBox="0 0 258 18" svg:d="M244 18c7 0 14 0 14-10 0-8-7-8-14-8h-230c-7 0-14 0-14 8 0 10 7 10 14 10z"><text:p/></draw:path><draw:path draw:style-name="gr234" draw:text-style-name="P61" svg:width="0.0827in" svg:height="0.0752in" svg:x="4.9429in" svg:y="0.07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235" draw:text-style-name="P61" svg:width="0.035in" svg:height="0.078in" svg:x="5.0386in" svg:y="0.0941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236" draw:text-style-name="P61" svg:width="0.0783in" svg:height="0.0059in" svg:x="5.0925in" svg:y="0.139in" svg:viewBox="0 0 200 16" svg:d="M190 16c3 0 10 0 10-9 0-7-6-7-10-7h-178c-5 0-12 0-12 7 0 9 7 9 12 9z"><text:p/></draw:path><draw:path draw:style-name="gr237" draw:text-style-name="P61" svg:width="0.0421in" svg:height="0.0772in" svg:x="5.1965in" svg:y="0.0937in" svg:viewBox="0 0 108 197" svg:d="M67 8c0-8 0-8-8-8-19 18-47 19-59 19v11c7 0 26 0 43-8v151c0 9 0 13-30 13h-11v11c5 0 42-1 53-1 10 0 47 1 53 1v-11h-11c-30 0-30-4-30-13z"><text:p/></draw:path><draw:path draw:style-name="gr238" draw:text-style-name="P61" svg:width="0.0382in" svg:height="0.1657in" svg:x="5.2677in" svg:y="0.0213in" svg:viewBox="0 0 98 422" svg:d="M98 211c0-32-4-84-27-132-25-51-63-79-67-79-2 0-4 2-4 4s0 3 7 10c43 41 67 108 67 197 0 72-15 148-68 201-6 4-6 6-6 7 0 2 2 3 4 3 4 0 43-28 68-82 22-46 26-93 26-129z"><text:p/></draw:path><draw:path draw:style-name="gr239" draw:text-style-name="P61" svg:width="0.1102in" svg:height="0.1106in" svg:x="5.3693in" svg:y="0.0484in" svg:viewBox="0 0 281 282" svg:d="M150 150h118c6 0 13 0 13-8 0-10-7-10-13-10h-118v-118c0-7 0-14-8-14-10 0-10 7-10 14v118h-118c-7 0-14 0-14 10 0 8 7 8 14 8h118v118c0 6 0 14 10 14 8 0 8-8 8-14z"><text:p/></draw:path><draw:path draw:style-name="gr240" draw:text-style-name="P61" svg:width="0.1185in" svg:height="0.1173in" svg:x="5.5327in" svg:y="0.032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6 0 46 52 46 58 46 35 0 50-43 50-49 0-5-4-5-6-5-3 0-3 3-4 6-11 31-29 38-39 38-14 0-17-9-17-26 0-13 3-35 4-48 1-6 2-15 2-21 0-32-28-44-39-49z"><text:p/></draw:path></draw:g></text:span><text:span text:style-name="T22">,</text:span></text:p>
      <text:p text:style-name="P44"><text:span text:style-name="T22"/></text:p>
      <text:p text:style-name="P47"><text:span text:style-name="T16">gdzie wartości </text:span><text:span text:style-name="T16"><draw:g text:anchor-type="as-char" svg:y="-0.1335in" draw:z-index="17" draw:style-name="gr1"><svg:title>TexMaths</svg:title><svg:desc>12§display§R', R§svg§600§FALSE§</svg:desc><draw:polygon draw:style-name="gr151" draw:text-style-name="P60" svg:width="0.3563in" svg:height="0.1492in" svg:x="0.0016in" svg:y="0.0087in" svg:viewBox="0 0 906 380" draw:points="454,380 0,380 0,0 906,0 906,380"><text:p/></draw:polygon><draw:path draw:style-name="gr152" draw:text-style-name="P61" svg:width="0.1185in" svg:height="0.1173in" svg:x="0in" svg:y="0.0201in" svg:viewBox="0 0 302 299" svg:d="M142 29c2-10 3-15 12-16 3 0 16 0 25 0 30 0 78 0 78 42 0 15-7 43-24 60-11 11-34 24-72 24h-47zM203 145c42-9 92-38 92-81 0-38-38-64-93-64h-120c-9 0-12 0-12 8 0 5 3 5 10 5 2 0 9 0 17 1 7 0 11 2 11 8 0 0 0 2-1 7l-57 227c-4 17-4 19-38 19-8 0-12 0-12 10 0 4 5 4 6 4 12 0 41-1 54-1 11 0 41 1 53 1 3 0 8 0 8-9 0-5-3-5-12-5-15 0-27 0-27-7 0-3 1-4 2-7l28-112h49c38 0 47 24 47 38 0 8-4 21-6 30-3 11-8 27-8 35 0 47 52 47 58 47 35 0 50-43 50-49 0-5-4-5-6-5-3 0-3 2-4 6-11 31-29 38-39 38-14 0-17-9-17-26 0-13 3-35 4-48 1-6 2-14 2-20 0-33-28-45-39-50z"><text:p/></draw:path><draw:path draw:style-name="gr153" draw:text-style-name="P61" svg:width="0.0287in" svg:height="0.0602in" svg:x="0.126in" svg:y="0in" svg:viewBox="0 0 74 154" svg:d="M72 26c2-4 2-8 2-9 0-10-8-17-16-17-12 0-16 10-17 14l-39 129c-1 0-2 4-2 4 0 4 10 7 12 7 1 0 2 0 5-5z"><text:p/></draw:path><draw:path draw:style-name="gr154" draw:text-style-name="P61" svg:width="0.0193in" svg:height="0.0496in" svg:x="0.1815in" svg:y="0.1161in" svg:viewBox="0 0 50 127" svg:d="M50 44c0-27-10-44-27-44-15 0-23 11-23 22 0 12 8 24 23 24 5 0 11-3 14-6 3-2 3-2 4-2v6c0 32-15 58-29 71-5 5-5 6-5 8 0 3 1 4 5 4 5 0 38-33 38-83z"><text:p/></draw:path><draw:path draw:style-name="gr155" draw:text-style-name="P61" svg:width="0.1185in" svg:height="0.1173in" svg:x="0.2476in" svg:y="0.0201in" svg:viewBox="0 0 302 299" svg:d="M142 29c2-10 3-15 12-16 3 0 16 0 25 0 30 0 78 0 78 42 0 15-7 43-24 60-11 11-34 24-72 24h-47zM203 145c42-9 92-38 92-81 0-38-38-64-93-64h-120c-9 0-12 0-12 8 0 5 3 5 10 5 2 0 9 0 17 1 7 0 11 2 11 8 0 0 0 2-1 7l-57 227c-4 17-4 19-38 19-8 0-12 0-12 10 0 4 5 4 6 4 12 0 41-1 54-1 11 0 41 1 53 1 3 0 8 0 8-9 0-5-3-5-12-5-15 0-27 0-27-7 0-3 1-4 2-7l28-112h49c38 0 47 24 47 38 0 8-4 21-6 30-3 11-8 27-8 35 0 47 52 47 58 47 35 0 50-43 50-49 0-5-4-5-6-5-3 0-3 2-4 6-11 31-29 38-39 38-14 0-17-9-17-26 0-13 3-35 4-48 1-6 2-14 2-20 0-33-28-45-39-50z"><text:p/></draw:path></draw:g></text:span><text:span text:style-name="T16"><text:s/>odpowiadają </text:span><text:span text:style-name="T16"><draw:g text:anchor-type="as-char" svg:y="-0.1335in" draw:z-index="18" draw:style-name="gr1"><svg:title>TexMaths</svg:title><svg:desc>12§display§f'(x_{i-1}) = R', f(x_{i-1}) = R§svg§600§FALSE§</svg:desc><draw:polygon draw:style-name="gr156" draw:text-style-name="P60" svg:width="1.9425in" svg:height="0.1583in" svg:x="0in" svg:y="0.0087in" svg:viewBox="0 0 4935 403" draw:points="2468,403 0,403 0,0 4935,0 4935,403"><text:p/></draw:polygon><draw:path draw:style-name="gr157" draw:text-style-name="P61" svg:width="0.0827in" svg:height="0.1512in" svg:x="0.0004in" svg:y="0.016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-1 24-15 24-23 0-9-9-14-17-14-11 0-23 10-23 25 0 19 18 30 36 30 24 0 40-25 48-42 14-26 24-78 24-80z"><text:p/></draw:path><draw:path draw:style-name="gr158" draw:text-style-name="P61" svg:width="0.0287in" svg:height="0.0602in" svg:x="0.0965in" svg:y="0in" svg:viewBox="0 0 74 154" svg:d="M72 26c2-4 2-8 2-9 0-10-8-17-16-17-12 0-16 10-17 14l-39 129c-1 0-2 3-2 3 0 5 10 8 12 8 1 0 2 0 5-5z"><text:p/></draw:path><draw:path draw:style-name="gr159" draw:text-style-name="P61" svg:width="0.0382in" svg:height="0.1657in" svg:x="0.1539in" svg:y="0.0091in" svg:viewBox="0 0 98 422" svg:d="M98 419c0-1 0-3-7-10-53-53-66-133-66-198 0-73 16-146 69-199 4-5 4-6 4-8 0-3-1-4-4-4-4 0-42 29-68 83-21 45-26 92-26 128 0 34 5 84 28 132 26 52 62 79 66 79 3 0 4-1 4-3z"><text:p/></draw:path><draw:path draw:style-name="gr160" draw:text-style-name="P61" svg:width="0.0827in" svg:height="0.0752in" svg:x="0.2071in" svg:y="0.060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161" draw:text-style-name="P61" svg:width="0.035in" svg:height="0.078in" svg:x="0.3024in" svg:y="0.0811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162" draw:text-style-name="P61" svg:width="0.0783in" svg:height="0.0059in" svg:x="0.3563in" svg:y="0.1268in" svg:viewBox="0 0 200 16" svg:d="M190 16c3 0 10 0 10-9 0-7-6-7-10-7h-178c-5 0-12 0-12 7 0 9 7 9 12 9z"><text:p/></draw:path><draw:path draw:style-name="gr163" draw:text-style-name="P61" svg:width="0.0421in" svg:height="0.0772in" svg:x="0.4602in" svg:y="0.0811in" svg:viewBox="0 0 108 197" svg:d="M67 8c0-8-1-8-8-8-19 18-47 19-59 19v11c7 0 26 0 43-8v151c0 9 0 13-30 13h-11v11c5 0 42-1 53-1 10 0 47 1 53 1v-11h-11c-30 0-30-4-30-13z"><text:p/></draw:path><draw:path draw:style-name="gr164" draw:text-style-name="P61" svg:width="0.0382in" svg:height="0.1657in" svg:x="0.5319in" svg:y="0.0091in" svg:viewBox="0 0 98 422" svg:d="M98 211c0-32-4-84-27-132-25-51-63-79-67-79-2 0-4 2-4 4s0 3 7 10c43 41 67 108 67 197 0 72-15 147-68 199-6 6-6 8-6 9 0 2 2 3 4 3 4 0 43-28 68-82 22-46 26-94 26-129z"><text:p/></draw:path><draw:path draw:style-name="gr165" draw:text-style-name="P61" svg:width="0.1102in" svg:height="0.039in" svg:x="0.6421in" svg:y="0.0724in" svg:viewBox="0 0 281 100" svg:d="M266 17c8 0 15 0 15-9 0-8-7-8-13-8h-254c-7 0-14 0-14 8 0 9 7 9 14 9zM268 100c6 0 13 0 13-9 0-8-7-8-15-8h-252c-7 0-14 0-14 8 0 9 7 9 14 9z"><text:p/></draw:path><draw:path draw:style-name="gr166" draw:text-style-name="P61" svg:width="0.1185in" svg:height="0.1173in" svg:x="0.815in" svg:y="0.0201in" svg:viewBox="0 0 302 299" svg:d="M142 29c2-10 3-15 12-16 3 0 16 0 25 0 30 0 78 0 78 42 0 15-7 43-24 60-11 11-34 24-72 24h-47zM203 145c42-9 92-38 92-81 0-38-38-64-93-64h-120c-9 0-12 0-12 8 0 5 3 5 10 5 2 0 9 0 17 1 7 0 11 2 11 8 0 0 0 2-1 7l-57 227c-4 16-4 19-38 19-8 0-12 0-12 9 0 5 5 5 6 5 11 0 41-1 54-1 11 0 41 1 53 1 3 0 8 0 8-9 0-5-3-5-12-5-15 0-27 0-27-7 0-3 1-4 2-8l28-111h49c38 0 47 24 47 38 0 7-4 21-6 30-3 11-8 27-8 35 0 47 52 47 58 47 35 0 50-43 50-49 0-5-4-5-6-5-3 0-3 2-4 6-11 31-29 38-39 38-14 0-17-9-17-26 0-13 3-35 4-48 1-6 2-15 2-21 0-32-28-44-39-49z"><text:p/></draw:path><draw:path draw:style-name="gr167" draw:text-style-name="P61" svg:width="0.0287in" svg:height="0.0602in" svg:x="0.9409in" svg:y="0in" svg:viewBox="0 0 74 154" svg:d="M72 26c2-4 2-8 2-9 0-10-7-17-16-17-12 0-16 10-17 14l-39 129c-1 0-2 3-2 3 0 5 10 8 12 8 1 0 2 0 5-5z"><text:p/></draw:path><draw:path draw:style-name="gr168" draw:text-style-name="P61" svg:width="0.0193in" svg:height="0.0496in" svg:x="0.9961in" svg:y="0.1157in" svg:viewBox="0 0 50 127" svg:d="M50 44c0-27-10-44-27-44-15 0-23 11-23 22 0 12 8 24 23 24 5 0 11-3 14-6 3-2 3-2 4-2v6c0 32-15 58-29 71-5 5-5 6-5 7 0 4 1 5 5 5 5 0 38-33 38-83z"><text:p/></draw:path><draw:path draw:style-name="gr169" draw:text-style-name="P61" svg:width="0.0827in" svg:height="0.1512in" svg:x="1.0642in" svg:y="0.016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-1 24-15 24-23 0-9-9-14-17-14-11 0-23 10-23 25 0 19 18 30 36 30 24 0 40-25 48-42 13-26 24-78 24-80z"><text:p/></draw:path><draw:path draw:style-name="gr170" draw:text-style-name="P61" svg:width="0.0382in" svg:height="0.1657in" svg:x="1.1709in" svg:y="0.0091in" svg:viewBox="0 0 98 422" svg:d="M98 419c0-1 0-3-7-10-53-53-66-133-66-198 0-73 16-146 69-199 4-5 4-6 4-8 0-3-1-4-4-4-4 0-42 29-68 83-21 45-26 92-26 128 0 34 5 84 28 132 26 52 62 79 66 79 3 0 4-1 4-3z"><text:p/></draw:path><draw:path draw:style-name="gr171" draw:text-style-name="P61" svg:width="0.0827in" svg:height="0.0752in" svg:x="1.2244in" svg:y="0.060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172" draw:text-style-name="P61" svg:width="0.035in" svg:height="0.078in" svg:x="1.3193in" svg:y="0.0811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173" draw:text-style-name="P61" svg:width="0.0783in" svg:height="0.0059in" svg:x="1.3736in" svg:y="0.1268in" svg:viewBox="0 0 200 16" svg:d="M190 16c3 0 10 0 10-9 0-7-6-7-10-7h-178c-5 0-12 0-12 7 0 9 7 9 12 9z"><text:p/></draw:path><draw:path draw:style-name="gr174" draw:text-style-name="P61" svg:width="0.0421in" svg:height="0.0772in" svg:x="1.4776in" svg:y="0.0811in" svg:viewBox="0 0 108 197" svg:d="M67 8c0-8 0-8-8-8-19 18-47 19-59 19v11c7 0 26 0 43-8v151c0 9 0 13-30 13h-11v11c5 0 42-1 53-1 10 0 47 1 53 1v-11h-11c-30 0-30-4-30-13z"><text:p/></draw:path><draw:path draw:style-name="gr175" draw:text-style-name="P61" svg:width="0.0382in" svg:height="0.1657in" svg:x="1.5488in" svg:y="0.0091in" svg:viewBox="0 0 98 422" svg:d="M98 211c0-32-4-84-27-132-25-51-63-79-67-79-2 0-4 2-4 4s0 3 7 10c43 41 67 108 67 197 0 72-15 147-68 199-6 6-6 8-6 9 0 2 2 3 4 3 4 0 43-28 68-82 22-46 26-94 26-129z"><text:p/></draw:path><draw:path draw:style-name="gr176" draw:text-style-name="P61" svg:width="0.1102in" svg:height="0.039in" svg:x="1.6594in" svg:y="0.0724in" svg:viewBox="0 0 281 100" svg:d="M266 17c8 0 15 0 15-9 0-8-7-8-13-8h-254c-7 0-14 0-14 8 0 9 7 9 14 9zM268 100c6 0 13 0 13-9 0-8-7-8-15-8h-252c-7 0-14 0-14 8 0 9 7 9 14 9z"><text:p/></draw:path><draw:path draw:style-name="gr177" draw:text-style-name="P61" svg:width="0.1185in" svg:height="0.1173in" svg:x="1.8323in" svg:y="0.0201in" svg:viewBox="0 0 302 299" svg:d="M142 29c2-10 3-15 12-16 3 0 16 0 25 0 30 0 78 0 78 42 0 15-7 43-24 60-11 11-34 24-72 24h-47zM203 145c42-9 92-38 92-81 0-38-38-64-93-64h-120c-9 0-12 0-12 8 0 5 3 5 10 5 2 0 9 0 17 1 7 0 11 2 11 8 0 0 0 2-1 7l-57 227c-4 16-4 19-38 19-8 0-12 0-12 9 0 5 5 5 6 5 11 0 41-1 54-1 11 0 41 1 53 1 3 0 8 0 8-9 0-5-3-5-12-5-15 0-26 0-26-7 0-3 0-4 1-8l28-111h49c38 0 47 24 47 38 0 7-4 21-6 30-3 11-8 27-8 35 0 47 52 47 58 47 35 0 50-43 50-49 0-5-4-5-6-5-3 0-3 2-4 6-11 31-29 38-39 38-14 0-17-9-17-26 0-13 3-35 4-48 1-6 2-15 2-21 0-32-28-44-39-49z"><text:p/></draw:path></draw:g></text:span><text:span text:style-name="T16">. </text:span><text:span text:style-name="T23">Takie dzielenie jest o tyle wygodne, </text:span></text:p>
      <text:p text:style-name="P47"><text:span text:style-name="T23">że pozwala nam znajdować zredukowaną postać wielomianu </text:span><text:span text:style-name="T23"><draw:g text:anchor-type="as-char" svg:y="-0.1252in" draw:z-index="19" draw:style-name="gr1"><svg:title>TexMaths</svg:title><svg:desc>12§display§f(x)§svg§600§FALSE§</svg:desc><draw:polygon draw:style-name="gr178" draw:text-style-name="P60" svg:width="0.2894in" svg:height="0.1492in" svg:x="0in" svg:y="0.0083in" svg:viewBox="0 0 736 380" draw:points="368,380 0,380 0,0 736,0 736,380"><text:p/></draw:polygon><draw:path draw:style-name="gr179" draw:text-style-name="P61" svg:width="0.0827in" svg:height="0.1512in" svg:x="0.0004in" svg:y="0.0075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180" draw:text-style-name="P61" svg:width="0.0382in" svg:height="0.1657in" svg:x="0.1071in" svg:y="0.0004in" svg:viewBox="0 0 98 422" svg:d="M98 419c0-1 0-3-7-10-53-53-66-133-66-198 0-73 16-146 68-199 5-5 5-6 5-8 0-3-1-4-5-4-3 0-41 29-67 83-21 45-26 92-26 128 0 34 5 84 28 132 26 53 62 79 65 79 4 0 5-1 5-3z"><text:p/></draw:path><draw:path draw:style-name="gr181" draw:text-style-name="P61" svg:width="0.0827in" svg:height="0.0752in" svg:x="0.1598in" svg:y="0.0512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182" draw:text-style-name="P61" svg:width="0.0382in" svg:height="0.1657in" svg:x="0.2594in" svg:y="0.0004in" svg:viewBox="0 0 98 422" svg:d="M98 211c0-32-5-84-27-132-25-51-63-79-67-79-2 0-4 2-4 4s0 3 7 10c43 41 67 108 67 197 0 72-15 147-68 199-6 6-6 8-6 9 0 2 2 3 4 3 4 0 43-28 68-82 21-46 26-93 26-129z"><text:p/></draw:path></draw:g></text:span><text:span text:style-name="T23">, co jest pomocne przy szukaniu kolejnych pierwiastków. </text:span><text:span text:style-name="T19">Obliczanie przybliżenia kontynujemy, aż do uzyskania zbieżności. W tym celu sprawdzamy czy różnica jest mniejsza niż podana z góry wartość </text:span><text:span text:style-name="T19"><draw:g text:anchor-type="as-char" svg:y="-0.0799in" draw:z-index="7" draw:style-name="gr1"><svg:title>TexMaths</svg:title><svg:desc>12§display§\varepsilon
§svg§600§FALSE§</svg:desc><draw:polygon draw:style-name="gr91" draw:text-style-name="P60" svg:width="0.0547in" svg:height="0.063in" svg:x="0.0043in" svg:y="0.0087in" svg:viewBox="0 0 140 161" draw:points="70,161 0,161 0,0 140,0 140,161"><text:p/></draw:polygon><draw:path draw:style-name="gr92" draw:text-style-name="P61" svg:width="0.0673in" svg:height="0.0795in" svg:x="0in" svg:y="0in" svg:viewBox="0 0 172 203" svg:d="M50 97c13 6 25 6 36 6s35 0 35-13c0-10-16-13-33-13-8 0-23 2-38 9-10-6-17-13-17-25 0-26 41-42 80-42 7 0 23 0 38 12 5 4 6 5 9 5 6 0 12-6 12-12 0-7-27-24-55-24-49 0-95 29-95 61 0 19 14 29 17 30-26 14-39 39-39 58 0 28 24 54 69 54 57 0 81-37 81-44 0-2-2-4-5-4-2 0-3 2-5 2-4 10-15 26-66 26-27 0-63-6-63-37 0-14 12-37 39-49zM63 91c11-4 19-4 25-4 11 0 14 0 21 3-6 3-6 3-23 3-10 0-15 0-23-2z"><text:p/></draw:path></draw:g></text:span><text:span text:style-name="T19">:</text:span></text:p>
      <text:p text:style-name="P40"><text:span text:style-name="T16"/></text:p>
      <text:p text:style-name="P43"><text:span text:style-name="T16"><draw:g text:anchor-type="as-char" svg:y="-0.1252in" draw:z-index="8" draw:style-name="gr1"><svg:title>TexMaths</svg:title><svg:desc>12§display§|x_{i} - x_{i-1}| &lt; \varepsilon§svg§600§FALSE§</svg:desc><draw:polygon draw:style-name="gr93" draw:text-style-name="P60" svg:width="1.0421in" svg:height="0.1492in" svg:x="0.0004in" svg:y="0.0083in" svg:viewBox="0 0 2648 380" draw:points="1323,380 0,380 0,0 2648,0 2648,380"><text:p/></draw:polygon><draw:path draw:style-name="gr94" draw:text-style-name="P61" svg:width="0.0067in" svg:height="0.1657in" svg:x="0.0118in" svg:y="0.0004in" svg:viewBox="0 0 18 422" svg:d="M18 16c0-9 0-16-10-16-8 0-8 7-8 16v391c0 8 0 15 8 15 10 0 10-7 10-15z"><text:p/></draw:path><draw:path draw:style-name="gr95" draw:text-style-name="P61" svg:width="0.0827in" svg:height="0.0752in" svg:x="0.0429in" svg:y="0.0512in" svg:viewBox="0 0 211 192" svg:d="M130 60c2-12 12-50 41-50 3 0 13 0 21 4-12 3-20 14-20 23 0 7 5 16 17 16 9 0 22-7 22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3-5-5-5-3 0-4 2-6 5-13 46-43 55-56 55-17 0-23-13-23-27 0-10 2-18 7-37z"><text:p/></draw:path><draw:path draw:style-name="gr96" draw:text-style-name="P61" svg:width="0.035in" svg:height="0.078in" svg:x="0.139in" svg:y="0.0724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97" draw:text-style-name="P61" svg:width="0.1012in" svg:height="0.0067in" svg:x="0.239in" svg:y="0.0799in" svg:viewBox="0 0 258 18" svg:d="M244 18c7 0 14 0 14-10 0-8-7-8-14-8h-230c-7 0-14 0-14 8 0 10 7 10 14 10z"><text:p/></draw:path><draw:path draw:style-name="gr98" draw:text-style-name="P61" svg:width="0.0827in" svg:height="0.0752in" svg:x="0.3965in" svg:y="0.0512in" svg:viewBox="0 0 211 192" svg:d="M130 60c2-12 12-50 41-50 3 0 13 0 21 4-12 3-20 14-20 23 0 7 5 16 17 16 9 0 22-7 22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99" draw:text-style-name="P61" svg:width="0.035in" svg:height="0.078in" svg:x="0.4921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100" draw:text-style-name="P61" svg:width="0.0787in" svg:height="0.0059in" svg:x="0.5461in" svg:y="0.1173in" svg:viewBox="0 0 201 16" svg:d="M190 16c3 0 11 0 11-9 0-7-6-7-11-7h-178c-5 0-12 0-12 7 0 9 7 9 12 9z"><text:p/></draw:path><draw:path draw:style-name="gr101" draw:text-style-name="P61" svg:width="0.0421in" svg:height="0.0772in" svg:x="0.65in" svg:y="0.072in" svg:viewBox="0 0 108 197" svg:d="M67 8c0-8 0-8-8-8-19 18-47 19-59 19v11c7 0 26 0 43-8v151c0 9 0 13-30 13h-11v11c5 0 42-1 53-1 10 0 47 1 53 1v-11h-11c-30 0-30-4-30-13z"><text:p/></draw:path><draw:path draw:style-name="gr102" draw:text-style-name="P61" svg:width="0.0067in" svg:height="0.1657in" svg:x="0.7315in" svg:y="0.0004in" svg:viewBox="0 0 18 422" svg:d="M18 16c0-9 0-16-10-16-8 0-8 7-8 16v391c0 8 0 15 8 15 10 0 10-7 10-15z"><text:p/></draw:path><draw:path draw:style-name="gr103" draw:text-style-name="P61" svg:width="0.1012in" svg:height="0.0965in" svg:x="0.8177in" svg:y="0.0346in" svg:viewBox="0 0 258 246" svg:d="M251 18c5-2 7-5 7-10 0-4-3-8-7-8-2 0-4 0-8 2l-236 111c-3 2-7 5-7 9 0 5 4 8 7 10l236 110c4 4 6 4 8 4 4 0 7-4 7-8 0-5-2-8-7-10l-222-106z"><text:p/></draw:path><draw:path draw:style-name="gr104" draw:text-style-name="P61" svg:width="0.0669in" svg:height="0.0791in" svg:x="0.9843in" svg:y="0.0488in" svg:viewBox="0 0 171 202" svg:d="M49 96c13 6 25 6 36 6s35 0 35-13c0-10-16-12-31-12-10 0-24 1-40 8-9-6-17-13-17-25 0-25 42-41 81-41 6 0 21 0 38 12 5 4 5 5 9 5 6 0 11-6 11-12 0-7-26-24-55-24-49 0-94 29-94 60 0 19 14 29 16 30-25 14-38 38-38 58 0 27 24 54 70 54 55 0 79-38 79-45 0-1-3-3-5-3s-2 2-4 2c-6 10-16 25-67 25-26 0-62-6-62-36 0-14 12-37 38-49zM62 90c11-4 20-4 27-4 9 0 12 0 19 3-6 3-6 3-23 3-9 0-14 0-23-2z"><text:p/></draw:path></draw:g></text:span><text:span text:style-name="T16">.</text:span></text:p>
      <text:p text:style-name="P43"><text:span text:style-name="T16"/></text:p>
      <text:p text:style-name="P41"><text:span text:style-name="T16">Jeżeli nie uda się uzyskać zbieżności przez założoną liczbę iteracji to uznajemy, że metoda nie pozwoliła nam znaleźć pierwiastka. </text:span><text:span text:style-name="T20">Może być to spowodowane np. złym wyborem punktu początkowego <text:s/></text:span><text:span text:style-name="T20"><draw:g text:anchor-type="as-char" svg:y="-0.0752in" draw:z-index="9" draw:style-name="gr1"><svg:title>TexMaths</svg:title><svg:desc>12§display§x_{0}§svg§600§FALSE§</svg:desc><draw:polygon draw:style-name="gr105" draw:text-style-name="P60" svg:width="0.1386in" svg:height="0.0843in" svg:x="0.0031in" svg:y="0.0083in" svg:viewBox="0 0 353 215" draw:points="176,215 0,215 0,0 353,0 353,215"><text:p/></draw:polygon><draw:path draw:style-name="gr106" draw:text-style-name="P61" svg:width="0.0831in" svg:height="0.0752in" svg:x="0in" svg:y="0.0004in" svg:viewBox="0 0 212 192" svg:d="M130 60c1-12 11-50 41-50 4 0 13 0 22 4-12 3-21 14-21 23 0 7 5 16 17 16 10 0 23-7 23-25 0-22-25-28-40-28-25 0-39 22-45 32-10-28-33-32-45-32-45 0-69 55-69 66 0 4 4 4 5 4 4 0 5 0 6-4 15-46 42-56 57-56 8 0 23 3 23 27 0 13-8 43-23 101-6 27-22 44-40 44-4 0-13 0-22-5 11-2 21-10 21-22s-10-16-17-16c-12 0-23 12-23 25 0 19 22 28 40 28 29 0 44-30 44-33 5 17 21 33 46 33 45 0 69-54 69-65 0-4-5-4-5-4-5 0-5 0-6 4-13 46-43 55-57 55-16 0-24-13-24-27 0-10 4-18 9-38z"><text:p/></draw:path><draw:path draw:style-name="gr107" draw:text-style-name="P61" svg:width="0.0543in" svg:height="0.0795in" svg:x="0.0965in" svg:y="0.0213in" svg:viewBox="0 0 139 203" svg:d="M139 103c0-32-4-57-18-77-9-14-27-26-51-26-70 0-70 80-70 103 0 20 0 100 70 100 69 0 69-80 69-100zM70 195c-15 0-33-9-39-33-4-17-4-42-4-63 0-22 0-44 4-61 6-24 26-30 39-30 16 0 31 10 36 28 5 14 6 37 6 63 0 21 0 44-5 63-6 26-26 33-37 33z"><text:p/></draw:path></draw:g></text:span><text:span text:style-name="T20">.</text:span></text:p>
      <text:p text:style-name="P46"><text:span text:style-name="T20">P</text:span><text:span text:style-name="T16">o znalezieniu pierwiastka </text:span><text:span text:style-name="T16"><draw:g text:anchor-type="as-char" svg:y="-0.0744in" draw:z-index="13" draw:style-name="gr1"><svg:title>TexMaths</svg:title><svg:desc>12§display§x_{i}§svg§600§FALSE§</svg:desc><draw:polygon draw:style-name="gr129" draw:text-style-name="P60" svg:width="0.1193in" svg:height="0.0827in" svg:x="0.0031in" svg:y="0.0087in" svg:viewBox="0 0 304 211" draw:points="153,211 0,211 0,0 304,0 304,211"><text:p/></draw:polygon><draw:path draw:style-name="gr130" draw:text-style-name="P61" svg:width="0.0831in" svg:height="0.0752in" svg:x="0in" svg:y="0in" svg:viewBox="0 0 212 192" svg:d="M130 60c2-12 12-50 42-50 2 0 12 0 20 4-10 3-20 14-20 23 0 7 5 16 17 16 9 0 23-7 23-25 0-22-26-28-40-28-24 0-39 22-45 32-10-28-32-32-45-32-45 0-69 55-69 65 0 5 4 5 5 5 4 0 5 0 6-5 14-45 42-55 57-55 8 0 24 3 24 27 0 13-9 42-24 101-6 26-22 44-40 44-4 0-13 0-22-4 11-4 21-12 21-23 0-12-10-16-17-16-12 0-23 11-23 25 0 20 22 28 40 28 29 0 44-30 45-32 5 15 20 32 45 32 44 0 68-55 68-65 0-5-3-5-4-5-4 0-5 2-6 5-14 46-44 55-57 55-17 0-23-13-23-27 0-10 3-19 7-37z"><text:p/></draw:path><draw:path draw:style-name="gr131" draw:text-style-name="P61" svg:width="0.035in" svg:height="0.078in" svg:x="0.0961in" svg:y="0.0213in" svg:viewBox="0 0 90 199" svg:d="M83 12c0-5-4-12-12-12s-17 7-17 17c0 5 4 11 12 11 9 0 17-9 17-16zM22 162c-2 4-3 7-3 12 0 14 12 25 28 25 31 0 43-41 43-44 0-5-3-5-5-5-3 0-3 2-6 5-6 24-19 36-31 36-6 0-7-4-7-11 0-6 2-11 5-18 3-8 6-17 9-24s14-35 15-37c1-3 2-7 2-10 0-14-12-25-29-25-30 0-43 41-43 46 0 3 4 3 5 3 5 0 5-2 6-5 7-26 20-36 31-36 5 0 9 3 9 10s-3 12-10 30z"><text:p/></draw:path></draw:g></text:span><text:span text:style-name="T16"><text:s/></text:span><text:span text:style-name="T24">wykorzystujemy nowy </text:span><text:span text:style-name="T16">wielomian </text:span><text:span text:style-name="T16"><draw:g text:anchor-type="as-char" svg:y="-0.1252in" draw:z-index="11" draw:style-name="gr1"><svg:title>TexMaths</svg:title><svg:desc>12§display§f(x)§svg§600§FALSE§</svg:desc><draw:polygon draw:style-name="gr117" draw:text-style-name="P60" svg:width="0.2894in" svg:height="0.1492in" svg:x="0in" svg:y="0.0083in" svg:viewBox="0 0 736 380" draw:points="368,380 0,380 0,0 736,0 736,380"><text:p/></draw:polygon><draw:path draw:style-name="gr118" draw:text-style-name="P61" svg:width="0.0827in" svg:height="0.1512in" svg:x="0.0004in" svg:y="0.0075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119" draw:text-style-name="P61" svg:width="0.0382in" svg:height="0.1657in" svg:x="0.1071in" svg:y="0.0004in" svg:viewBox="0 0 98 422" svg:d="M98 419c0-1 0-3-7-10-53-53-66-133-66-198 0-73 16-146 68-199 5-5 5-6 5-8 0-3-1-4-5-4-3 0-41 29-67 83-21 45-26 92-26 128 0 34 5 84 28 132 26 53 62 79 65 79 4 0 5-1 5-3z"><text:p/></draw:path><draw:path draw:style-name="gr120" draw:text-style-name="P61" svg:width="0.0827in" svg:height="0.0752in" svg:x="0.1598in" svg:y="0.0512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121" draw:text-style-name="P61" svg:width="0.0382in" svg:height="0.1657in" svg:x="0.2594in" svg:y="0.0004in" svg:viewBox="0 0 98 422" svg:d="M98 211c0-32-5-84-27-132-25-51-63-79-67-79-2 0-4 2-4 4s0 3 7 10c43 41 67 108 67 197 0 72-15 147-68 199-6 6-6 8-6 9 0 2 2 3 4 3 4 0 43-28 68-82 21-46 26-93 26-129z"><text:p/></draw:path></draw:g></text:span><text:span text:style-name="T16">, </text:span><text:span text:style-name="T24">zredukowany o jeden stopień dzięki podzieleniu przez</text:span><text:span text:style-name="T16"> </text:span><text:span text:style-name="T16"><draw:g text:anchor-type="as-char" svg:y="-0.1252in" draw:z-index="12" draw:style-name="gr1"><svg:title>TexMaths</svg:title><svg:desc>12§display§(x - x_{i})§svg§600§FALSE§</svg:desc><draw:polygon draw:style-name="gr122" draw:text-style-name="P60" svg:width="0.5433in" svg:height="0.1492in" svg:x="0in" svg:y="0.0083in" svg:viewBox="0 0 1381 380" draw:points="691,380 0,380 0,0 1381,0 1381,380"><text:p/></draw:polygon><draw:path draw:style-name="gr123" draw:text-style-name="P61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124" draw:text-style-name="P61" svg:width="0.0827in" svg:height="0.0752in" svg:x="0.0614in" svg:y="0.0512in" svg:viewBox="0 0 211 192" svg:d="M130 60c2-12 11-50 40-50 4 0 13 0 22 4-12 3-21 14-21 23 0 7 5 16 17 16 10 0 23-7 23-25 0-22-25-28-40-28-25 0-39 22-44 32-11-28-33-32-45-32-45 0-69 55-69 65 0 5 4 5 5 5 4 0 5 0 6-5 14-45 42-55 56-55 9 0 23 3 23 27 0 13-7 42-23 101-6 28-21 44-39 44-4 0-13 0-22-4 11-3 21-12 21-23 0-12-10-16-17-16-12 0-23 12-23 25 0 20 22 28 40 28 28 0 44-30 44-32 5 15 20 32 46 32 44 0 68-55 68-65 0-5-4-5-5-5-4 0-5 2-6 5-13 46-43 55-56 55-17 0-23-13-23-27 0-10 2-18 7-37z"><text:p/></draw:path><draw:path draw:style-name="gr125" draw:text-style-name="P61" svg:width="0.1012in" svg:height="0.0067in" svg:x="0.2016in" svg:y="0.0799in" svg:viewBox="0 0 258 18" svg:d="M243 18c8 0 15 0 15-10 0-8-7-8-15-8h-229c-7 0-14 0-14 8 0 10 7 10 14 10z"><text:p/></draw:path><draw:path draw:style-name="gr126" draw:text-style-name="P61" svg:width="0.0827in" svg:height="0.0752in" svg:x="0.3587in" svg:y="0.0512in" svg:viewBox="0 0 211 192" svg:d="M130 60c2-12 11-50 40-50 4 0 13 0 22 4-12 3-21 14-21 23 0 7 5 16 17 16 10 0 23-7 23-25 0-22-25-28-40-28-25 0-39 22-44 32-11-28-33-32-45-32-45 0-69 55-69 65 0 5 4 5 5 5 4 0 5 0 6-5 14-45 42-55 56-55 9 0 23 3 23 27 0 13-7 42-23 101-6 28-21 44-39 44-4 0-13 0-22-4 11-3 21-12 21-23 0-12-10-16-17-16-12 0-23 12-23 25 0 20 22 28 40 28 28 0 44-30 44-32 5 15 20 32 47 32 43 0 67-55 67-65 0-5-4-5-5-5-4 0-5 2-6 5-13 46-43 55-56 55-17 0-23-13-23-27 0-10 2-18 7-37z"><text:p/></draw:path><draw:path draw:style-name="gr127" draw:text-style-name="P61" svg:width="0.035in" svg:height="0.078in" svg:x="0.4543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128" draw:text-style-name="P61" svg:width="0.0382in" svg:height="0.1657in" svg:x="0.5138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6"><text:s/>i ponownie </text:span><text:span text:style-name="T24">korzystamy </text:span><text:span text:style-name="T16">z powyższej metody do znalezienia </text:span><text:span text:style-name="T24">następnych</text:span><text:span text:style-name="T16"> pierwiastków.</text:span></text:p>
      <text:p text:style-name="P35"><text:span text:style-name="T18"/></text:p>
      <text:p text:style-name="P21"><text:span text:style-name="T18"/></text:p>
      <text:p text:style-name="P35"><text:soft-page-break/><text:span text:style-name="T18"/></text:p>
      <text:p text:style-name="P7">2. Zadanie do wykonania</text:p>
      <text:p text:style-name="P19"/>
      <text:p text:style-name="P11"><text:span text:style-name="T8">2.</text:span><text:span text:style-name="T7">1.</text:span><text:span text:style-name="T8"> Opis problemu</text:span></text:p>
      <text:p text:style-name="P11"><text:span text:style-name="T13"/></text:p>
      <text:p text:style-name="P13"><text:span text:style-name="T14">Mamy dany następujący wielomian:</text:span></text:p>
      <text:p text:style-name="P13"><text:span text:style-name="T14"/></text:p>
      <text:p text:style-name="P14"><text:span text:style-name="T14"><draw:g text:anchor-type="as-char" svg:y="-0.1465in" draw:z-index="21" draw:style-name="gr1"><svg:title>TexMaths</svg:title><svg:desc>12§display§f(x) = x^{5} + 14x^{4} + 33x^{3} - 92x^{2} - 196x + 240§svg§600§FALSE§</svg:desc><draw:polygon draw:style-name="gr241" draw:text-style-name="P60" svg:width="3.3047in" svg:height="0.172in" svg:x="0in" svg:y="0.0083in" svg:viewBox="0 0 8395 438" draw:points="4197,438 0,438 0,0 8395,0 8395,438"><text:p/></draw:polygon><draw:path draw:style-name="gr242" draw:text-style-name="P61" svg:width="0.0827in" svg:height="0.1516in" svg:x="0.0004in" svg:y="0.0299in" svg:viewBox="0 0 211 386" svg:d="M133 129h37c8 0 12 0 12-7 0-5-4-5-12-5h-34l8-50c2-8 7-38 11-43 3-8 11-14 20-14 1 0 12 0 19 7-18 1-21 17-21 23 0 11 7 15 15 15 11 0 23-9 23-26 0-19-19-29-36-29-14 0-42 7-54 51-3 8-3 12-14 66h-29c-8 0-13 0-13 7 0 5 3 5 12 5h27l-31 167c-8 42-15 81-37 81-1 0-12 0-20-9 20-1 24-15 24-23 0-9-9-14-17-14-11 0-23 10-23 25 0 20 18 30 36 30 24 0 40-25 48-42 14-26 24-78 24-80z"><text:p/></draw:path><draw:path draw:style-name="gr243" draw:text-style-name="P61" svg:width="0.0382in" svg:height="0.1665in" svg:x="0.1071in" svg:y="0.022in" svg:viewBox="0 0 98 424" svg:d="M98 420c0-1 0-2-7-10-53-53-66-133-66-198 0-74 16-147 69-200 4-5 4-6 4-8 0-3-1-4-4-4-4 0-42 29-68 83-21 46-26 93-26 129 0 34 5 84 28 132 26 52 62 80 66 80 3 0 4-2 4-4z"><text:p/></draw:path><draw:path draw:style-name="gr244" draw:text-style-name="P61" svg:width="0.0827in" svg:height="0.0756in" svg:x="0.1602in" svg:y="0.0732in" svg:viewBox="0 0 211 193" svg:d="M130 60c2-12 12-50 40-50 4 0 14 0 22 4-12 3-20 14-20 23 0 8 4 16 16 16 10 0 23-7 23-25 0-22-25-28-39-28-26 0-40 22-45 32-11-28-33-32-45-32-45 0-69 55-69 65 0 5 4 5 5 5 4 0 5 0 6-5 14-45 42-55 56-55 9 0 23 3 23 27 0 14-7 42-23 101-6 28-21 45-39 45-4 0-13 0-22-5 11-2 21-12 21-23 0-12-10-15-17-15-12 0-23 12-23 25 0 19 22 28 40 28 28 0 43-31 44-33 5 16 20 33 46 33 44 0 68-56 68-65 0-5-4-5-5-5-3 0-5 1-6 5-13 45-43 55-56 55-17 0-23-13-23-28 0-9 2-18 7-37z"><text:p/></draw:path><draw:path draw:style-name="gr245" draw:text-style-name="P61" svg:width="0.0382in" svg:height="0.1665in" svg:x="0.2598in" svg:y="0.022in" svg:viewBox="0 0 98 424" svg:d="M98 212c0-33-4-84-27-133-25-51-63-79-67-79-2 0-4 2-4 4s0 3 7 10c43 41 67 109 67 198 0 72-15 147-68 200-6 6-6 7-6 8 0 2 2 4 4 4 4 0 43-29 68-83 22-46 26-94 26-129z"><text:p/></draw:path><draw:path draw:style-name="gr246" draw:text-style-name="P61" svg:width="0.1102in" svg:height="0.039in" svg:x="0.3705in" svg:y="0.0862in" svg:viewBox="0 0 281 100" svg:d="M266 17c8 0 15 0 15-9 0-8-7-8-13-8h-254c-7 0-14 0-14 8 0 9 7 9 14 9zM268 100c6 0 13 0 13-9 0-8-7-8-15-8h-252c-7 0-14 0-14 8 0 9 7 9 14 9z"><text:p/></draw:path><draw:path draw:style-name="gr247" draw:text-style-name="P61" svg:width="0.0827in" svg:height="0.0756in" svg:x="0.5413in" svg:y="0.0732in" svg:viewBox="0 0 211 193" svg:d="M130 60c2-12 12-50 40-50 4 0 14 0 22 4-12 3-20 14-20 23 0 8 4 16 16 16 10 0 23-7 23-25 0-22-25-28-39-28-26 0-40 22-45 32-11-28-33-32-45-32-45 0-69 55-69 65 0 5 4 5 5 5 4 0 5 0 6-5 14-45 42-55 56-55 9 0 23 3 23 27 0 14-7 42-23 101-6 28-21 45-39 45-4 0-13 0-22-5 11-2 21-12 21-23 0-12-10-15-17-15-12 0-23 12-23 25 0 19 22 28 41 28 27 0 43-31 43-33 5 16 20 33 47 33 43 0 67-56 67-65 0-5-4-5-5-5-3 0-5 1-6 5-13 45-42 55-56 55-17 0-23-13-23-28 0-9 2-18 7-37z"><text:p/></draw:path><draw:path draw:style-name="gr248" draw:text-style-name="P61" svg:width="0.0516in" svg:height="0.0795in" svg:x="0.6382in" svg:y="0.0008in" svg:viewBox="0 0 132 203" svg:d="M26 31c16 5 26 5 30 5 39 0 63-28 63-32 0-3-3-4-4-4s-1 0-2 1c-7 3-23 9-45 9-8 0-24-2-44-8-2-2-2-2-4-2-3 0-3 2-3 7v88c0 6 0 9 5 9 2 0 2 0 4-4 15-16 33-18 44-18 16 0 24 13 26 17 6 9 7 20 7 38 0 9 0 25-9 39-8 11-20 18-34 18-19 0-40-11-48-30 12 1 18-8 18-15 0-12-11-15-16-15 0 0-14 0-14 16 0 27 24 53 60 53 38 0 72-27 72-66 0-33-26-64-62-64-15 0-29 3-44 15z"><text:p/></draw:path><draw:path draw:style-name="gr249" draw:text-style-name="P61" svg:width="0.1102in" svg:height="0.111in" svg:x="0.7516in" svg:y="0.05in" svg:viewBox="0 0 281 283" svg:d="M150 150h118c6 0 13 0 13-8 0-10-7-10-13-10h-118v-118c0-7 0-14-8-14-10 0-10 7-10 14v118h-118c-7 0-14 0-14 10 0 8 7 8 14 8h118v118c0 6 0 15 10 15 8 0 8-9 8-15z"><text:p/></draw:path><draw:path draw:style-name="gr250" draw:text-style-name="P61" svg:width="0.0547in" svg:height="0.111in" svg:x="0.9236in" svg:y="0.0362in" svg:viewBox="0 0 140 283" svg:d="M88 11c0-10 0-11-11-11-27 26-64 26-77 26v15c8 0 34 0 55-12v220c0 16 0 21-38 21h-15v13c15-3 53-3 69-3 18 0 54 0 69 3v-13h-13c-38 0-39-5-39-21z"><text:p/></draw:path><draw:path draw:style-name="gr251" draw:text-style-name="P61" svg:width="0.0736in" svg:height="0.1122in" svg:x="0.9965in" svg:y="0.0346in" svg:viewBox="0 0 188 286" svg:d="M113 218v36c0 16 0 20-33 20h-8v12c17-1 40-1 56-1 18 0 41 0 58 1v-12h-8c-32 0-33-4-33-20v-36h43v-13h-43v-194c0-9 0-11-7-11-4 0-5 0-7 5l-131 200v13zM115 205h-103l103-159z"><text:p/></draw:path><draw:path draw:style-name="gr252" draw:text-style-name="P61" svg:width="0.0827in" svg:height="0.0756in" svg:x="1.0795in" svg:y="0.0732in" svg:viewBox="0 0 211 193" svg:d="M130 60c2-12 12-50 40-50 3 0 14 0 22 4-12 3-20 14-20 23 0 8 4 16 16 16 10 0 23-7 23-25 0-22-25-28-39-28-26 0-40 22-45 32-11-28-33-32-45-32-45 0-69 55-69 65 0 5 4 5 5 5 4 0 5 0 6-5 14-45 42-55 56-55 9 0 23 3 23 27 0 14-7 42-23 101-6 28-21 45-39 45-4 0-13 0-22-5 11-2 21-12 21-23 0-12-10-15-17-15-12 0-23 12-23 25 0 19 22 28 40 28 28 0 43-31 44-33 5 16 20 33 46 33 44 0 68-56 68-65 0-5-4-5-5-5-3 0-5 1-6 5-14 45-43 55-56 55-17 0-23-13-23-28 0-9 2-18 7-37z"><text:p/></draw:path><draw:path draw:style-name="gr253" draw:text-style-name="P61" svg:width="0.0571in" svg:height="0.0783in" svg:x="1.174in" svg:y="0in" svg:viewBox="0 0 146 200" svg:d="M146 152v-11h-33v-133c0-6 0-8-7-8-3 0-4 0-8 4l-98 137v11h88v24c0 9 0 14-24 14h-9v10c15 0 34 0 45 0 10 0 30 0 45 0v-10h-8c-24 0-24-5-24-14v-24zM89 31v110h-78z"><text:p/></draw:path><draw:path draw:style-name="gr254" draw:text-style-name="P61" svg:width="0.1102in" svg:height="0.111in" svg:x="1.2902in" svg:y="0.05in" svg:viewBox="0 0 281 283" svg:d="M150 150h118c6 0 13 0 13-8 0-10-7-10-13-10h-118v-118c0-7 0-14-8-14-10 0-10 7-10 14v118h-118c-7 0-14 0-14 10 0 8 7 8 14 8h118v118c0 6 0 15 10 15 8 0 8-9 8-15z"><text:p/></draw:path><draw:path draw:style-name="gr255" draw:text-style-name="P61" svg:width="0.0685in" svg:height="0.1142in" svg:x="1.4539in" svg:y="0.0362in" svg:viewBox="0 0 175 291" svg:d="M106 132c34-9 58-39 58-73 0-35-37-59-78-59-43 0-74 25-74 58 0 13 10 21 20 21 14 0 23-9 23-21 0-22-20-22-26-22 12-19 41-25 55-25 18 0 42 9 42 47 0 6-1 30-13 49-12 21-27 21-37 22-3 0-14 1-16 1-5 0-7 1-7 5 0 5 2 5 11 5h18c34 0 50 28 50 69 0 58-29 71-48 71-18 0-49-8-65-33 16 3 28-6 28-23 0-15-11-24-23-24-11 0-24 7-24 25 0 39 40 66 85 66 52 0 90-38 90-82 0-33-26-67-69-77z"><text:p/></draw:path><draw:path draw:style-name="gr256" draw:text-style-name="P61" svg:width="0.0685in" svg:height="0.1142in" svg:x="1.5374in" svg:y="0.0362in" svg:viewBox="0 0 175 291" svg:d="M106 132c34-9 58-39 58-73 0-35-37-59-78-59-42 0-74 25-74 58 0 13 10 21 20 21 14 0 23-9 23-21 0-22-20-22-26-22 12-19 41-25 55-25 18 0 42 9 42 47 0 6-1 30-13 49-12 21-27 21-37 22-3 0-14 1-16 1-5 0-7 1-7 5 0 5 2 5 11 5h18c34 0 50 28 50 69 0 58-29 71-48 71-18 0-49-8-65-33 16 3 28-6 28-23 0-15-11-24-23-24-11 0-24 7-24 25 0 39 40 66 85 66 52 0 90-38 90-82 0-33-26-67-69-77z"><text:p/></draw:path><draw:path draw:style-name="gr257" draw:text-style-name="P61" svg:width="0.0827in" svg:height="0.0756in" svg:x="1.6181in" svg:y="0.0732in" svg:viewBox="0 0 211 193" svg:d="M130 60c2-12 12-50 40-50 4 0 14 0 22 4-12 3-20 14-20 23 0 8 4 16 16 16 10 0 23-7 23-25 0-22-25-28-39-28-26 0-40 22-45 32-11-28-33-32-45-32-45 0-69 55-69 65 0 5 4 5 5 5 4 0 5 0 6-5 14-45 42-55 56-55 9 0 23 3 23 27 0 14-7 42-23 101-6 28-21 45-39 45-4 0-13 0-22-5 11-2 21-12 21-23 0-12-10-15-17-15-12 0-23 12-23 25 0 19 22 28 41 28 27 0 43-31 43-33 5 16 20 33 47 33 43 0 67-56 67-65 0-5-4-5-5-5-3 0-5 1-6 5-13 45-43 55-56 55-17 0-23-13-23-28 0-9 2-18 7-37z"><text:p/></draw:path><draw:path draw:style-name="gr258" draw:text-style-name="P61" svg:width="0.0535in" svg:height="0.0795in" svg:x="1.7146in" svg:y="0.0008in" svg:viewBox="0 0 137 203" svg:d="M65 99c24 0 39 15 39 48 0 36-20 47-38 47-11 0-38-4-50-21 14-1 16-11 16-17 0-9-6-15-15-15s-17 5-17 15c0 29 31 47 67 47 41 0 70-27 70-56 0-24-19-47-52-54 31-11 42-34 42-52 0-24-26-41-60-41-32 0-57 17-57 40 0 11 6 15 15 15s15-6 15-14c0-10-6-15-15-16 11-13 30-17 41-17 13 0 32 8 32 33 0 13-4 26-12 35-9 12-16 13-32 13-8 0-8 0-10 1 0 0-3 0-3 4 0 5 3 5 8 5z"><text:p/></draw:path><draw:path draw:style-name="gr259" draw:text-style-name="P61" svg:width="0.1012in" svg:height="0.0067in" svg:x="1.8331in" svg:y="0.1024in" svg:viewBox="0 0 258 18" svg:d="M244 18c7 0 14 0 14-10 0-8-7-8-14-8h-230c-7 0-14 0-14 8 0 10 7 10 14 10z"><text:p/></draw:path><draw:path draw:style-name="gr260" draw:text-style-name="P61" svg:width="0.0685in" svg:height="0.1142in" svg:x="1.9921in" svg:y="0.0362in" svg:viewBox="0 0 175 291" svg:d="M138 147v14c0 100-44 119-68 119-8 0-30-1-42-15 18 0 22-13 22-19 0-14-10-21-20-21-7 0-19 4-19 22 0 27 23 44 59 44 54 0 105-58 105-148 0-114-48-143-86-143-23 0-43 7-63 26-16 20-26 38-26 69 0 53 37 95 84 95 26 0 43-18 54-43zM85 181c-6 0-26 0-39-27-8-17-8-37-8-58 0-23 0-43 9-59 12-20 27-26 42-26 20 0 33 14 42 34 5 13 6 39 6 59 0 36-15 77-52 77z"><text:p/></draw:path><draw:path draw:style-name="gr261" draw:text-style-name="P61" svg:width="0.0661in" svg:height="0.111in" svg:x="2.0768in" svg:y="0.0362in" svg:viewBox="0 0 169 283" svg:d="M32 250l46-44c66-59 91-81 91-123 0-49-37-83-90-83-48 0-79 40-79 77 0 23 22 23 22 23 8 0 22-5 22-22 0-11-8-23-22-23-4 0-4 0-5 2 9-28 32-44 57-44 39 0 57 34 57 70 0 34-22 67-45 93l-81 90c-5 5-5 6-5 17h157l12-74h-11c-2 12-4 32-9 38-3 3-31 3-40 3z"><text:p/></draw:path><draw:path draw:style-name="gr262" draw:text-style-name="P61" svg:width="0.0827in" svg:height="0.0756in" svg:x="2.1563in" svg:y="0.0732in" svg:viewBox="0 0 211 193" svg:d="M130 60c2-12 12-50 40-50 3 0 14 0 22 4-12 3-20 14-20 23 0 8 4 16 16 16 10 0 23-7 23-25 0-22-25-28-39-28-26 0-40 22-45 32-11-28-33-32-45-32-45 0-69 55-69 65 0 5 4 5 5 5 4 0 5 0 6-5 14-45 42-55 56-55 9 0 23 3 23 27 0 14-7 42-23 101-6 28-21 45-39 45-4 0-13 0-22-5 11-2 21-12 21-23 0-12-10-15-17-15-12 0-23 12-23 25 0 19 22 28 40 28 28 0 43-31 44-33 5 16 20 33 46 33 44 0 68-56 68-65 0-5-4-5-5-5-3 0-5 1-6 5-14 45-43 55-56 55-17 0-23-13-23-28 0-9 2-18 7-37z"><text:p/></draw:path><draw:path draw:style-name="gr263" draw:text-style-name="P61" svg:width="0.0516in" svg:height="0.0772in" svg:x="2.2539in" svg:y="0.0008in" svg:viewBox="0 0 132 197" svg:d="M132 143h-11c-1 7-3 24-8 28-1 1-24 1-29 1h-54c30-28 41-35 59-49 23-18 43-36 43-65 0-36-32-58-71-58-36 0-61 26-61 53 0 16 12 17 16 17 7 0 15-5 15-16 0-5-1-15-17-15 9-22 29-28 44-28 30 0 45 23 45 47 0 26-19 46-29 58l-72 69c-2 4-2 5-2 12h122z"><text:p/></draw:path><draw:path draw:style-name="gr264" draw:text-style-name="P61" svg:width="0.1012in" svg:height="0.0067in" svg:x="2.3717in" svg:y="0.1024in" svg:viewBox="0 0 258 18" svg:d="M244 18c7 0 14 0 14-10 0-8-7-8-14-8h-230c-7 0-14 0-14 8 0 10 7 10 14 10z"><text:p/></draw:path><draw:path draw:style-name="gr265" draw:text-style-name="P61" svg:width="0.0547in" svg:height="0.111in" svg:x="2.5382in" svg:y="0.0362in" svg:viewBox="0 0 140 283" svg:d="M88 11c0-10 0-11-11-11-27 26-64 26-77 26v15c8 0 34 0 55-12v220c0 16 0 21-38 21h-15v13c15-3 53-3 69-3 18 0 54 0 69 3v-13h-13c-38 0-39-5-39-21z"><text:p/></draw:path><draw:path draw:style-name="gr266" draw:text-style-name="P61" svg:width="0.0685in" svg:height="0.1142in" svg:x="2.6134in" svg:y="0.0362in" svg:viewBox="0 0 175 291" svg:d="M138 147v14c0 100-44 119-68 119-8 0-30-1-42-15 18 0 22-13 22-19 0-14-10-21-20-21-7 0-19 4-19 22 0 27 23 44 59 44 54 0 105-58 105-148 0-114-48-143-86-143-23 0-43 7-63 26-16 20-26 38-26 69 0 53 37 95 84 95 26 0 43-18 54-43zM85 181c-6 0-26 0-39-27-8-17-8-37-8-58 0-23 0-43 9-59 12-20 27-26 42-26 20 0 33 14 42 34 5 13 6 39 6 59 0 36-15 77-52 77z"><text:p/></draw:path><draw:path draw:style-name="gr267" draw:text-style-name="P61" svg:width="0.0685in" svg:height="0.1142in" svg:x="2.6965in" svg:y="0.0362in" svg:viewBox="0 0 175 291" svg:d="M38 143v-11c0-106 53-121 75-121 9 0 27 2 37 17-7 0-23 0-23 18 0 14 10 20 19 20 6 0 20-3 20-20 0-26-20-46-54-46-54 0-112 55-112 148 0 113 49 143 89 143 47 0 86-39 86-95 0-54-37-95-84-95-29 0-44 22-53 42zM89 280c-28 0-40-26-42-32-7-19-7-53-7-61 0-33 13-76 51-76 7 0 27 0 40 26 7 16 7 39 7 58 0 20 0 42-7 57-13 26-33 28-42 28z"><text:p/></draw:path><draw:path draw:style-name="gr268" draw:text-style-name="P61" svg:width="0.0827in" svg:height="0.0756in" svg:x="2.778in" svg:y="0.0732in" svg:viewBox="0 0 211 193" svg:d="M130 60c2-12 12-50 40-50 4 0 14 0 22 4-12 3-20 14-20 23 0 8 4 16 16 16 10 0 23-7 23-25 0-22-25-28-39-28-26 0-40 22-45 32-11-28-33-32-45-32-45 0-69 55-69 65 0 5 4 5 5 5 4 0 5 0 6-5 14-45 42-55 56-55 9 0 23 3 23 27 0 14-7 42-23 101-6 28-21 45-39 45-4 0-13 0-22-5 11-2 21-12 21-23 0-12-10-15-17-15-12 0-23 12-23 25 0 19 22 28 41 28 27 0 43-31 43-33 5 16 20 33 47 33 43 0 67-56 67-65 0-5-4-5-5-5-3 0-5 1-6 5-13 45-42 55-56 55-17 0-23-13-23-28 0-9 2-18 7-37z"><text:p/></draw:path><draw:path draw:style-name="gr269" draw:text-style-name="P61" svg:width="0.1102in" svg:height="0.111in" svg:x="2.9138in" svg:y="0.05in" svg:viewBox="0 0 281 283" svg:d="M150 150h118c6 0 13 0 13-8 0-10-7-10-13-10h-118v-118c0-7 0-14-8-14-10 0-10 7-10 14v118h-118c-7 0-14 0-14 10 0 8 7 8 14 8h118v118c0 6 0 15 10 15 8 0 8-9 8-15z"><text:p/></draw:path><draw:path draw:style-name="gr270" draw:text-style-name="P61" svg:width="0.0661in" svg:height="0.111in" svg:x="3.0787in" svg:y="0.0362in" svg:viewBox="0 0 169 283" svg:d="M32 250l46-44c66-59 91-81 91-123 0-49-37-83-90-83-48 0-79 40-79 77 0 23 22 23 22 23 8 0 22-5 22-22 0-11-8-23-22-23-4 0-4 0-5 2 9-28 32-44 57-44 39 0 57 34 57 70 0 34-22 67-45 93l-81 90c-5 5-5 6-5 17h157l12-74h-11c-2 12-4 32-8 38-4 3-32 3-41 3z"><text:p/></draw:path><draw:path draw:style-name="gr271" draw:text-style-name="P61" svg:width="0.0736in" svg:height="0.1122in" svg:x="3.1583in" svg:y="0.0346in" svg:viewBox="0 0 188 286" svg:d="M113 218v36c0 16 0 20-33 20h-8v12c17-1 40-1 56-1 18 0 41 0 58 1v-12h-8c-32 0-33-4-33-20v-36h43v-13h-43v-194c0-9 0-11-7-11-4 0-5 0-7 5l-131 200v13zM115 205h-103l103-159z"><text:p/></draw:path><draw:path draw:style-name="gr272" draw:text-style-name="P61" svg:width="0.0701in" svg:height="0.1142in" svg:x="3.2433in" svg:y="0.0362in" svg:viewBox="0 0 179 291" svg:d="M179 147c0-34-3-68-18-100-19-40-53-47-72-47-24 0-57 11-73 51-14 28-16 62-16 96 0 32 2 70 19 102 18 34 49 42 70 42 24 0 55-8 74-49 13-28 16-61 16-95zM89 283c-16 0-42-11-48-52-5-25-5-65-5-89 0-28 0-55 2-78 9-51 41-54 51-54 14 0 43 7 50 49 4 24 4 55 4 83 0 31 0 60-5 87-6 41-30 54-49 54z"><text:p/></draw:path></draw:g></text:span><text:span text:style-name="T14">.</text:span></text:p>
      <text:p text:style-name="P14"><text:span text:style-name="T14"/></text:p>
      <text:p text:style-name="P15"><text:span text:style-name="T12">Naszym zadaniem jest znalezienie wszystkich pierwiastków wielomianu </text:span><text:span text:style-name="T12"><draw:g text:anchor-type="as-char" svg:y="-0.1252in" draw:z-index="22" draw:style-name="gr1"><svg:title>TexMaths</svg:title><svg:desc>12§display§f(x)§svg§600§FALSE§</svg:desc><draw:polygon draw:style-name="gr273" draw:text-style-name="P60" svg:width="0.2894in" svg:height="0.1492in" svg:x="0in" svg:y="0.0083in" svg:viewBox="0 0 736 380" draw:points="368,380 0,380 0,0 736,0 736,380"><text:p/></draw:polygon><draw:path draw:style-name="gr274" draw:text-style-name="P61" svg:width="0.0827in" svg:height="0.1512in" svg:x="0.0004in" svg:y="0.0075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275" draw:text-style-name="P61" svg:width="0.0382in" svg:height="0.1657in" svg:x="0.1071in" svg:y="0.0004in" svg:viewBox="0 0 98 422" svg:d="M98 419c0-1 0-3-7-10-53-53-66-133-66-198 0-73 16-146 68-199 5-5 5-6 5-8 0-3-1-4-5-4-3 0-41 29-67 83-21 45-26 92-26 128 0 34 5 84 28 132 26 53 62 79 65 79 4 0 5-1 5-3z"><text:p/></draw:path><draw:path draw:style-name="gr276" draw:text-style-name="P61" svg:width="0.0827in" svg:height="0.0752in" svg:x="0.1598in" svg:y="0.0512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277" draw:text-style-name="P61" svg:width="0.0382in" svg:height="0.1657in" svg:x="0.2594in" svg:y="0.0004in" svg:viewBox="0 0 98 422" svg:d="M98 211c0-32-5-84-27-132-25-51-63-79-67-79-2 0-4 2-4 4s0 3 7 10c43 41 67 108 67 197 0 72-15 147-68 199-6 6-6 8-6 9 0 2 2 3 4 3 4 0 43-28 68-82 21-46 26-93 26-129z"><text:p/></draw:path></draw:g></text:span><text:span text:style-name="T12">, za pomocą metody Newtona.</text:span></text:p>
      <text:p text:style-name="P15"><text:span text:style-name="T12">Wykorzystujemy w całości własnoręcznie napisany kod, w którym kluczową rolę odgrywa funkcja </text:span><text:span text:style-name="T12"><draw:g text:anchor-type="as-char" svg:y="-0.1252in" draw:z-index="23" draw:style-name="gr1"><svg:title>TexMaths</svg:title><svg:desc>12§display§licz\_r(a, b, n, x_{i-1})§svg§600§FALSE§</svg:desc><draw:polygon draw:style-name="gr278" draw:text-style-name="P60" svg:width="1.3012in" svg:height="0.1492in" svg:x="0.0008in" svg:y="0.0083in" svg:viewBox="0 0 3306 380" draw:points="1653,380 0,380 0,0 3306,0 3306,380"><text:p/></draw:polygon><draw:path draw:style-name="gr279" draw:text-style-name="P61" svg:width="0.0354in" svg:height="0.1173in" svg:x="0in" svg:y="0.0098in" svg:viewBox="0 0 91 299" svg:d="M91 5c0-1 0-5-6-5-9 0-39 4-51 4-3 1-8 1-8 9 0 5 4 5 10 5 20 0 20 4 20 7l-1 9-53 211c-1 5-2 7-2 14 0 24 19 40 38 40 15 0 26-9 33-24 8-17 13-41 13-42 0-5-5-5-5-5-5 0-5 2-7 8-7 28-16 53-31 53s-15-13-15-19c0-11 2-13 4-20z"><text:p/></draw:path><draw:path draw:style-name="gr280" draw:text-style-name="P61" svg:width="0.0441in" svg:height="0.1114in" svg:x="0.05in" svg:y="0.014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281" draw:text-style-name="P61" svg:width="0.065in" svg:height="0.0752in" svg:x="0.1094in" svg:y="0.0512in" svg:viewBox="0 0 166 192" svg:d="M151 26c-7 0-13 0-19 6-7 6-8 14-8 17 0 10 8 15 16 15 12 0 24-10 24-28 0-20-20-36-51-36-57 0-113 60-113 120 0 38 25 72 70 72 60 0 96-46 96-50 0-3-4-5-5-5-4 0-4 0-6 5-34 40-81 40-85 40-27 0-39-20-39-45 0-18 10-59 24-85 12-24 36-42 59-42 14 0 31 4 37 16z"><text:p/></draw:path><draw:path draw:style-name="gr282" draw:text-style-name="P61" svg:width="0.0705in" svg:height="0.0752in" svg:x="0.1819in" svg:y="0.0512in" svg:viewBox="0 0 180 192" svg:d="M38 152c23-25 35-34 51-49 0 0 26-23 42-38 39-39 49-59 49-61 0-4-5-4-5-4-3 0-5 1-6 5-13 20-23 26-32 26-10 0-15-6-22-13-7-10-15-18-29-18-31 0-51 40-51 48 0 2 1 5 6 5 2 0 3-3 5-5 8-19 32-19 36-19 8 0 16 2 26 6 17 6 22 6 34 6-16 19-52 49-60 56l-39 35c-29 29-43 53-43 56 0 4 4 4 5 4 3 0 5-1 7-6 10-14 23-25 36-25 10 0 13 3 25 15 6 9 15 16 27 16 42 0 66-54 66-65 0-2-2-5-5-5-4 0-5 3-5 5-11 29-38 36-52 36-8 0-15-2-25-5-14-6-20-7-29-7-1 0-8 0-12 1z"><text:p/></draw:path><draw:polygon draw:style-name="gr283" draw:text-style-name="P61" svg:width="0.0496in" svg:height="0.0067in" svg:x="0.2693in" svg:y="0.1185in" svg:viewBox="0 0 127 18" draw:points="64,18 0,18 0,0 127,0 127,18"><text:p/></draw:polygon><draw:path draw:style-name="gr284" draw:text-style-name="P61" svg:width="0.0677in" svg:height="0.0752in" svg:x="0.324in" svg:y="0.0512in" svg:viewBox="0 0 173 192" svg:d="M25 162c-1 7-3 17-3 18 0 8 4 12 12 12 4 0 12-4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285" draw:text-style-name="P61" svg:width="0.0382in" svg:height="0.1657in" svg:x="0.4146in" svg:y="0.0004in" svg:viewBox="0 0 98 422" svg:d="M98 419c0-1 0-3-7-10-53-53-66-133-66-198 0-73 16-146 69-199 4-5 4-6 4-8 0-3-1-4-4-4-4 0-42 29-68 83-21 45-26 92-26 128 0 34 5 84 28 132 26 53 62 79 66 79 3 0 4-1 4-3z"><text:p/></draw:path><draw:path draw:style-name="gr286" draw:text-style-name="P61" svg:width="0.076in" svg:height="0.0752in" svg:x="0.4693in" svg:y="0.051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287" draw:text-style-name="P61" svg:width="0.0193in" svg:height="0.0496in" svg:x="0.565in" svg:y="0.1071in" svg:viewBox="0 0 50 127" svg:d="M50 44c0-27-10-44-27-44-15 0-23 11-23 22 0 12 8 24 23 24 5 0 11-3 14-6 3-2 3-2 4-2v6c0 32-15 58-29 71-5 5-5 6-5 7 0 4 1 5 5 5 5 0 38-33 38-83z"><text:p/></draw:path><draw:path draw:style-name="gr288" draw:text-style-name="P61" svg:width="0.061in" svg:height="0.1173in" svg:x="0.6319in" svg:y="0.0098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7 7-43z"><text:p/></draw:path><draw:path draw:style-name="gr289" draw:text-style-name="P61" svg:width="0.0193in" svg:height="0.0496in" svg:x="0.7098in" svg:y="0.1071in" svg:viewBox="0 0 50 127" svg:d="M50 44c0-27-10-44-27-44-15 0-23 11-23 22 0 12 8 24 23 24 5 0 11-3 14-6 3-2 3-2 4-2v6c0 32-15 58-29 71-5 5-5 6-5 7 0 4 1 5 5 5 5 0 38-33 38-83z"><text:p/></draw:path><draw:path draw:style-name="gr290" draw:text-style-name="P61" svg:width="0.0898in" svg:height="0.0752in" svg:x="0.774in" svg:y="0.0512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291" draw:text-style-name="P61" svg:width="0.0193in" svg:height="0.0496in" svg:x="0.8835in" svg:y="0.1071in" svg:viewBox="0 0 50 127" svg:d="M50 44c0-27-10-44-27-44-15 0-23 11-23 22 0 12 8 24 23 24 5 0 11-3 14-6 3-2 3-2 4-2v6c0 32-15 58-29 71-5 5-5 6-5 7 0 4 1 5 5 5 5 0 38-33 38-83z"><text:p/></draw:path><draw:path draw:style-name="gr292" draw:text-style-name="P61" svg:width="0.0827in" svg:height="0.0752in" svg:x="0.9476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293" draw:text-style-name="P61" svg:width="0.035in" svg:height="0.078in" svg:x="1.0433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294" draw:text-style-name="P61" svg:width="0.0783in" svg:height="0.0059in" svg:x="1.0969in" svg:y="0.1173in" svg:viewBox="0 0 200 16" svg:d="M190 16c3 0 10 0 10-9 0-7-6-7-10-7h-178c-5 0-12 0-12 7 0 9 7 9 12 9z"><text:p/></draw:path><draw:path draw:style-name="gr295" draw:text-style-name="P61" svg:width="0.0421in" svg:height="0.0772in" svg:x="1.2008in" svg:y="0.072in" svg:viewBox="0 0 108 197" svg:d="M67 8c0-8-1-8-8-8-19 18-47 19-59 19v11c7 0 26 0 43-8v151c0 9 0 13-30 13h-11v11c5 0 42-1 53-1 10 0 47 1 53 1v-11h-11c-30 0-30-4-30-13z"><text:p/></draw:path><draw:path draw:style-name="gr296" draw:text-style-name="P61" svg:width="0.0382in" svg:height="0.1657in" svg:x="1.2728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2">, przyjmująca jako argumenty wektory </text:span><text:span text:style-name="T12"><draw:g text:anchor-type="as-char" svg:y="-0.1154in" draw:z-index="24" draw:style-name="gr1"><svg:title>TexMaths</svg:title><svg:desc>12§display§a, b§svg§600§FALSE§</svg:desc><draw:polygon draw:style-name="gr297" draw:text-style-name="P60" svg:width="0.2138in" svg:height="0.1307in" svg:x="0.0016in" svg:y="0.0087in" svg:viewBox="0 0 544 333" draw:points="271,333 0,333 0,0 544,0 544,333"><text:p/></draw:polygon><draw:path draw:style-name="gr298" draw:text-style-name="P61" svg:width="0.0756in" svg:height="0.0752in" svg:x="0in" svg:y="0.0421in" svg:viewBox="0 0 193 192" svg:d="M142 26c-9-14-21-26-40-26-49 0-102 62-102 123 0 41 23 69 56 69 9 0 30-3 56-32 3 17 18 32 38 32 15 0 24-10 31-23 8-16 12-42 12-42 0-5-3-5-4-5-5 0-5 1-5 9-9 26-16 51-34 51-11 0-12-11-12-19 0-10 1-12 6-31 5-18 5-23 8-39l16-58c3-13 3-13 3-15 0-8-5-12-11-12-11 0-18 10-18 18zM113 137c-1 8-1 8-9 15-18 23-34 30-46 30-22 0-28-23-28-39 0-21 13-74 24-93 12-25 31-40 49-40 28 0 34 34 34 37 0 2-1 5-3 7z"><text:p/></draw:path><draw:path draw:style-name="gr299" draw:text-style-name="P61" svg:width="0.0193in" svg:height="0.0496in" svg:x="0.0949in" svg:y="0.0972in" svg:viewBox="0 0 50 127" svg:d="M50 44c0-27-10-44-27-44-15 0-23 11-23 22 0 12 8 24 23 24 5 0 11-3 14-6 3-2 3-2 4-2v6c0 31-15 58-29 71-5 5-5 6-5 7 0 4 1 5 5 5 5 0 38-34 38-83z"><text:p/></draw:path><draw:path draw:style-name="gr300" draw:text-style-name="P61" svg:width="0.061in" svg:height="0.1169in" svg:x="0.1626in" svg:y="0in" svg:viewBox="0 0 156 298" svg:d="M82 5c0-1 0-5-6-5-10 0-40 4-52 4-2 1-7 1-7 8 0 6 3 6 9 6 21 0 22 4 22 7s-4 17-7 25l-34 139c-5 21-7 28-7 43 0 39 22 66 54 66 49 0 102-63 102-123 0-40-23-68-56-68-20 0-38 12-50 25zM41 164c3-8 3-9 7-14 22-28 41-34 50-34 16 0 28 12 28 40 0 24-14 73-23 90-13 27-33 43-49 43-14 0-28-12-28-42 0-10 0-17 6-43z"><text:p/></draw:path></draw:g></text:span><text:span text:style-name="T12"><text:s/>oraz stopień wielomianu </text:span><text:span text:style-name="T12"><draw:g text:anchor-type="as-char" svg:y="-0.0756in" draw:z-index="25" draw:style-name="gr1"><svg:title>TexMaths</svg:title><svg:desc>12§display§n§svg§600§FALSE§</svg:desc><draw:polygon draw:style-name="gr301" draw:text-style-name="P60" svg:width="0.0783in" svg:height="0.0587in" svg:x="0.0031in" svg:y="0.0083in" svg:viewBox="0 0 200 150" draw:points="100,150 0,150 0,0 200,0 200,150"><text:p/></draw:polygon><draw:path draw:style-name="gr302" draw:text-style-name="P61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12"><text:s/>i liczbę </text:span><text:span text:style-name="T12"><draw:g text:anchor-type="as-char" svg:y="-0.0654in" draw:z-index="26" draw:style-name="gr1"><svg:title>TexMaths</svg:title><svg:desc>12§display§x_{i-1}§svg§600§FALSE§</svg:desc><draw:polygon draw:style-name="gr303" draw:text-style-name="P60" svg:width="0.2835in" svg:height="0.0827in" svg:x="0.0031in" svg:y="0.0087in" svg:viewBox="0 0 721 211" draw:points="361,211 0,211 0,0 721,0 721,211"><text:p/></draw:polygon><draw:path draw:style-name="gr304" draw:text-style-name="P61" svg:width="0.0827in" svg:height="0.0752in" svg:x="0in" svg:y="0in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4 11-4 21-12 21-23 0-12-10-16-17-16-12 0-23 11-23 25 0 20 22 28 40 28 28 0 44-30 44-32 5 15 20 32 46 32 44 0 68-55 68-65 0-5-5-5-5-5-5 0-5 2-6 5-13 46-43 55-56 55-17 0-23-13-23-27 0-10 2-19 7-37z"><text:p/></draw:path><draw:path draw:style-name="gr305" draw:text-style-name="P61" svg:width="0.035in" svg:height="0.078in" svg:x="0.0953in" svg:y="0.0213in" svg:viewBox="0 0 90 199" svg:d="M83 12c0-5-4-12-12-12-9 0-17 7-17 17 0 5 4 11 12 11s17-9 17-16zM22 162c-2 4-3 7-3 12 0 14 12 25 28 25 31 0 43-41 43-44 0-5-4-5-5-5-3 0-3 2-6 5-6 24-19 36-31 36-6 0-7-4-7-11 0-6 2-11 5-18 3-8 6-17 9-24s13-35 15-37c1-3 2-7 2-10 0-14-12-25-29-25-30 0-43 41-43 46 0 3 4 3 5 3 5 0 5-2 6-5 7-26 20-36 31-36 5 0 8 3 8 10s-2 12-9 30z"><text:p/></draw:path><draw:path draw:style-name="gr306" draw:text-style-name="P61" svg:width="0.0783in" svg:height="0.0059in" svg:x="0.1496in" svg:y="0.0661in" svg:viewBox="0 0 200 16" svg:d="M188 16c5 0 12 0 12-9 0-7-7-7-12-7h-176c-5 0-12 0-12 7 0 9 7 9 12 9z"><text:p/></draw:path><draw:path draw:style-name="gr307" draw:text-style-name="P61" svg:width="0.0421in" svg:height="0.0772in" svg:x="0.2531in" svg:y="0.0213in" svg:viewBox="0 0 108 197" svg:d="M67 8c0-8 0-8-8-8-19 18-47 19-59 19v11c7 0 26 0 43-8v151c0 9 0 13-30 13h-11v11c5 0 42-1 53-1 10 0 47 1 53 1v-11h-11c-30 0-30-4-30-13z"><text:p/></draw:path></draw:g></text:span><text:span text:style-name="T12">.</text:span></text:p>
      <text:p text:style-name="P17"><text:span text:style-name="T12">Funkcja ta pozwala znaleźć wartości </text:span><text:span text:style-name="T12"><draw:g text:anchor-type="as-char" svg:y="-0.1335in" draw:z-index="27" draw:style-name="gr1"><svg:title>TexMaths</svg:title><svg:desc>12§display§R', R§svg§600§FALSE§</svg:desc><draw:polygon draw:style-name="gr308" draw:text-style-name="P60" svg:width="0.3563in" svg:height="0.1492in" svg:x="0.0016in" svg:y="0.0087in" svg:viewBox="0 0 906 380" draw:points="454,380 0,380 0,0 906,0 906,380"><text:p/></draw:polygon><draw:path draw:style-name="gr309" draw:text-style-name="P61" svg:width="0.1185in" svg:height="0.1173in" svg:x="0in" svg:y="0.0201in" svg:viewBox="0 0 302 299" svg:d="M142 29c2-10 3-15 12-16 3 0 16 0 25 0 30 0 78 0 78 42 0 15-7 43-24 60-11 11-34 24-72 24h-47zM203 145c42-9 92-38 92-81 0-38-38-64-93-64h-120c-9 0-12 0-12 8 0 5 3 5 10 5 2 0 9 0 17 1 7 0 11 2 11 8 0 0 0 2-1 7l-57 227c-4 17-4 19-38 19-8 0-12 0-12 10 0 4 5 4 6 4 12 0 41-1 54-1 11 0 41 1 53 1 3 0 8 0 8-9 0-5-3-5-12-5-15 0-27 0-27-7 0-3 1-4 2-7l28-112h49c38 0 47 24 47 38 0 8-4 21-6 30-3 11-8 27-8 35 0 47 52 47 58 47 35 0 50-43 50-49 0-5-4-5-6-5-3 0-3 2-4 6-11 31-29 38-39 38-14 0-17-9-17-26 0-13 3-35 4-48 1-6 2-14 2-20 0-33-28-45-39-50z"><text:p/></draw:path><draw:path draw:style-name="gr310" draw:text-style-name="P61" svg:width="0.0287in" svg:height="0.0602in" svg:x="0.126in" svg:y="0in" svg:viewBox="0 0 74 154" svg:d="M72 26c2-4 2-8 2-9 0-10-8-17-16-17-12 0-16 10-17 14l-39 129c-1 0-2 4-2 4 0 4 10 7 12 7 1 0 2 0 5-5z"><text:p/></draw:path><draw:path draw:style-name="gr311" draw:text-style-name="P61" svg:width="0.0193in" svg:height="0.0496in" svg:x="0.1815in" svg:y="0.1161in" svg:viewBox="0 0 50 127" svg:d="M50 44c0-27-10-44-27-44-15 0-23 11-23 22 0 12 8 24 23 24 5 0 11-3 14-6 3-2 3-2 4-2v6c0 32-15 58-29 71-5 5-5 6-5 8 0 3 1 4 5 4 5 0 38-33 38-83z"><text:p/></draw:path><draw:path draw:style-name="gr312" draw:text-style-name="P61" svg:width="0.1185in" svg:height="0.1173in" svg:x="0.2476in" svg:y="0.0201in" svg:viewBox="0 0 302 299" svg:d="M142 29c2-10 3-15 12-16 3 0 16 0 25 0 30 0 78 0 78 42 0 15-7 43-24 60-11 11-34 24-72 24h-47zM203 145c42-9 92-38 92-81 0-38-38-64-93-64h-120c-9 0-12 0-12 8 0 5 3 5 10 5 2 0 9 0 17 1 7 0 11 2 11 8 0 0 0 2-1 7l-57 227c-4 17-4 19-38 19-8 0-12 0-12 10 0 4 5 4 6 4 12 0 41-1 54-1 11 0 41 1 53 1 3 0 8 0 8-9 0-5-3-5-12-5-15 0-27 0-27-7 0-3 1-4 2-7l28-112h49c38 0 47 24 47 38 0 8-4 21-6 30-3 11-8 27-8 35 0 47 52 47 58 47 35 0 50-43 50-49 0-5-4-5-6-5-3 0-3 2-4 6-11 31-29 38-39 38-14 0-17-9-17-26 0-13 3-35 4-48 1-6 2-14 2-20 0-33-28-45-39-50z"><text:p/></draw:path></draw:g></text:span><text:span text:style-name="T12"><text:s/>oraz współczynniki nowego wielomianu, uzyskanego</text:span></text:p>
      <text:p text:style-name="P17"><text:span text:style-name="T12">z podzielenia </text:span><text:span text:style-name="T12"><draw:g text:anchor-type="as-char" svg:y="-0.1252in" draw:z-index="28" draw:style-name="gr1"><svg:title>TexMaths</svg:title><svg:desc>12§display§f(x)§svg§600§FALSE§</svg:desc><draw:polygon draw:style-name="gr313" draw:text-style-name="P60" svg:width="0.2894in" svg:height="0.1492in" svg:x="0in" svg:y="0.0083in" svg:viewBox="0 0 736 380" draw:points="368,380 0,380 0,0 736,0 736,380"><text:p/></draw:polygon><draw:path draw:style-name="gr314" draw:text-style-name="P61" svg:width="0.0827in" svg:height="0.1512in" svg:x="0.0004in" svg:y="0.0075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15" draw:text-style-name="P61" svg:width="0.0382in" svg:height="0.1657in" svg:x="0.1071in" svg:y="0.0004in" svg:viewBox="0 0 98 422" svg:d="M98 419c0-1 0-3-7-10-53-53-66-133-66-198 0-73 16-146 68-199 5-5 5-6 5-8 0-3-1-4-5-4-3 0-41 29-67 83-21 45-26 92-26 128 0 34 5 84 28 132 26 53 62 79 65 79 4 0 5-1 5-3z"><text:p/></draw:path><draw:path draw:style-name="gr316" draw:text-style-name="P61" svg:width="0.0827in" svg:height="0.0752in" svg:x="0.1598in" svg:y="0.0512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17" draw:text-style-name="P61" svg:width="0.0382in" svg:height="0.1657in" svg:x="0.2594in" svg:y="0.0004in" svg:viewBox="0 0 98 422" svg:d="M98 211c0-32-5-84-27-132-25-51-63-79-67-79-2 0-4 2-4 4s0 3 7 10c43 41 67 108 67 197 0 72-15 147-68 199-6 6-6 8-6 9 0 2 2 3 4 3 4 0 43-28 68-82 21-46 26-93 26-129z"><text:p/></draw:path></draw:g></text:span><text:span text:style-name="T12"><text:s/>przez dwumian </text:span><text:span text:style-name="T12"><draw:g text:anchor-type="as-char" svg:y="-0.1252in" draw:z-index="29" draw:style-name="gr1"><svg:title>TexMaths</svg:title><svg:desc>12§display§(x-x_{i-1})§svg§600§FALSE§</svg:desc><draw:polygon draw:style-name="gr318" draw:text-style-name="P60" svg:width="0.7138in" svg:height="0.1492in" svg:x="0in" svg:y="0.0083in" svg:viewBox="0 0 1814 380" draw:points="907,380 0,380 0,0 1814,0 1814,380"><text:p/></draw:polygon><draw:path draw:style-name="gr319" draw:text-style-name="P61" svg:width="0.0382in" svg:height="0.1657in" svg:x="0.0079in" svg:y="0.0004in" svg:viewBox="0 0 98 422" svg:d="M98 419c0-1 0-3-7-10-53-53-66-133-66-198 0-73 16-146 69-199 4-5 4-6 4-8 0-3-1-4-4-4-4 0-42 29-68 83-21 45-26 92-26 128 0 34 5 84 28 132 26 53 62 79 66 79 3 0 4-1 4-3z"><text:p/></draw:path><draw:path draw:style-name="gr320" draw:text-style-name="P61" svg:width="0.0827in" svg:height="0.0752in" svg:x="0.0614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21" draw:text-style-name="P61" svg:width="0.1012in" svg:height="0.0067in" svg:x="0.2016in" svg:y="0.0799in" svg:viewBox="0 0 258 18" svg:d="M244 18c7 0 14 0 14-10 0-8-7-8-14-8h-230c-7 0-14 0-14 8 0 10 7 10 14 10z"><text:p/></draw:path><draw:path draw:style-name="gr322" draw:text-style-name="P61" svg:width="0.0827in" svg:height="0.0752in" svg:x="0.3591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323" draw:text-style-name="P61" svg:width="0.035in" svg:height="0.078in" svg:x="0.4543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24" draw:text-style-name="P61" svg:width="0.0783in" svg:height="0.0059in" svg:x="0.5083in" svg:y="0.1173in" svg:viewBox="0 0 200 16" svg:d="M190 16c3 0 10 0 10-9 0-7-6-7-10-7h-178c-5 0-12 0-12 7 0 9 7 9 12 9z"><text:p/></draw:path><draw:path draw:style-name="gr325" draw:text-style-name="P61" svg:width="0.0421in" svg:height="0.0772in" svg:x="0.6122in" svg:y="0.072in" svg:viewBox="0 0 108 197" svg:d="M67 8c0-8-1-8-8-8-19 18-47 19-59 19v11c7 0 26 0 43-8v151c0 9 0 13-30 13h-11v11c5 0 42-1 53-1 10 0 47 1 53 1v-11h-11c-30 0-30-4-30-13z"><text:p/></draw:path><draw:path draw:style-name="gr326" draw:text-style-name="P61" svg:width="0.0382in" svg:height="0.1657in" svg:x="0.6839in" svg:y="0.0004in" svg:viewBox="0 0 98 422" svg:d="M98 211c0-32-4-84-27-132-25-51-63-79-67-79-2 0-4 2-4 4s0 3 7 10c43 41 67 108 67 197 0 72-15 147-68 199-6 6-6 8-6 9 0 2 2 3 4 3 4 0 43-28 68-82 22-46 26-93 26-129z"><text:p/></draw:path></draw:g></text:span><text:span text:style-name="T12">.</text:span></text:p>
      <text:p text:style-name="P15"><text:span text:style-name="T12"/></text:p>
      <text:p text:style-name="P15"><text:span text:style-name="T12">Przyjmujemy następujące dane:</text:span></text:p>
      <text:p text:style-name="P15"/>
      <text:p text:style-name="P15"><text:tab/><draw:g text:anchor-type="as-char" svg:y="-0.1126in" draw:z-index="30" draw:style-name="gr1"><svg:title>TexMaths</svg:title><svg:desc>12§display§x_{0} = 0§svg§600§FALSE§</svg:desc><draw:polygon draw:style-name="gr327" draw:text-style-name="P60" svg:width="0.4504in" svg:height="0.122in" svg:x="0.0031in" svg:y="0.0087in" svg:viewBox="0 0 1145 311" draw:points="572,311 0,311 0,0 1145,0 1145,311"><text:p/></draw:polygon><draw:path draw:style-name="gr328" draw:text-style-name="P61" svg:width="0.0827in" svg:height="0.0756in" svg:x="0in" svg:y="0.0366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3 0-12-10-15-17-15-12 0-23 12-23 25 0 19 22 28 40 28 28 0 44-30 44-33 5 16 20 33 46 33 44 0 68-56 68-65 0-5-4-5-5-5-3 0-5 1-6 5-13 45-43 55-56 55-17 0-23-13-23-28 0-9 2-18 7-37z"><text:p/></draw:path><draw:path draw:style-name="gr329" draw:text-style-name="P61" svg:width="0.0539in" svg:height="0.0799in" svg:x="0.0961in" svg:y="0.0583in" svg:viewBox="0 0 138 204" svg:d="M138 104c0-34-4-58-18-77-8-15-26-27-50-27-70 0-70 81-70 104 0 20 0 100 70 100 68 0 68-80 68-100zM70 195c-15 0-33-8-39-32-5-17-5-43-5-64 0-22 0-44 5-60 6-25 25-31 39-31 15 0 31 10 36 28 4 15 6 37 6 63 0 21 0 43-5 62-6 28-27 34-37 34z"><text:p/></draw:path><draw:path draw:style-name="gr330" draw:text-style-name="P61" svg:width="0.1102in" svg:height="0.039in" svg:x="0.2201in" svg:y="0.05in" svg:viewBox="0 0 281 100" svg:d="M266 17c8 0 15 0 15-9 0-8-7-8-13-8h-254c-7 0-14 0-14 8 0 9 7 9 14 9zM268 100c6 0 13 0 13-8 0-9-7-9-15-9h-252c-7 0-14 0-14 9 0 8 7 8 14 8z"><text:p/></draw:path><draw:path draw:style-name="gr331" draw:text-style-name="P61" svg:width="0.0701in" svg:height="0.1146in" svg:x="0.3921in" svg:y="0in" svg:viewBox="0 0 179 292" svg:d="M179 147c0-34-3-67-18-100-19-40-53-47-72-47-24 0-57 11-73 51-14 29-16 62-16 96 0 33 2 70 19 102 18 34 49 43 70 43 24 0 55-9 74-49 13-29 16-62 16-96zM89 283c-16 0-42-11-49-52-4-25-4-65-4-89 0-28 0-55 2-78 9-51 41-54 51-54 14 0 42 7 50 49 4 24 4 55 4 83 0 31 0 60-5 87-6 41-30 54-49 54z"><text:p/></draw:path></draw:g><text:span text:style-name="T12"> - wartość początkowa,</text:span></text:p>
      <text:p text:style-name="P15"><text:span text:style-name="T12"/></text:p>
      <text:p text:style-name="P15"><text:tab/><draw:g text:anchor-type="as-char" svg:y="-0.1181in" draw:z-index="31" draw:style-name="gr1"><svg:title>TexMaths</svg:title><svg:desc>12§display§ITmax = 30§svg§600§FALSE§</svg:desc><draw:polygon draw:style-name="gr332" draw:text-style-name="P60" svg:width="0.8984in" svg:height="0.1012in" svg:x="0.0028in" svg:y="0.0087in" svg:viewBox="0 0 2283 258" draw:points="1141,258 0,258 0,0 2283,0 2283,258"><text:p/></draw:polygon><draw:path draw:style-name="gr333" draw:text-style-name="P61" svg:width="0.0768in" svg:height="0.1142in" svg:x="0in" svg:y="0in" svg:viewBox="0 0 196 291" svg:d="M144 33c4-16 5-20 38-20 11 0 14 0 14-8 0-5-4-5-6-5-12 0-44 1-56 1-13 0-44-1-56-1-4 0-8 0-8 8 0 5 3 5 10 5 18 0 30 0 30 9 0 1 0 2-1 6l-57 230c-4 14-5 19-39 19-9 0-13 0-13 9 0 5 5 5 7 5 11 0 43-2 54-2 13 0 45 2 58 2 3 0 8 0 8-9 0-5-3-5-13-5-7 0-10 0-18 0-8-1-11-3-11-8 0-4 1-6 3-10z"><text:p/></draw:path><draw:path draw:style-name="gr334" draw:text-style-name="P61" svg:width="0.113in" svg:height="0.1126in" svg:x="0.0843in" svg:y="0.0012in" svg:viewBox="0 0 288 287" svg:d="M170 30c4-12 5-14 10-16 5-1 18-1 28-1 42 0 61 1 61 35 0 6-3 23-4 34 0 2-1 7-1 7 0 4 1 6 5 6 5 0 6-2 7-9l11-74c0-1 1-6 1-7 0-5-5-5-12-5h-235c-10 0-10 0-13 8l-26 75c0 1-2 6-2 7 0 4 2 5 5 5 5 0 5-1 7-8 24-65 34-74 96-74h17c12 0 12 1 12 5s-1 9-1 9l-57 227c-5 16-5 21-50 21-16 0-18 0-18 7 0 5 5 5 7 5 11 0 23 0 35 0s24 0 36 0c11 0 24 0 35 0 12 0 25 0 37 0 3 0 9 0 9-7 0-5-4-5-14-5-11 0-17 0-28-1-12-2-15-3-15-10 0 0 0-1 1-8z"><text:p/></draw:path><draw:path draw:style-name="gr335" draw:text-style-name="P61" svg:width="0.1362in" svg:height="0.0756in" svg:x="0.2051in" svg:y="0.0406in" svg:viewBox="0 0 347 193" svg:d="M25 163c-1 7-3 17-3 18 0 8 4 12 12 12 4 0 12-4 15-12 1 0 6-21 7-31l10-39c4-9 5-18 8-28 0-8 5-20 5-22 6-13 29-51 69-51 19 0 22 15 22 30 0 11-2 21-6 35l-12 48-8 34c-2 8-6 23-6 24 0 8 7 12 13 12 13 0 16-11 19-24 5-24 22-86 26-104 1-5 22-55 69-55 18 0 23 14 23 30 0 24-17 72-26 95-4 10-5 15-5 23 0 20 14 35 33 35 41 0 57-62 57-65 0-5-4-5-5-5-5 0-5 1-7 8-6 22-21 52-43 52-8 0-11-3-11-13 0-11 5-22 8-31 9-22 25-69 25-93 0-28-15-46-48-46-32 0-52 18-68 41-1-5-2-19-13-30-11-9-24-11-35-11-38 0-60 27-66 36-2-24-20-36-40-36-19 0-27 17-31 24-7 16-13 41-13 41 0 5 4 5 5 5 5 0 5 0 7-10 7-30 16-50 31-50 7 0 13 2 13 19 0 8-1 13-6 36z"><text:p/></draw:path><draw:path draw:style-name="gr336" draw:text-style-name="P61" svg:width="0.076in" svg:height="0.0756in" svg:x="0.3528in" svg:y="0.0406in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3-73 24-92 12-26 31-41 49-41 28 0 34 35 34 37s-1 5-3 7z"><text:p/></draw:path><draw:path draw:style-name="gr337" draw:text-style-name="P61" svg:width="0.0827in" svg:height="0.0756in" svg:x="0.4386in" svg:y="0.0406in" svg:viewBox="0 0 211 193" svg:d="M130 60c2-12 12-50 40-50 3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0 28 28 0 43-30 44-33 5 16 20 33 46 33 44 0 68-56 68-65 0-5-4-5-5-5-3 0-5 1-6 5-14 46-43 55-56 55-17 0-23-13-23-27 0-10 2-19 7-38z"><text:p/></draw:path><draw:path draw:style-name="gr338" draw:text-style-name="P61" svg:width="0.1102in" svg:height="0.039in" svg:x="0.5843in" svg:y="0.0528in" svg:viewBox="0 0 281 100" svg:d="M266 17c8 0 15 0 15-9 0-8-7-8-13-8h-254c-7 0-14 0-14 8 0 9 7 9 14 9zM268 100c6 0 13 0 13-8 0-9-7-9-15-9h-252c-7 0-14 0-14 9 0 8 7 8 14 8z"><text:p/></draw:path><draw:path draw:style-name="gr339" draw:text-style-name="P61" svg:width="0.0685in" svg:height="0.1146in" svg:x="0.7571in" svg:y="0.0028in" svg:viewBox="0 0 175 292" svg:d="M106 133c34-10 58-40 58-74 0-35-37-59-78-59-42 0-74 25-74 58 0 13 10 22 20 22 14 0 23-10 23-22 0-22-20-22-26-22 12-19 41-25 55-25 18 0 42 9 42 47 0 6-1 30-13 49-12 21-27 21-37 22-3 0-14 1-16 1-5 0-7 1-7 5 0 5 2 5 11 5h18c34 0 50 29 50 70 0 58-29 71-48 71-18 0-49-9-65-33 16 3 28-7 28-24 0-14-11-24-23-24-11 0-24 7-24 25 0 39 40 67 85 67 52 0 90-39 90-82 0-34-26-68-69-77z"><text:p/></draw:path><draw:path draw:style-name="gr340" draw:text-style-name="P61" svg:width="0.0701in" svg:height="0.1146in" svg:x="0.8394in" svg:y="0.0028in" svg:viewBox="0 0 179 292" svg:d="M179 147c0-34-3-67-18-100-19-40-53-47-72-47-24 0-57 11-73 51-14 29-16 62-16 96 0 33 2 70 19 103 18 33 49 42 70 42 24 0 55-9 74-48 13-29 16-63 16-97zM89 283c-16 0-42-11-49-52-4-25-4-65-4-89 0-27 0-55 2-78 9-51 41-54 51-54 14 0 42 7 50 49 4 24 4 56 4 83 0 32 0 61-5 87-6 41-30 54-49 54z"><text:p/></draw:path></draw:g><text:span text:style-name="T12"> - maksymalna liczba iteracji,</text:span></text:p>
      <text:p text:style-name="P15"><text:span text:style-name="T12"/></text:p>
      <text:p text:style-name="P16"><text:tab/><draw:g text:anchor-type="as-char" svg:y="-0.1508in" draw:z-index="32" draw:style-name="gr1"><svg:title>TexMaths</svg:title><svg:desc>12§display§\varepsilon = 10^{-7}§svg§600§FALSE§</svg:desc><draw:polygon draw:style-name="gr341" draw:text-style-name="P60" svg:width="0.6157in" svg:height="0.1343in" svg:x="0.0043in" svg:y="0.0087in" svg:viewBox="0 0 1565 342" draw:points="783,342 0,342 0,0 1565,0 1565,342"><text:p/></draw:polygon><draw:path draw:style-name="gr342" draw:text-style-name="P61" svg:width="0.0665in" svg:height="0.0787in" svg:x="0in" svg:y="0.0717in" svg:viewBox="0 0 170 201" svg:d="M49 96c13 6 25 6 36 6s35 0 35-13c0-10-16-12-31-12-10 0-24 1-40 8-9-6-17-13-17-25 0-25 42-41 81-41 6 0 21 0 38 12 5 4 5 5 9 5 6 0 10-6 10-12 0-7-25-24-54-24-49 0-94 29-94 60 0 19 14 29 16 30-25 14-38 38-38 57 0 28 24 54 70 54 55 0 79-37 79-44 0-1-3-4-5-4s-2 3-4 3c-6 9-16 25-67 25-26 0-62-6-62-36 0-14 12-37 38-49zM62 90c11-4 20-4 27-4 9 0 12 0 19 3-6 3-6 3-23 3-9 0-14 0-23-2z"><text:p/></draw:path><draw:path draw:style-name="gr343" draw:text-style-name="P61" svg:width="0.1102in" svg:height="0.039in" svg:x="0.1283in" svg:y="0.0858in" svg:viewBox="0 0 281 100" svg:d="M266 17c8 0 15 0 15-9 0-8-7-8-13-8h-254c-7 0-14 0-14 8 0 9 7 9 14 9zM268 100c6 0 13 0 13-9 0-8-7-8-15-8h-252c-7 0-14 0-14 8 0 9 7 9 14 9z"><text:p/></draw:path><draw:path draw:style-name="gr344" draw:text-style-name="P61" svg:width="0.0547in" svg:height="0.1106in" svg:x="0.3094in" svg:y="0.0366in" svg:viewBox="0 0 140 282" svg:d="M88 11c0-10 0-11-10-11-28 26-65 26-78 26v15c8 0 34 0 55-12v219c0 16 0 21-38 21h-15v13c15-1 53-1 69-1 18 0 54 0 69 1v-13h-13c-38 0-39-5-39-21z"><text:p/></draw:path><draw:path draw:style-name="gr345" draw:text-style-name="P61" svg:width="0.0701in" svg:height="0.1138in" svg:x="0.3843in" svg:y="0.0366in" svg:viewBox="0 0 179 290" svg:d="M179 146c0-33-3-67-18-99-19-40-53-47-72-47-24 0-57 11-73 50-14 29-16 63-16 96s2 70 19 102c18 34 49 42 70 42 24 0 55-8 74-48 13-29 16-62 16-96zM89 282c-16 0-42-11-48-52-5-25-5-65-5-89 0-27 0-55 2-77 9-51 41-54 51-54 14 0 43 7 50 49 4 24 4 55 4 82 0 32 0 60-5 87-6 41-30 54-49 54z"><text:p/></draw:path><draw:path draw:style-name="gr346" draw:text-style-name="P61" svg:width="0.0783in" svg:height="0.0059in" svg:x="0.4736in" svg:y="0.0465in" svg:viewBox="0 0 200 16" svg:d="M190 16c3 0 10 0 10-9 0-7-6-7-10-7h-178c-5 0-12 0-12 7 0 9 7 9 12 9z"><text:p/></draw:path><draw:path draw:style-name="gr347" draw:text-style-name="P61" svg:width="0.0555in" svg:height="0.0807in" svg:x="0.5728in" svg:y="0in" svg:viewBox="0 0 142 206" svg:d="M138 22c4-4 4-5 4-12h-78c-12 0-16 0-27-2-15-1-15-3-17-8h-9l-11 64h11c0-5 2-24 7-28 4-1 28-1 31-1h65c-10 12-25 30-30 39-40 51-43 97-43 115 0 4 0 17 14 17 15 0 15-13 15-17v-12c0-57 10-83 24-99z"><text:p/></draw:path></draw:g><text:span text:style-name="T12"> - </text:span><text:span text:style-name="T15">dokładność wyznaczania pierwiastka.</text:span></text:p>
      <text:p text:style-name="P16"><text:span text:style-name="T15"/></text:p>
      <text:p text:style-name="P16"><text:span text:style-name="T15"/></text:p>
      <text:p text:style-name="P12"><text:span text:style-name="T8">2.</text:span><text:span text:style-name="T9">2</text:span><text:span text:style-name="T7">.</text:span><text:span text:style-name="T8"> </text:span><text:span text:style-name="T9">Wyniki</text:span></text:p>
      <text:p text:style-name="P24"><text:span text:style-name="T9"/></text:p>
      <text:p text:style-name="P26"><text:span text:style-name="T9">J</text:span><text:span text:style-name="T6">ako wynik wypisujemy wartości obliczanych zmiennych we wszystkich iteracjach. </text:span></text:p>
      <text:p text:style-name="P26"><text:span text:style-name="T6"/></text:p>
      <text:p text:style-name="P26"><text:span text:style-name="T6"><text:tab/></text:span><text:span text:style-name="T6"><draw:g text:anchor-type="as-char" svg:y="-0.1138in" draw:z-index="38" draw:style-name="gr1"><svg:title>TexMaths</svg:title><svg:desc>12§display§Lp §svg§600§FALSE§</svg:desc><draw:polygon draw:style-name="gr367" draw:text-style-name="P60" svg:width="0.178in" svg:height="0.1291in" svg:x="0.002in" svg:y="0.0083in" svg:viewBox="0 0 453 329" draw:points="227,329 0,329 0,0 453,0 453,329"><text:p/></draw:polygon><draw:path draw:style-name="gr368" draw:text-style-name="P61" svg:width="0.1004in" svg:height="0.1134in" svg:x="0in" svg:y="0in" svg:viewBox="0 0 256 289" svg:d="M142 32c4-14 5-19 45-19 13 0 16 0 16-8 0-5-4-5-7-5-13 0-49 1-62 1-12 0-45-1-57-1-2 0-7 0-7 8 0 5 3 5 11 5 1 0 8 0 16 1 8 0 11 2 11 8 0 0 0 2-1 7l-56 228c-5 15-5 19-39 19-8 0-12 0-12 8 0 5 4 5 12 5h196c10 0 10 0 13-7l34-91c1-5 1-6 1-6 0-3-1-5-4-5-5 0-5 2-8 10-14 38-33 86-107 86h-40c-6 0-7 0-8 0-5 0-6-1-6-4 0-2 0-3 1-10z"><text:p/></draw:path><draw:path draw:style-name="gr369" draw:text-style-name="P61" svg:width="0.0866in" svg:height="0.1055in" svg:x="0.1016in" svg:y="0.0402in" svg:viewBox="0 0 221 269" svg:d="M32 239c-3 14-3 18-22 18-5 0-10 0-10 7 0 4 2 5 6 5 11 0 23-1 35-1 14 0 29 1 42 1 2 0 7 0 7-7 0-5-3-5-9-5-21 0-21-4-21-7 0-6 17-75 19-84 6 10 18 26 40 26 49 0 102-62 102-124 0-40-24-68-56-68-21 0-42 16-55 31-5-23-23-31-39-31-19 0-28 17-31 24-8 14-14 41-14 41 0 5 5 5 5 5 5 0 5 0 9-10 6-30 15-50 30-50 7 0 13 2 13 19 0 9-1 14-4 21zM108 55c3-12 14-24 22-30 14-13 26-15 34-15 17 0 27 14 27 39s-14 73-21 90c-15 29-35 43-51 43-29 0-34-36-34-37s0-2 2-7z"><text:p/></draw:path></draw:g></text:span><text:span text:style-name="T6"> - numer pierwiastka,</text:span></text:p>
      <text:p text:style-name="P26"><text:span text:style-name="T6"><text:tab/></text:span></text:p>
      <text:p text:style-name="P26"><text:span text:style-name="T6"><text:tab/></text:span><text:span text:style-name="T6"><draw:g text:anchor-type="as-char" svg:y="-0.111in" draw:z-index="39" draw:style-name="gr1"><svg:title>TexMaths</svg:title><svg:desc>12§display§it§svg§600§FALSE§</svg:desc><draw:polygon draw:style-name="gr370" draw:text-style-name="P60" svg:width="0.0953in" svg:height="0.0945in" svg:x="0.0031in" svg:y="0.0083in" svg:viewBox="0 0 243 241" draw:points="123,241 0,241 0,0 243,0 243,241"><text:p/></draw:polygon><draw:path draw:style-name="gr371" draw:text-style-name="P61" svg:width="0.0441in" svg:height="0.111in" svg:x="0in" svg:y="0in" svg:viewBox="0 0 113 283" svg:d="M108 16c0-9-5-16-14-16-12 0-24 11-24 21s6 16 17 16c9 0 21-10 21-21zM76 174c6-13 6-13 9-25 4-8 6-14 6-22 0-20-13-34-36-34-38 0-55 60-55 63 0 5 4 5 5 5 5 0 5 0 7-7 11-41 29-53 43-53 4 0 10 0 10 14 0 9-3 18-5 21-2 12-22 61-29 79-5 11-9 25-9 33 0 21 14 35 34 35 41 0 57-61 57-64 0-5-5-5-5-5-5 0-5 1-7 8-7 26-22 53-43 53-8 0-11-5-11-15s3-16 13-41z"><text:p/></draw:path><draw:path draw:style-name="gr372" draw:text-style-name="P61" svg:width="0.0512in" svg:height="0.1055in" svg:x="0.0559in" svg:y="0.0055in" svg:viewBox="0 0 131 269" svg:d="M78 96h40c8 0 13 0 13-9 0-5-5-5-13-5h-36c14-61 17-68 17-70 0-8-5-12-12-12-2 0-14 0-17 16l-17 66h-41c-8 0-12 0-12 8 0 6 4 6 12 6h37c-31 119-32 126-32 133 0 23 17 40 38 40 45 0 69-62 69-65 0-5-4-5-6-5-4 0-4 2-5 6-19 45-42 54-57 54-8 0-12-6-12-19 0-11 0-13 2-20z"><text:p/></draw:path></draw:g></text:span><text:span text:style-name="T6"> - numer iteracji,</text:span></text:p>
      <text:p text:style-name="P26"><text:span text:style-name="T6"/></text:p>
      <text:p text:style-name="P26"><text:span text:style-name="T6"><text:tab/></text:span><text:span text:style-name="T6"><draw:g text:anchor-type="as-char" svg:y="-0.0744in" draw:z-index="40" draw:style-name="gr1"><svg:title>TexMaths</svg:title><svg:desc>12§display§x_{it}§svg§600§FALSE§</svg:desc><draw:polygon draw:style-name="gr373" draw:text-style-name="P60" svg:width="0.1693in" svg:height="0.0827in" svg:x="0.0031in" svg:y="0.0087in" svg:viewBox="0 0 431 211" draw:points="216,211 0,211 0,0 431,0 431,211"><text:p/></draw:polygon><draw:path draw:style-name="gr374" draw:text-style-name="P61" svg:width="0.0831in" svg:height="0.0752in" svg:x="0in" svg:y="0in" svg:viewBox="0 0 212 192" svg:d="M130 60c2-12 12-50 41-50 3 0 13 0 21 4-12 3-20 14-20 23 0 7 5 16 17 16 9 0 23-7 23-25 0-22-26-28-40-28-25 0-40 22-45 32-10-28-33-32-45-32-45 0-69 55-69 65 0 5 4 5 5 5 4 0 5 0 6-5 14-45 42-55 57-55 8 0 22 3 22 27 0 13-7 42-22 101-6 26-22 44-40 44-4 0-13 0-22-4 11-4 21-12 21-23 0-12-10-16-17-16-12 0-23 11-23 25 0 20 22 28 40 28 29 0 44-30 44-32 5 15 21 32 46 32 44 0 68-55 68-65 0-5-3-5-5-5-3 0-4 2-6 5-13 46-43 55-56 55-17 0-23-13-23-27 0-10 3-19 7-37z"><text:p/></draw:path><draw:path draw:style-name="gr375" draw:text-style-name="P61" svg:width="0.035in" svg:height="0.078in" svg:x="0.0957in" svg:y="0.0213in" svg:viewBox="0 0 90 199" svg:d="M83 12c0-5-4-12-12-12-9 0-17 7-17 17 0 5 4 11 12 11 9 0 17-9 17-16zM22 162c-2 4-3 7-3 12 0 14 12 25 28 25 31 0 43-41 43-44 0-5-3-5-5-5-3 0-3 2-6 5-6 24-19 36-31 36-6 0-7-4-7-11 0-6 2-11 5-18 3-8 6-17 9-24s14-35 15-37c1-3 2-7 2-10 0-14-12-25-29-25-30 0-43 41-43 46 0 3 4 3 5 3 5 0 5-2 6-5 7-26 20-36 31-36 5 0 8 3 8 10s-2 12-9 30z"><text:p/></draw:path><draw:path draw:style-name="gr376" draw:text-style-name="P61" svg:width="0.0394in" svg:height="0.0736in" svg:x="0.1421in" svg:y="0.0252in" svg:viewBox="0 0 101 188" svg:d="M60 68h31c6 0 10 0 10-7 0-3-4-3-8-3h-29l11-45c0-1 1-2 1-3 0-6-5-10-11-10-7 0-11 5-15 12-1 8 3-6-9 46h-31c-6 0-10 0-10 7 0 3 4 3 8 3h29l-18 70c-1 7-3 18-3 22 0 18 14 28 31 28 34 0 52-42 52-45 0-4-4-4-5-4-4 0-4 1-5 6-10 18-24 35-41 35-7 0-11-4-11-16 0-2 1-8 3-10z"><text:p/></draw:path></draw:g></text:span><text:span text:style-name="T6"> - wartość przybliżenia miejsca zerowgo w danej iteracji,</text:span></text:p>
      <text:p text:style-name="P26"><text:span text:style-name="T6"/></text:p>
      <text:p text:style-name="P26"><text:span text:style-name="T6"><text:tab/></text:span><text:span text:style-name="T6"><draw:g text:anchor-type="as-char" svg:y="-0.1146in" draw:z-index="41" draw:style-name="gr1"><svg:title>TexMaths</svg:title><svg:desc>12§display§R_{it}§svg§600§FALSE§</svg:desc><draw:polygon draw:style-name="gr377" draw:text-style-name="P60" svg:width="0.2in" svg:height="0.1224in" svg:x="0.0016in" svg:y="0.0083in" svg:viewBox="0 0 509 312" draw:points="255,312 0,312 0,0 509,0 509,312"><text:p/></draw:polygon><draw:path draw:style-name="gr378" draw:text-style-name="P61" svg:width="0.1185in" svg:height="0.1169in" svg:x="0in" svg:y="0in" svg:viewBox="0 0 302 298" svg:d="M140 29c4-10 5-15 13-16 4 0 17 0 25 0 30 0 77 0 77 42 0 14-6 43-24 60-9 11-32 24-71 24h-46zM202 145c42-10 93-39 93-82 0-37-39-63-94-63h-120c-8 0-12 0-12 8 0 5 4 5 11 5 1 0 9 0 17 1 7 0 11 2 11 8 0 0 0 2-1 7l-57 227c-4 16-4 19-38 19-8 0-12 0-12 9 0 4 5 4 6 4 12 0 41-1 54-1 11 0 41 1 53 1 3 0 8 0 8-8 0-5-4-5-12-5-16 0-28 0-28-8 0-1 2-4 3-6l27-113h49c39 0 47 24 47 39 0 7-3 20-6 30s-7 26-7 34c0 47 52 47 56 47 36 0 52-43 52-49 0-5-5-5-6-5-4 0-4 2-5 6-11 31-29 38-38 38-15 0-17-9-17-26 0-13 2-35 4-48 1-6 1-14 1-20 0-32-28-44-39-49z"><text:p/></draw:path><draw:path draw:style-name="gr379" draw:text-style-name="P61" svg:width="0.035in" svg:height="0.078in" svg:x="0.1244in" svg:y="0.061in" svg:viewBox="0 0 90 199" svg:d="M83 12c0-5-4-12-12-12-9 0-17 7-17 17 0 5 3 11 12 11 8 0 17-9 17-16zM22 162c-2 3-3 7-3 13 0 13 12 24 28 24 31 0 43-41 43-45 0-3-4-3-5-3-4 0-4 1-6 5-6 23-19 34-31 34-6 0-7-3-7-11 0-6 2-10 5-17 3-9 5-16 9-24 2-6 13-35 14-37 2-3 3-8 3-10 0-14-12-25-29-25-30 0-43 40-43 45 0 4 4 4 5 4 5 0 5-3 6-5 7-26 20-36 31-36 5 0 8 3 8 10s-2 12-9 30z"><text:p/></draw:path><draw:path draw:style-name="gr380" draw:text-style-name="P61" svg:width="0.0394in" svg:height="0.0736in" svg:x="0.1709in" svg:y="0.0654in" svg:viewBox="0 0 101 188" svg:d="M60 68h31c6 0 10 0 10-7 0-4-4-4-9-4h-29l11-44c0-1 1-2 1-3 0-6-4-10-10-10-8 0-11 5-15 12-1 8 3-6-9 45h-31c-6 0-10 0-10 8 0 3 4 3 8 3h29l-18 70c-1 8-3 18-3 22 0 17 14 28 31 28 33 0 51-42 51-46 0-3-3-3-5-3-3 0-3 1-4 6-10 18-24 34-41 34-7 0-11-3-11-14 0-3 1-9 3-12z"><text:p/></draw:path></draw:g></text:span><text:span text:style-name="T6"> - reszta z dzielenia wielomianu </text:span><text:span text:style-name="T6"><draw:g text:anchor-type="as-char" svg:y="-0.1252in" draw:z-index="42" draw:style-name="gr1"><svg:title>TexMaths</svg:title><svg:desc>12§display§f(x)§svg§600§FALSE§</svg:desc><draw:polygon draw:style-name="gr381" draw:text-style-name="P60" svg:width="0.2894in" svg:height="0.1492in" svg:x="0in" svg:y="0.0083in" svg:viewBox="0 0 736 380" draw:points="368,380 0,380 0,0 736,0 736,380"><text:p/></draw:polygon><draw:path draw:style-name="gr382" draw:text-style-name="P61" svg:width="0.0827in" svg:height="0.1512in" svg:x="0.0004in" svg:y="0.0075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83" draw:text-style-name="P61" svg:width="0.0382in" svg:height="0.1657in" svg:x="0.1071in" svg:y="0.0004in" svg:viewBox="0 0 98 422" svg:d="M98 419c0-1 0-3-7-10-53-53-66-133-66-198 0-73 16-146 68-199 5-5 5-6 5-8 0-3-1-4-5-4-3 0-41 29-67 83-21 45-26 92-26 128 0 34 5 84 28 132 26 53 62 79 65 79 4 0 5-1 5-3z"><text:p/></draw:path><draw:path draw:style-name="gr384" draw:text-style-name="P61" svg:width="0.0827in" svg:height="0.0752in" svg:x="0.1598in" svg:y="0.0512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85" draw:text-style-name="P61" svg:width="0.0382in" svg:height="0.1657in" svg:x="0.2594in" svg:y="0.0004in" svg:viewBox="0 0 98 422" svg:d="M98 211c0-32-5-84-27-132-25-51-63-79-67-79-2 0-4 2-4 4s0 3 7 10c43 41 67 108 67 197 0 72-15 147-68 199-6 6-6 8-6 9 0 2 2 3 4 3 4 0 43-28 68-82 21-46 26-93 26-129z"><text:p/></draw:path></draw:g></text:span><text:span text:style-name="T6"><text:s/>w danej iteracji,</text:span></text:p>
      <text:p text:style-name="P26"><text:span text:style-name="T6"/></text:p>
      <text:p text:style-name="P26"><text:span text:style-name="T6"><text:tab/></text:span><text:span text:style-name="T6"><draw:g text:anchor-type="as-char" svg:y="-0.1339in" draw:z-index="43" draw:style-name="gr1"><svg:title>TexMaths</svg:title><svg:desc>12§display§R'_{it}§svg§600§FALSE§</svg:desc><draw:polygon draw:style-name="gr386" draw:text-style-name="P60" svg:width="0.2in" svg:height="0.1591in" svg:x="0.0016in" svg:y="0.0083in" svg:viewBox="0 0 509 405" draw:points="255,405 0,405 0,0 509,0 509,405"><text:p/></draw:polygon><draw:path draw:style-name="gr387" draw:text-style-name="P61" svg:width="0.1185in" svg:height="0.1173in" svg:x="0in" svg:y="0.0197in" svg:viewBox="0 0 302 299" svg:d="M140 29c4-10 5-15 13-16 4 0 17 0 25 0 30 0 77 0 77 42 0 15-6 43-24 60-9 11-32 24-71 24h-46zM202 145c42-10 93-38 93-81 0-38-39-64-94-64h-120c-8 0-12 0-12 8 0 5 4 5 11 5 1 0 9 0 17 1 7 0 11 2 11 8 0 0 0 2-1 7l-57 228c-4 15-4 19-38 19-8 0-12 0-12 8 0 5 5 5 6 5 12 0 41-1 54-1 11 0 41 1 53 1 3 0 8 0 8-8 0-5-4-5-12-5-16 0-28 0-28-9 0-1 2-3 3-6l27-112h49c39 0 47 24 47 38 0 7-3 20-6 30-3 12-7 26-7 36 0 46 52 46 56 46 36 0 52-44 52-50 0-4-5-4-6-4-4 0-4 3-5 6-11 31-29 38-38 38-15 0-17-10-17-26 0-14 2-34 4-48 1-6 1-15 1-21 0-32-28-44-39-49z"><text:p/></draw:path><draw:path draw:style-name="gr388" draw:text-style-name="P61" svg:width="0.0287in" svg:height="0.0598in" svg:x="0.126in" svg:y="0in" svg:viewBox="0 0 74 153" svg:d="M72 26c2-4 2-8 2-9 0-10-8-17-17-17-11 0-15 10-16 14l-39 129c-1 0-2 3-2 3 0 5 10 7 12 7 1 0 2 0 5-4z"><text:p/></draw:path><draw:path draw:style-name="gr389" draw:text-style-name="P61" svg:width="0.035in" svg:height="0.078in" svg:x="0.1244in" svg:y="0.098in" svg:viewBox="0 0 90 199" svg:d="M83 12c0-5-4-12-12-12-9 0-17 7-17 17 0 5 3 11 12 11 8 0 17-9 17-16zM22 162c-2 3-3 7-3 13 0 13 12 24 28 24 31 0 43-41 43-44 0-4-4-4-5-4-4 0-4 1-6 5-6 24-19 35-31 35-6 0-7-4-7-10 0-7 2-12 5-19 3-9 5-16 9-24 2-6 13-35 14-37 2-3 3-7 3-10 0-14-12-25-29-25-30 0-43 41-43 46 0 3 4 3 5 3 5 0 5-2 6-5 7-26 20-36 31-36 5 0 8 3 8 10s-2 12-9 30z"><text:p/></draw:path><draw:path draw:style-name="gr390" draw:text-style-name="P61" svg:width="0.0394in" svg:height="0.0736in" svg:x="0.1709in" svg:y="0.102in" svg:viewBox="0 0 101 188" svg:d="M60 68h31c6 0 10 0 10-7 0-3-4-3-9-3h-29l11-45c0-1 1-2 1-3 0-6-4-10-10-10-8 0-11 5-15 12-1 8 3-6-9 46h-31c-6 0-10 0-10 7 0 3 4 3 8 3h29l-18 70c-1 8-3 18-3 23 0 16 14 27 31 27 33 0 51-42 51-45 0-4-3-4-5-4-3 0-3 1-4 6-10 18-24 35-41 35-7 0-11-4-11-15 0-3 1-9 3-12z"><text:p/></draw:path></draw:g></text:span><text:span text:style-name="T6"> - reszta z powtórnego podzielenia </text:span><text:span text:style-name="T6"><draw:g text:anchor-type="as-char" svg:y="-0.1252in" draw:z-index="44" draw:style-name="gr1"><svg:title>TexMaths</svg:title><svg:desc>12§display§f(x)§svg§600§FALSE§</svg:desc><draw:polygon draw:style-name="gr391" draw:text-style-name="P60" svg:width="0.2894in" svg:height="0.1492in" svg:x="0in" svg:y="0.0083in" svg:viewBox="0 0 736 380" draw:points="368,380 0,380 0,0 736,0 736,380"><text:p/></draw:polygon><draw:path draw:style-name="gr392" draw:text-style-name="P61" svg:width="0.0827in" svg:height="0.1512in" svg:x="0.0004in" svg:y="0.0075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93" draw:text-style-name="P61" svg:width="0.0382in" svg:height="0.1657in" svg:x="0.1071in" svg:y="0.0004in" svg:viewBox="0 0 98 422" svg:d="M98 419c0-1 0-3-7-10-53-53-66-133-66-198 0-73 16-146 68-199 5-5 5-6 5-8 0-3-1-4-5-4-3 0-41 29-67 83-21 45-26 92-26 128 0 34 5 84 28 132 26 53 62 79 65 79 4 0 5-1 5-3z"><text:p/></draw:path><draw:path draw:style-name="gr394" draw:text-style-name="P61" svg:width="0.0827in" svg:height="0.0752in" svg:x="0.1598in" svg:y="0.0512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95" draw:text-style-name="P61" svg:width="0.0382in" svg:height="0.1657in" svg:x="0.2594in" svg:y="0.0004in" svg:viewBox="0 0 98 422" svg:d="M98 211c0-32-5-84-27-132-25-51-63-79-67-79-2 0-4 2-4 4s0 3 7 10c43 41 67 108 67 197 0 72-15 147-68 199-6 6-6 8-6 9 0 2 2 3 4 3 4 0 43-28 68-82 21-46 26-93 26-129z"><text:p/></draw:path></draw:g></text:span><text:span text:style-name="T6"><text:s/>w danej iteracji.</text:span></text:p>
      <text:p text:style-name="P26"><text:span text:style-name="T6"/></text:p>
      <text:p text:style-name="P26"><text:span text:style-name="T6"/></text:p>
      <text:p text:style-name="P26"><text:span text:style-name="T6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7"><draw:g text:anchor-type="as-char" svg:y="-0.1138in" draw:z-index="33" draw:style-name="gr1"><svg:title>TexMaths</svg:title><svg:desc>12§display§Lp§svg§600§FALSE§</svg:desc><draw:polygon draw:style-name="gr348" draw:text-style-name="P60" svg:width="0.178in" svg:height="0.1291in" svg:x="0.002in" svg:y="0.0083in" svg:viewBox="0 0 453 329" draw:points="227,329 0,329 0,0 453,0 453,329"><text:p/></draw:polygon><draw:path draw:style-name="gr349" draw:text-style-name="P61" svg:width="0.1004in" svg:height="0.1134in" svg:x="0in" svg:y="0in" svg:viewBox="0 0 256 289" svg:d="M142 32c4-14 5-19 45-19 13 0 16 0 16-8 0-5-4-5-7-5-13 0-49 1-62 1-12 0-45-1-57-1-2 0-7 0-7 8 0 5 3 5 11 5 1 0 8 0 16 1 8 0 11 2 11 8 0 0 0 2-1 7l-56 228c-5 15-5 19-39 19-8 0-12 0-12 8 0 5 4 5 12 5h196c10 0 10 0 13-7l34-91c1-5 1-6 1-6 0-3-1-5-4-5-5 0-5 2-8 10-14 38-33 86-107 86h-40c-6 0-7 0-8 0-5 0-6-1-6-4 0-2 0-3 1-10z"><text:p/></draw:path><draw:path draw:style-name="gr350" draw:text-style-name="P61" svg:width="0.0866in" svg:height="0.1055in" svg:x="0.1016in" svg:y="0.0402in" svg:viewBox="0 0 221 269" svg:d="M32 239c-3 14-3 18-22 18-5 0-10 0-10 7 0 4 2 5 6 5 11 0 23-1 35-1 14 0 29 1 42 1 2 0 7 0 7-7 0-5-3-5-9-5-21 0-21-4-21-7 0-6 17-75 19-84 6 10 18 26 40 26 49 0 102-62 102-124 0-40-24-68-56-68-21 0-42 16-55 31-5-23-23-31-39-31-19 0-28 17-31 24-8 14-14 41-14 41 0 5 5 5 5 5 5 0 5 0 9-10 6-30 15-50 30-50 7 0 13 2 13 19 0 9-1 14-4 21zM108 55c3-12 14-24 22-30 14-13 26-15 34-15 17 0 27 14 27 39s-14 73-21 90c-15 29-35 43-51 43-29 0-34-36-34-37s0-2 2-7z"><text:p/></draw:path></draw:g></text:p>
          </table:table-cell>
          <table:table-cell table:style-name="Table1.A1" office:value-type="string">
            <text:p text:style-name="P57"><draw:g text:anchor-type="as-char" svg:y="-0.111in" draw:z-index="34" draw:style-name="gr1"><svg:title>TexMaths</svg:title><svg:desc>12§display§it§svg§600§FALSE§</svg:desc><draw:polygon draw:style-name="gr351" draw:text-style-name="P60" svg:width="0.0953in" svg:height="0.0945in" svg:x="0.0031in" svg:y="0.0083in" svg:viewBox="0 0 243 241" draw:points="123,241 0,241 0,0 243,0 243,241"><text:p/></draw:polygon><draw:path draw:style-name="gr352" draw:text-style-name="P61" svg:width="0.0441in" svg:height="0.111in" svg:x="0in" svg:y="0in" svg:viewBox="0 0 113 283" svg:d="M108 16c0-9-5-16-14-16-12 0-24 11-24 21s6 16 17 16c9 0 21-10 21-21zM76 174c6-13 6-13 9-25 4-8 6-14 6-22 0-20-13-34-36-34-38 0-55 60-55 63 0 5 4 5 5 5 5 0 5 0 7-7 11-41 29-53 43-53 4 0 10 0 10 14 0 9-3 18-5 21-2 12-22 61-29 79-5 11-9 25-9 33 0 21 14 35 34 35 41 0 57-61 57-64 0-5-5-5-5-5-5 0-5 1-7 8-7 26-22 53-43 53-8 0-11-5-11-15s3-16 13-41z"><text:p/></draw:path><draw:path draw:style-name="gr353" draw:text-style-name="P61" svg:width="0.0512in" svg:height="0.1055in" svg:x="0.0559in" svg:y="0.0055in" svg:viewBox="0 0 131 269" svg:d="M78 96h40c8 0 13 0 13-9 0-5-5-5-13-5h-36c14-61 17-68 17-70 0-8-5-12-12-12-2 0-14 0-17 16l-17 66h-41c-8 0-12 0-12 8 0 6 4 6 12 6h37c-31 119-32 126-32 133 0 23 17 40 38 40 45 0 69-62 69-65 0-5-4-5-6-5-4 0-4 2-5 6-19 45-42 54-57 54-8 0-12-6-12-19 0-11 0-13 2-20z"><text:p/></draw:path></draw:g></text:p>
          </table:table-cell>
          <table:table-cell table:style-name="Table1.A1" office:value-type="string">
            <text:p text:style-name="P57"><draw:g text:anchor-type="as-char" svg:y="-0.0744in" draw:z-index="35" draw:style-name="gr1"><svg:title>TexMaths</svg:title><svg:desc>12§display§x_{it}§svg§600§FALSE§</svg:desc><draw:polygon draw:style-name="gr354" draw:text-style-name="P60" svg:width="0.1693in" svg:height="0.0827in" svg:x="0.0031in" svg:y="0.0087in" svg:viewBox="0 0 431 211" draw:points="216,211 0,211 0,0 431,0 431,211"><text:p/></draw:polygon><draw:path draw:style-name="gr355" draw:text-style-name="P61" svg:width="0.0831in" svg:height="0.0752in" svg:x="0in" svg:y="0in" svg:viewBox="0 0 212 192" svg:d="M130 60c2-12 12-50 41-50 3 0 13 0 21 4-12 3-20 14-20 23 0 7 5 16 17 16 9 0 23-7 23-25 0-22-26-28-40-28-25 0-40 22-45 32-10-28-33-32-45-32-45 0-69 55-69 65 0 5 4 5 5 5 4 0 5 0 6-5 14-45 42-55 57-55 8 0 22 3 22 27 0 13-7 42-22 101-6 26-22 44-40 44-4 0-13 0-22-4 11-4 21-12 21-23 0-12-10-16-17-16-12 0-23 11-23 25 0 20 22 28 40 28 29 0 44-30 44-32 5 15 21 32 46 32 44 0 68-55 68-65 0-5-3-5-5-5-3 0-4 2-6 5-13 46-43 55-56 55-17 0-23-13-23-27 0-10 3-19 7-37z"><text:p/></draw:path><draw:path draw:style-name="gr356" draw:text-style-name="P61" svg:width="0.035in" svg:height="0.078in" svg:x="0.0957in" svg:y="0.0213in" svg:viewBox="0 0 90 199" svg:d="M83 12c0-5-4-12-12-12-9 0-17 7-17 17 0 5 4 11 12 11 9 0 17-9 17-16zM22 162c-2 4-3 7-3 12 0 14 12 25 28 25 31 0 43-41 43-44 0-5-3-5-5-5-3 0-3 2-6 5-6 24-19 36-31 36-6 0-7-4-7-11 0-6 2-11 5-18 3-8 6-17 9-24s14-35 15-37c1-3 2-7 2-10 0-14-12-25-29-25-30 0-43 41-43 46 0 3 4 3 5 3 5 0 5-2 6-5 7-26 20-36 31-36 5 0 8 3 8 10s-2 12-9 30z"><text:p/></draw:path><draw:path draw:style-name="gr357" draw:text-style-name="P61" svg:width="0.0394in" svg:height="0.0736in" svg:x="0.1421in" svg:y="0.0252in" svg:viewBox="0 0 101 188" svg:d="M60 68h31c6 0 10 0 10-7 0-3-4-3-8-3h-29l11-45c0-1 1-2 1-3 0-6-5-10-11-10-7 0-11 5-15 12-1 8 3-6-9 46h-31c-6 0-10 0-10 7 0 3 4 3 8 3h29l-18 70c-1 7-3 18-3 22 0 18 14 28 31 28 34 0 52-42 52-45 0-4-4-4-5-4-4 0-4 1-5 6-10 18-24 35-41 35-7 0-11-4-11-16 0-2 1-8 3-10z"><text:p/></draw:path></draw:g></text:p>
          </table:table-cell>
          <table:table-cell table:style-name="Table1.A1" office:value-type="string">
            <text:p text:style-name="P57"><draw:g text:anchor-type="as-char" svg:y="-0.1146in" draw:z-index="36" draw:style-name="gr1"><svg:title>TexMaths</svg:title><svg:desc>12§display§R_{it}§svg§600§FALSE§</svg:desc><draw:polygon draw:style-name="gr358" draw:text-style-name="P60" svg:width="0.2in" svg:height="0.1224in" svg:x="0.0016in" svg:y="0.0083in" svg:viewBox="0 0 509 312" draw:points="255,312 0,312 0,0 509,0 509,312"><text:p/></draw:polygon><draw:path draw:style-name="gr359" draw:text-style-name="P61" svg:width="0.1185in" svg:height="0.1169in" svg:x="0in" svg:y="0in" svg:viewBox="0 0 302 298" svg:d="M140 29c4-10 5-15 13-16 4 0 17 0 25 0 30 0 77 0 77 42 0 14-6 43-24 60-9 11-32 24-71 24h-46zM202 145c42-10 93-39 93-82 0-37-39-63-94-63h-120c-8 0-12 0-12 8 0 5 4 5 11 5 1 0 9 0 17 1 7 0 11 2 11 8 0 0 0 2-1 7l-57 227c-4 16-4 19-38 19-8 0-12 0-12 9 0 4 5 4 6 4 12 0 41-1 54-1 11 0 41 1 53 1 3 0 8 0 8-8 0-5-4-5-12-5-16 0-28 0-28-8 0-1 2-4 3-6l27-113h49c39 0 47 24 47 39 0 7-3 20-6 30s-7 26-7 34c0 47 52 47 56 47 36 0 52-43 52-49 0-5-5-5-6-5-4 0-4 2-5 6-11 31-29 38-38 38-15 0-17-9-17-26 0-13 2-35 4-48 1-6 1-14 1-20 0-32-28-44-39-49z"><text:p/></draw:path><draw:path draw:style-name="gr360" draw:text-style-name="P61" svg:width="0.035in" svg:height="0.078in" svg:x="0.1244in" svg:y="0.061in" svg:viewBox="0 0 90 199" svg:d="M83 12c0-5-4-12-12-12-9 0-17 7-17 17 0 5 3 11 12 11 8 0 17-9 17-16zM22 162c-2 3-3 7-3 13 0 13 12 24 28 24 31 0 43-41 43-45 0-3-4-3-5-3-4 0-4 1-6 5-6 23-19 34-31 34-6 0-7-3-7-11 0-6 2-10 5-17 3-9 5-16 9-24 2-6 13-35 14-37 2-3 3-8 3-10 0-14-12-25-29-25-30 0-43 40-43 45 0 4 4 4 5 4 5 0 5-3 6-5 7-26 20-36 31-36 5 0 8 3 8 10s-2 12-9 30z"><text:p/></draw:path><draw:path draw:style-name="gr361" draw:text-style-name="P61" svg:width="0.0394in" svg:height="0.0736in" svg:x="0.1709in" svg:y="0.0654in" svg:viewBox="0 0 101 188" svg:d="M60 68h31c6 0 10 0 10-7 0-4-4-4-9-4h-29l11-44c0-1 1-2 1-3 0-6-4-10-10-10-8 0-11 5-15 12-1 8 3-6-9 45h-31c-6 0-10 0-10 8 0 3 4 3 8 3h29l-18 70c-1 8-3 18-3 22 0 17 14 28 31 28 33 0 51-42 51-46 0-3-3-3-5-3-3 0-3 1-4 6-10 18-24 34-41 34-7 0-11-3-11-14 0-3 1-9 3-12z"><text:p/></draw:path></draw:g></text:p>
          </table:table-cell>
          <table:table-cell table:style-name="Table1.E1" office:value-type="string">
            <text:p text:style-name="P57"><draw:g text:anchor-type="as-char" svg:y="-0.1339in" draw:z-index="37" draw:style-name="gr1"><svg:title>TexMaths</svg:title><svg:desc>12§display§R'_{it}§svg§600§FALSE§</svg:desc><draw:polygon draw:style-name="gr362" draw:text-style-name="P60" svg:width="0.2in" svg:height="0.1591in" svg:x="0.0016in" svg:y="0.0083in" svg:viewBox="0 0 509 405" draw:points="255,405 0,405 0,0 509,0 509,405"><text:p/></draw:polygon><draw:path draw:style-name="gr363" draw:text-style-name="P61" svg:width="0.1185in" svg:height="0.1173in" svg:x="0in" svg:y="0.0197in" svg:viewBox="0 0 302 299" svg:d="M140 29c4-10 5-15 13-16 4 0 17 0 25 0 30 0 77 0 77 42 0 15-6 43-24 60-9 11-32 24-71 24h-46zM202 145c42-10 93-38 93-81 0-38-39-64-94-64h-120c-8 0-12 0-12 8 0 5 4 5 11 5 1 0 9 0 17 1 7 0 11 2 11 8 0 0 0 2-1 7l-57 228c-4 15-4 19-38 19-8 0-12 0-12 8 0 5 5 5 6 5 12 0 41-1 54-1 11 0 41 1 53 1 3 0 8 0 8-8 0-5-4-5-12-5-16 0-28 0-28-9 0-1 2-3 3-6l27-112h49c39 0 47 24 47 38 0 7-3 20-6 30-3 12-7 26-7 36 0 46 52 46 56 46 36 0 52-44 52-50 0-4-5-4-6-4-4 0-4 3-5 6-11 31-29 38-38 38-15 0-17-10-17-26 0-14 2-34 4-48 1-6 1-15 1-21 0-32-28-44-39-49z"><text:p/></draw:path><draw:path draw:style-name="gr364" draw:text-style-name="P61" svg:width="0.0287in" svg:height="0.0598in" svg:x="0.126in" svg:y="0in" svg:viewBox="0 0 74 153" svg:d="M72 26c2-4 2-8 2-9 0-10-8-17-17-17-11 0-15 10-16 14l-39 129c-1 0-2 3-2 3 0 5 10 7 12 7 1 0 2 0 5-4z"><text:p/></draw:path><draw:path draw:style-name="gr365" draw:text-style-name="P61" svg:width="0.035in" svg:height="0.078in" svg:x="0.1244in" svg:y="0.098in" svg:viewBox="0 0 90 199" svg:d="M83 12c0-5-4-12-12-12-9 0-17 7-17 17 0 5 3 11 12 11 8 0 17-9 17-16zM22 162c-2 3-3 7-3 13 0 13 12 24 28 24 31 0 43-41 43-44 0-4-4-4-5-4-4 0-4 1-6 5-6 24-19 35-31 35-6 0-7-4-7-10 0-7 2-12 5-19 3-9 5-16 9-24 2-6 13-35 14-37 2-3 3-7 3-10 0-14-12-25-29-25-30 0-43 41-43 46 0 3 4 3 5 3 5 0 5-2 6-5 7-26 20-36 31-36 5 0 8 3 8 10s-2 12-9 30z"><text:p/></draw:path><draw:path draw:style-name="gr366" draw:text-style-name="P61" svg:width="0.0394in" svg:height="0.0736in" svg:x="0.1709in" svg:y="0.102in" svg:viewBox="0 0 101 188" svg:d="M60 68h31c6 0 10 0 10-7 0-3-4-3-9-3h-29l11-45c0-1 1-2 1-3 0-6-4-10-10-10-8 0-11 5-15 12-1 8 3-6-9 46h-31c-6 0-10 0-10 7 0 3 4 3 8 3h29l-18 70c-1 8-3 18-3 23 0 16 14 27 31 27 33 0 51-42 51-45 0-4-3-4-5-4-3 0-3 1-4 6-10 18-24 35-41 35-7 0-11-4-11-15 0-3 1-9 3-12z"><text:p/></draw:path></draw:g></text:p>
          </table:table-cell>
        </table:table-row>
        <table:table-row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25"><text:span text:style-name="T11">1.22449</text:span></text:p>
          </table:table-cell>
          <table:table-cell table:style-name="Table1.A2" office:value-type="string">
            <text:p text:style-name="P25"><text:span text:style-name="T11">240 <text:s/></text:span></text:p>
          </table:table-cell>
          <table:table-cell table:style-name="Table1.E2" office:value-type="string">
            <text:p text:style-name="P25"><text:span text:style-name="T11">-196</text:span></text:p>
          </table:table-cell>
        </table:table-row>
        <table:table-row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2</text:p>
          </table:table-cell>
          <table:table-cell table:style-name="Table1.A2" office:value-type="string">
            <text:p text:style-name="P25"><text:span text:style-name="T11"><text:s text:c="2"/>0.952919 </text:span></text:p>
          </table:table-cell>
          <table:table-cell table:style-name="Table1.A2" office:value-type="string">
            <text:p text:style-name="P25"><text:span text:style-name="T11">-43.1289</text:span></text:p>
          </table:table-cell>
          <table:table-cell table:style-name="Table1.E2" office:value-type="string">
            <text:p text:style-name="P25"><text:span text:style-name="T11"><text:s text:c="4"/>-158.813</text:span></text:p>
          </table:table-cell>
        </table:table-row>
        <table:table-row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3</text:p>
          </table:table-cell>
          <table:table-cell table:style-name="Table1.A2" office:value-type="string">
            <text:p text:style-name="P25"><text:span text:style-name="T11">0.999111 <text:s/></text:span></text:p>
          </table:table-cell>
          <table:table-cell table:style-name="Table1.A2" office:value-type="string">
            <text:p text:style-name="P25"><text:span text:style-name="T11"><text:s/>10.5714</text:span></text:p>
          </table:table-cell>
          <table:table-cell table:style-name="Table1.E2" office:value-type="string">
            <text:p text:style-name="P25"><text:span text:style-name="T11"><text:s text:c="4"/>-228.86</text:span></text:p>
          </table:table-cell>
        </table:table-row>
        <table:table-row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4</text:p>
          </table:table-cell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25"><text:span text:style-name="T11">0.195695</text:span></text:p>
          </table:table-cell>
          <table:table-cell table:style-name="Table1.E2" office:value-type="string">
            <text:p text:style-name="P25"><text:span text:style-name="T11">-220.179</text:span></text:p>
          </table:table-cell>
        </table:table-row>
        <table:table-row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5</text:p>
          </table:table-cell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25"><text:span text:style-name="T11">7.96468e-05</text:span></text:p>
          </table:table-cell>
          <table:table-cell table:style-name="Table1.E2" office:value-type="string">
            <text:p text:style-name="P25"><text:span text:style-name="T11"><text:s/>-220</text:span></text:p>
          </table:table-cell>
        </table:table-row>
        <table:table-row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6</text:p>
          </table:table-cell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25"><text:span text:style-name="T11">1.32729e-11 <text:s/></text:span></text:p>
          </table:table-cell>
          <table:table-cell table:style-name="Table1.E2" office:value-type="string">
            <text:p text:style-name="P25"><text:span text:style-name="T11">-220</text:span></text:p>
          </table:table-cell>
        </table:table-row>
      </table:table>
      <text:p text:style-name="P26"/>
      <text:p text:style-name="P16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oft-page-break/><text:span text:style-name="T12"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8"><draw:g text:anchor-type="as-char" svg:y="-0.1138in" draw:z-index="45" draw:style-name="gr1"><svg:title>TexMaths</svg:title><svg:desc>12§display§Lp§svg§600§FALSE§</svg:desc><draw:polygon draw:style-name="gr396" draw:text-style-name="P60" svg:width="0.178in" svg:height="0.1291in" svg:x="0.002in" svg:y="0.0083in" svg:viewBox="0 0 453 329" draw:points="227,329 0,329 0,0 453,0 453,329"><text:p/></draw:polygon><draw:path draw:style-name="gr397" draw:text-style-name="P61" svg:width="0.1004in" svg:height="0.1134in" svg:x="0in" svg:y="0in" svg:viewBox="0 0 256 289" svg:d="M142 32c4-14 5-19 45-19 13 0 16 0 16-8 0-5-4-5-7-5-13 0-49 1-62 1-12 0-45-1-57-1-2 0-7 0-7 8 0 5 3 5 11 5 1 0 8 0 16 1 8 0 11 2 11 8 0 0 0 2-1 7l-56 228c-5 15-5 19-39 19-8 0-12 0-12 8 0 5 4 5 12 5h196c10 0 10 0 13-7l34-91c1-5 1-6 1-6 0-3-1-5-4-5-5 0-5 2-8 10-14 38-33 86-107 86h-40c-6 0-7 0-8 0-5 0-6-1-6-4 0-2 0-3 1-10z"><text:p/></draw:path><draw:path draw:style-name="gr398" draw:text-style-name="P61" svg:width="0.0866in" svg:height="0.1055in" svg:x="0.1016in" svg:y="0.0402in" svg:viewBox="0 0 221 269" svg:d="M32 239c-3 14-3 18-22 18-5 0-10 0-10 7 0 4 2 5 6 5 11 0 23-1 35-1 14 0 29 1 42 1 2 0 7 0 7-7 0-5-3-5-9-5-21 0-21-4-21-7 0-6 17-75 19-84 6 10 18 26 40 26 49 0 102-62 102-124 0-40-24-68-56-68-21 0-42 16-55 31-5-23-23-31-39-31-19 0-28 17-31 24-8 14-14 41-14 41 0 5 5 5 5 5 5 0 5 0 9-10 6-30 15-50 30-50 7 0 13 2 13 19 0 9-1 14-4 21zM108 55c3-12 14-24 22-30 14-13 26-15 34-15 17 0 27 14 27 39s-14 73-21 90c-15 29-35 43-51 43-29 0-34-36-34-37s0-2 2-7z"><text:p/></draw:path></draw:g></text:p>
          </table:table-cell>
          <table:table-cell table:style-name="Table2.A1" office:value-type="string">
            <text:p text:style-name="P58"><draw:g text:anchor-type="as-char" svg:y="-0.111in" draw:z-index="46" draw:style-name="gr1"><svg:title>TexMaths</svg:title><svg:desc>12§display§it§svg§600§FALSE§</svg:desc><draw:polygon draw:style-name="gr399" draw:text-style-name="P60" svg:width="0.0953in" svg:height="0.0945in" svg:x="0.0031in" svg:y="0.0083in" svg:viewBox="0 0 243 241" draw:points="123,241 0,241 0,0 243,0 243,241"><text:p/></draw:polygon><draw:path draw:style-name="gr400" draw:text-style-name="P61" svg:width="0.0441in" svg:height="0.111in" svg:x="0in" svg:y="0in" svg:viewBox="0 0 113 283" svg:d="M108 16c0-9-5-16-14-16-12 0-24 11-24 21s6 16 17 16c9 0 21-10 21-21zM76 174c6-13 6-13 9-25 4-8 6-14 6-22 0-20-13-34-36-34-38 0-55 60-55 63 0 5 4 5 5 5 5 0 5 0 7-7 11-41 29-53 43-53 4 0 10 0 10 14 0 9-3 18-5 21-2 12-22 61-29 79-5 11-9 25-9 33 0 21 14 35 34 35 41 0 57-61 57-64 0-5-5-5-5-5-5 0-5 1-7 8-7 26-22 53-43 53-8 0-11-5-11-15s3-16 13-41z"><text:p/></draw:path><draw:path draw:style-name="gr401" draw:text-style-name="P61" svg:width="0.0512in" svg:height="0.1055in" svg:x="0.0559in" svg:y="0.0055in" svg:viewBox="0 0 131 269" svg:d="M78 96h40c8 0 13 0 13-9 0-5-5-5-13-5h-36c14-61 17-68 17-70 0-8-5-12-12-12-2 0-14 0-17 16l-17 66h-41c-8 0-12 0-12 8 0 6 4 6 12 6h37c-31 119-32 126-32 133 0 23 17 40 38 40 45 0 69-62 69-65 0-5-4-5-6-5-4 0-4 2-5 6-19 45-42 54-57 54-8 0-12-6-12-19 0-11 0-13 2-20z"><text:p/></draw:path></draw:g></text:p>
          </table:table-cell>
          <table:table-cell table:style-name="Table2.A1" office:value-type="string">
            <text:p text:style-name="P58"><draw:g text:anchor-type="as-char" svg:y="-0.0744in" draw:z-index="47" draw:style-name="gr1"><svg:title>TexMaths</svg:title><svg:desc>12§display§x_{it}§svg§600§FALSE§</svg:desc><draw:polygon draw:style-name="gr402" draw:text-style-name="P60" svg:width="0.1693in" svg:height="0.0827in" svg:x="0.0031in" svg:y="0.0087in" svg:viewBox="0 0 431 211" draw:points="216,211 0,211 0,0 431,0 431,211"><text:p/></draw:polygon><draw:path draw:style-name="gr403" draw:text-style-name="P61" svg:width="0.0831in" svg:height="0.0752in" svg:x="0in" svg:y="0in" svg:viewBox="0 0 212 192" svg:d="M130 60c2-12 12-50 41-50 3 0 13 0 21 4-12 3-20 14-20 23 0 7 5 16 17 16 9 0 23-7 23-25 0-22-26-28-40-28-25 0-40 22-45 32-10-28-33-32-45-32-45 0-69 55-69 65 0 5 4 5 5 5 4 0 5 0 6-5 14-45 42-55 57-55 8 0 22 3 22 27 0 13-7 42-22 101-6 26-22 44-40 44-4 0-13 0-22-4 11-4 21-12 21-23 0-12-10-16-17-16-12 0-23 11-23 25 0 20 22 28 40 28 29 0 44-30 44-32 5 15 21 32 46 32 44 0 68-55 68-65 0-5-3-5-5-5-3 0-4 2-6 5-13 46-43 55-56 55-17 0-23-13-23-27 0-10 3-19 7-37z"><text:p/></draw:path><draw:path draw:style-name="gr404" draw:text-style-name="P61" svg:width="0.035in" svg:height="0.078in" svg:x="0.0957in" svg:y="0.0213in" svg:viewBox="0 0 90 199" svg:d="M83 12c0-5-4-12-12-12-9 0-17 7-17 17 0 5 4 11 12 11 9 0 17-9 17-16zM22 162c-2 4-3 7-3 12 0 14 12 25 28 25 31 0 43-41 43-44 0-5-3-5-5-5-3 0-3 2-6 5-6 24-19 36-31 36-6 0-7-4-7-11 0-6 2-11 5-18 3-8 6-17 9-24s14-35 15-37c1-3 2-7 2-10 0-14-12-25-29-25-30 0-43 41-43 46 0 3 4 3 5 3 5 0 5-2 6-5 7-26 20-36 31-36 5 0 8 3 8 10s-2 12-9 30z"><text:p/></draw:path><draw:path draw:style-name="gr405" draw:text-style-name="P61" svg:width="0.0394in" svg:height="0.0736in" svg:x="0.1421in" svg:y="0.0252in" svg:viewBox="0 0 101 188" svg:d="M60 68h31c6 0 10 0 10-7 0-3-4-3-8-3h-29l11-45c0-1 1-2 1-3 0-6-5-10-11-10-7 0-11 5-15 12-1 8 3-6-9 46h-31c-6 0-10 0-10 7 0 3 4 3 8 3h29l-18 70c-1 7-3 18-3 22 0 18 14 28 31 28 34 0 52-42 52-45 0-4-4-4-5-4-4 0-4 1-5 6-10 18-24 35-41 35-7 0-11-4-11-16 0-2 1-8 3-10z"><text:p/></draw:path></draw:g></text:p>
          </table:table-cell>
          <table:table-cell table:style-name="Table2.A1" office:value-type="string">
            <text:p text:style-name="P58"><draw:g text:anchor-type="as-char" svg:y="-0.1146in" draw:z-index="48" draw:style-name="gr1"><svg:title>TexMaths</svg:title><svg:desc>12§display§R_{it}§svg§600§FALSE§</svg:desc><draw:polygon draw:style-name="gr406" draw:text-style-name="P60" svg:width="0.2in" svg:height="0.1224in" svg:x="0.0016in" svg:y="0.0083in" svg:viewBox="0 0 509 312" draw:points="255,312 0,312 0,0 509,0 509,312"><text:p/></draw:polygon><draw:path draw:style-name="gr407" draw:text-style-name="P61" svg:width="0.1185in" svg:height="0.1169in" svg:x="0in" svg:y="0in" svg:viewBox="0 0 302 298" svg:d="M140 29c4-10 5-15 13-16 4 0 17 0 25 0 30 0 77 0 77 42 0 14-6 43-24 60-9 11-32 24-71 24h-46zM202 145c42-10 93-39 93-82 0-37-39-63-94-63h-120c-8 0-12 0-12 8 0 5 4 5 11 5 1 0 9 0 17 1 7 0 11 2 11 8 0 0 0 2-1 7l-57 227c-4 16-4 19-38 19-8 0-12 0-12 9 0 4 5 4 6 4 12 0 41-1 54-1 11 0 41 1 53 1 3 0 8 0 8-8 0-5-4-5-12-5-16 0-28 0-28-8 0-1 2-4 3-6l27-113h49c39 0 47 24 47 39 0 7-3 20-6 30s-7 26-7 34c0 47 52 47 56 47 36 0 52-43 52-49 0-5-5-5-6-5-4 0-4 2-5 6-11 31-29 38-38 38-15 0-17-9-17-26 0-13 2-35 4-48 1-6 1-14 1-20 0-32-28-44-39-49z"><text:p/></draw:path><draw:path draw:style-name="gr408" draw:text-style-name="P61" svg:width="0.035in" svg:height="0.078in" svg:x="0.1244in" svg:y="0.061in" svg:viewBox="0 0 90 199" svg:d="M83 12c0-5-4-12-12-12-9 0-17 7-17 17 0 5 3 11 12 11 8 0 17-9 17-16zM22 162c-2 3-3 7-3 13 0 13 12 24 28 24 31 0 43-41 43-45 0-3-4-3-5-3-4 0-4 1-6 5-6 23-19 34-31 34-6 0-7-3-7-11 0-6 2-10 5-17 3-9 5-16 9-24 2-6 13-35 14-37 2-3 3-8 3-10 0-14-12-25-29-25-30 0-43 40-43 45 0 4 4 4 5 4 5 0 5-3 6-5 7-26 20-36 31-36 5 0 8 3 8 10s-2 12-9 30z"><text:p/></draw:path><draw:path draw:style-name="gr409" draw:text-style-name="P61" svg:width="0.0394in" svg:height="0.0736in" svg:x="0.1709in" svg:y="0.0654in" svg:viewBox="0 0 101 188" svg:d="M60 68h31c6 0 10 0 10-7 0-4-4-4-9-4h-29l11-44c0-1 1-2 1-3 0-6-4-10-10-10-8 0-11 5-15 12-1 8 3-6-9 45h-31c-6 0-10 0-10 8 0 3 4 3 8 3h29l-18 70c-1 8-3 18-3 22 0 17 14 28 31 28 33 0 51-42 51-46 0-3-3-3-5-3-3 0-3 1-4 6-10 18-24 34-41 34-7 0-11-3-11-14 0-3 1-9 3-12z"><text:p/></draw:path></draw:g></text:p>
          </table:table-cell>
          <table:table-cell table:style-name="Table2.E1" office:value-type="string">
            <text:p text:style-name="P58"><draw:g text:anchor-type="as-char" svg:y="-0.1339in" draw:z-index="49" draw:style-name="gr1"><svg:title>TexMaths</svg:title><svg:desc>12§display§R'_{it}§svg§600§FALSE§</svg:desc><draw:polygon draw:style-name="gr410" draw:text-style-name="P60" svg:width="0.2in" svg:height="0.1591in" svg:x="0.0016in" svg:y="0.0083in" svg:viewBox="0 0 509 405" draw:points="255,405 0,405 0,0 509,0 509,405"><text:p/></draw:polygon><draw:path draw:style-name="gr411" draw:text-style-name="P61" svg:width="0.1185in" svg:height="0.1173in" svg:x="0in" svg:y="0.0197in" svg:viewBox="0 0 302 299" svg:d="M140 29c4-10 5-15 13-16 4 0 17 0 25 0 30 0 77 0 77 42 0 15-6 43-24 60-9 11-32 24-71 24h-46zM202 145c42-10 93-38 93-81 0-38-39-64-94-64h-120c-8 0-12 0-12 8 0 5 4 5 11 5 1 0 9 0 17 1 7 0 11 2 11 8 0 0 0 2-1 7l-57 228c-4 15-4 19-38 19-8 0-12 0-12 8 0 5 5 5 6 5 12 0 41-1 54-1 11 0 41 1 53 1 3 0 8 0 8-8 0-5-4-5-12-5-16 0-28 0-28-9 0-1 2-3 3-6l27-112h49c39 0 47 24 47 38 0 7-3 20-6 30-3 12-7 26-7 36 0 46 52 46 56 46 36 0 52-44 52-50 0-4-5-4-6-4-4 0-4 3-5 6-11 31-29 38-38 38-15 0-17-10-17-26 0-14 2-34 4-48 1-6 1-15 1-21 0-32-28-44-39-49z"><text:p/></draw:path><draw:path draw:style-name="gr412" draw:text-style-name="P61" svg:width="0.0287in" svg:height="0.0598in" svg:x="0.126in" svg:y="0in" svg:viewBox="0 0 74 153" svg:d="M72 26c2-4 2-8 2-9 0-10-8-17-17-17-11 0-15 10-16 14l-39 129c-1 0-2 3-2 3 0 5 10 7 12 7 1 0 2 0 5-4z"><text:p/></draw:path><draw:path draw:style-name="gr413" draw:text-style-name="P61" svg:width="0.035in" svg:height="0.078in" svg:x="0.1244in" svg:y="0.098in" svg:viewBox="0 0 90 199" svg:d="M83 12c0-5-4-12-12-12-9 0-17 7-17 17 0 5 3 11 12 11 8 0 17-9 17-16zM22 162c-2 3-3 7-3 13 0 13 12 24 28 24 31 0 43-41 43-44 0-4-4-4-5-4-4 0-4 1-6 5-6 24-19 35-31 35-6 0-7-4-7-10 0-7 2-12 5-19 3-9 5-16 9-24 2-6 13-35 14-37 2-3 3-7 3-10 0-14-12-25-29-25-30 0-43 41-43 46 0 3 4 3 5 3 5 0 5-2 6-5 7-26 20-36 31-36 5 0 8 3 8 10s-2 12-9 30z"><text:p/></draw:path><draw:path draw:style-name="gr414" draw:text-style-name="P61" svg:width="0.0394in" svg:height="0.0736in" svg:x="0.1709in" svg:y="0.102in" svg:viewBox="0 0 101 188" svg:d="M60 68h31c6 0 10 0 10-7 0-3-4-3-9-3h-29l11-45c0-1 1-2 1-3 0-6-4-10-10-10-8 0-11 5-15 12-1 8 3-6-9 46h-31c-6 0-10 0-10 7 0 3 4 3 8 3h29l-18 70c-1 8-3 18-3 23 0 16 14 27 31 27 33 0 51-42 51-45 0-4-3-4-5-4-3 0-3 1-4 6-10 18-24 35-41 35-7 0-11-4-11-15 0-3 1-9 3-12z"><text:p/></draw:path></draw:g></text:p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28"><text:span text:style-name="T6">-5.45455</text:span></text:p>
          </table:table-cell>
          <table:table-cell table:style-name="Table2.A2" office:value-type="string">
            <text:p text:style-name="P28"><text:span text:style-name="T6"><text:s/>-240</text:span></text:p>
          </table:table-cell>
          <table:table-cell table:style-name="Table2.E2" office:value-type="string">
            <text:p text:style-name="P28"><text:span text:style-name="T6"><text:s/>-44</text:span></text:p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54">2</text:p>
          </table:table-cell>
          <table:table-cell table:style-name="Table2.A2" office:value-type="string">
            <text:p text:style-name="P28"><text:span text:style-name="T6">-4.46352</text:span></text:p>
          </table:table-cell>
          <table:table-cell table:style-name="Table2.A2" office:value-type="string">
            <text:p text:style-name="P28"><text:span text:style-name="T6"><text:s text:c="2"/>-120.975</text:span></text:p>
          </table:table-cell>
          <table:table-cell table:style-name="Table2.E2" office:value-type="string">
            <text:p text:style-name="P28"><text:span text:style-name="T6"><text:s/>122.071</text:span></text:p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28"><text:span text:style-name="T6"><text:s/>-4.10825</text:span></text:p>
          </table:table-cell>
          <table:table-cell table:style-name="Table2.A2" office:value-type="string">
            <text:p text:style-name="P28"><text:span text:style-name="T6"><text:s text:c="2"/>-24.2755 </text:span></text:p>
          </table:table-cell>
          <table:table-cell table:style-name="Table2.E2" office:value-type="string">
            <text:p text:style-name="P28"><text:span text:style-name="T6">68.3304</text:span></text:p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53">4</text:p>
          </table:table-cell>
          <table:table-cell table:style-name="Table2.A2" office:value-type="string">
            <text:p text:style-name="P28"><text:s/>-4.00957 <text:s/></text:p>
          </table:table-cell>
          <table:table-cell table:style-name="Table2.A2" office:value-type="string">
            <text:p text:style-name="P28"><text:s/>-4.31754</text:p>
          </table:table-cell>
          <table:table-cell table:style-name="Table2.E2" office:value-type="string">
            <text:p text:style-name="P28"><text:s/>43.7539</text:p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28"><text:s/>-4.00009</text:p>
          </table:table-cell>
          <table:table-cell table:style-name="Table2.A2" office:value-type="string">
            <text:p text:style-name="P28">-0.347977</text:p>
          </table:table-cell>
          <table:table-cell table:style-name="Table2.E2" office:value-type="string">
            <text:p text:style-name="P28"><text:s/>36.6891</text:p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53">6</text:p>
          </table:table-cell>
          <table:table-cell table:style-name="Table2.A2" office:value-type="string">
            <text:p text:style-name="P29">-<text:span text:style-name="T26">4</text:span></text:p>
          </table:table-cell>
          <table:table-cell table:style-name="Table2.A2" office:value-type="string">
            <text:p text:style-name="P28">-0.00323665</text:p>
          </table:table-cell>
          <table:table-cell table:style-name="Table2.E2" office:value-type="string">
            <text:p text:style-name="P28">36.0065</text:p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53">7</text:p>
          </table:table-cell>
          <table:table-cell table:style-name="Table2.A2" office:value-type="string">
            <text:p text:style-name="P29">-<text:span text:style-name="T26">4</text:span></text:p>
          </table:table-cell>
          <table:table-cell table:style-name="Table2.A2" office:value-type="string">
            <text:p text:style-name="P28">-2.90891e-07</text:p>
          </table:table-cell>
          <table:table-cell table:style-name="Table2.E2" office:value-type="string">
            <text:p text:style-name="P28">36</text:p>
          </table:table-cell>
        </table:table-row>
      </table:table>
      <text:p text:style-name="P48"><text:s/></text:p>
      <text:p text:style-name="P49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2"><draw:g text:anchor-type="as-char" svg:y="-0.1138in" draw:z-index="50" draw:style-name="gr1"><svg:title>TexMaths</svg:title><svg:desc>12§display§Lp§svg§600§FALSE§</svg:desc><draw:polygon draw:style-name="gr415" draw:text-style-name="P60" svg:width="0.178in" svg:height="0.1291in" svg:x="0.002in" svg:y="0.0083in" svg:viewBox="0 0 453 329" draw:points="227,329 0,329 0,0 453,0 453,329"><text:p/></draw:polygon><draw:path draw:style-name="gr416" draw:text-style-name="P61" svg:width="0.1004in" svg:height="0.1134in" svg:x="0in" svg:y="0in" svg:viewBox="0 0 256 289" svg:d="M142 32c4-14 5-19 45-19 13 0 16 0 16-8 0-5-4-5-7-5-13 0-49 1-62 1-12 0-45-1-57-1-2 0-7 0-7 8 0 5 3 5 11 5 1 0 8 0 16 1 8 0 11 2 11 8 0 0 0 2-1 7l-56 228c-5 15-5 19-39 19-8 0-12 0-12 8 0 5 4 5 12 5h196c10 0 10 0 13-7l34-91c1-5 1-6 1-6 0-3-1-5-4-5-5 0-5 2-8 10-14 38-33 86-107 86h-40c-6 0-7 0-8 0-5 0-6-1-6-4 0-2 0-3 1-10z"><text:p/></draw:path><draw:path draw:style-name="gr417" draw:text-style-name="P61" svg:width="0.0866in" svg:height="0.1055in" svg:x="0.1016in" svg:y="0.0402in" svg:viewBox="0 0 221 269" svg:d="M32 239c-3 14-3 18-22 18-5 0-10 0-10 7 0 4 2 5 6 5 11 0 23-1 35-1 14 0 29 1 42 1 2 0 7 0 7-7 0-5-3-5-9-5-21 0-21-4-21-7 0-6 17-75 19-84 6 10 18 26 40 26 49 0 102-62 102-124 0-40-24-68-56-68-21 0-42 16-55 31-5-23-23-31-39-31-19 0-28 17-31 24-8 14-14 41-14 41 0 5 5 5 5 5 5 0 5 0 9-10 6-30 15-50 30-50 7 0 13 2 13 19 0 9-1 14-4 21zM108 55c3-12 14-24 22-30 14-13 26-15 34-15 17 0 27 14 27 39s-14 73-21 90c-15 29-35 43-51 43-29 0-34-36-34-37s0-2 2-7z"><text:p/></draw:path></draw:g></text:p>
          </table:table-cell>
          <table:table-cell table:style-name="Table3.A1" office:value-type="string">
            <text:p text:style-name="P52"><draw:g text:anchor-type="as-char" svg:y="-0.111in" draw:z-index="51" draw:style-name="gr1"><svg:title>TexMaths</svg:title><svg:desc>12§display§it§svg§600§FALSE§</svg:desc><draw:polygon draw:style-name="gr418" draw:text-style-name="P60" svg:width="0.0953in" svg:height="0.0945in" svg:x="0.0031in" svg:y="0.0083in" svg:viewBox="0 0 243 241" draw:points="123,241 0,241 0,0 243,0 243,241"><text:p/></draw:polygon><draw:path draw:style-name="gr419" draw:text-style-name="P61" svg:width="0.0441in" svg:height="0.111in" svg:x="0in" svg:y="0in" svg:viewBox="0 0 113 283" svg:d="M108 16c0-9-5-16-14-16-12 0-24 11-24 21s6 16 17 16c9 0 21-10 21-21zM76 174c6-13 6-13 9-25 4-8 6-14 6-22 0-20-13-34-36-34-38 0-55 60-55 63 0 5 4 5 5 5 5 0 5 0 7-7 11-41 29-53 43-53 4 0 10 0 10 14 0 9-3 18-5 21-2 12-22 61-29 79-5 11-9 25-9 33 0 21 14 35 34 35 41 0 57-61 57-64 0-5-5-5-5-5-5 0-5 1-7 8-7 26-22 53-43 53-8 0-11-5-11-15s3-16 13-41z"><text:p/></draw:path><draw:path draw:style-name="gr420" draw:text-style-name="P61" svg:width="0.0512in" svg:height="0.1055in" svg:x="0.0559in" svg:y="0.0055in" svg:viewBox="0 0 131 269" svg:d="M78 96h40c8 0 13 0 13-9 0-5-5-5-13-5h-36c14-61 17-68 17-70 0-8-5-12-12-12-2 0-14 0-17 16l-17 66h-41c-8 0-12 0-12 8 0 6 4 6 12 6h37c-31 119-32 126-32 133 0 23 17 40 38 40 45 0 69-62 69-65 0-5-4-5-6-5-4 0-4 2-5 6-19 45-42 54-57 54-8 0-12-6-12-19 0-11 0-13 2-20z"><text:p/></draw:path></draw:g></text:p>
          </table:table-cell>
          <table:table-cell table:style-name="Table3.A1" office:value-type="string">
            <text:p text:style-name="P52"><draw:g text:anchor-type="as-char" svg:y="-0.0744in" draw:z-index="52" draw:style-name="gr1"><svg:title>TexMaths</svg:title><svg:desc>12§display§x_{it}§svg§600§FALSE§</svg:desc><draw:polygon draw:style-name="gr421" draw:text-style-name="P60" svg:width="0.1693in" svg:height="0.0827in" svg:x="0.0031in" svg:y="0.0087in" svg:viewBox="0 0 431 211" draw:points="216,211 0,211 0,0 431,0 431,211"><text:p/></draw:polygon><draw:path draw:style-name="gr422" draw:text-style-name="P61" svg:width="0.0831in" svg:height="0.0752in" svg:x="0in" svg:y="0in" svg:viewBox="0 0 212 192" svg:d="M130 60c2-12 12-50 41-50 3 0 13 0 21 4-12 3-20 14-20 23 0 7 5 16 17 16 9 0 23-7 23-25 0-22-26-28-40-28-25 0-40 22-45 32-10-28-33-32-45-32-45 0-69 55-69 65 0 5 4 5 5 5 4 0 5 0 6-5 14-45 42-55 57-55 8 0 22 3 22 27 0 13-7 42-22 101-6 26-22 44-40 44-4 0-13 0-22-4 11-4 21-12 21-23 0-12-10-16-17-16-12 0-23 11-23 25 0 20 22 28 40 28 29 0 44-30 44-32 5 15 21 32 46 32 44 0 68-55 68-65 0-5-3-5-5-5-3 0-4 2-6 5-13 46-43 55-56 55-17 0-23-13-23-27 0-10 3-19 7-37z"><text:p/></draw:path><draw:path draw:style-name="gr423" draw:text-style-name="P61" svg:width="0.035in" svg:height="0.078in" svg:x="0.0957in" svg:y="0.0213in" svg:viewBox="0 0 90 199" svg:d="M83 12c0-5-4-12-12-12-9 0-17 7-17 17 0 5 4 11 12 11 9 0 17-9 17-16zM22 162c-2 4-3 7-3 12 0 14 12 25 28 25 31 0 43-41 43-44 0-5-3-5-5-5-3 0-3 2-6 5-6 24-19 36-31 36-6 0-7-4-7-11 0-6 2-11 5-18 3-8 6-17 9-24s14-35 15-37c1-3 2-7 2-10 0-14-12-25-29-25-30 0-43 41-43 46 0 3 4 3 5 3 5 0 5-2 6-5 7-26 20-36 31-36 5 0 8 3 8 10s-2 12-9 30z"><text:p/></draw:path><draw:path draw:style-name="gr424" draw:text-style-name="P61" svg:width="0.0394in" svg:height="0.0736in" svg:x="0.1421in" svg:y="0.0252in" svg:viewBox="0 0 101 188" svg:d="M60 68h31c6 0 10 0 10-7 0-3-4-3-8-3h-29l11-45c0-1 1-2 1-3 0-6-5-10-11-10-7 0-11 5-15 12-1 8 3-6-9 46h-31c-6 0-10 0-10 7 0 3 4 3 8 3h29l-18 70c-1 7-3 18-3 22 0 18 14 28 31 28 34 0 52-42 52-45 0-4-4-4-5-4-4 0-4 1-5 6-10 18-24 35-41 35-7 0-11-4-11-16 0-2 1-8 3-10z"><text:p/></draw:path></draw:g></text:p>
          </table:table-cell>
          <table:table-cell table:style-name="Table3.A1" office:value-type="string">
            <text:p text:style-name="P52"><draw:g text:anchor-type="as-char" svg:y="-0.1146in" draw:z-index="53" draw:style-name="gr1"><svg:title>TexMaths</svg:title><svg:desc>12§display§R_{it}§svg§600§FALSE§</svg:desc><draw:polygon draw:style-name="gr425" draw:text-style-name="P60" svg:width="0.2in" svg:height="0.1224in" svg:x="0.0016in" svg:y="0.0083in" svg:viewBox="0 0 509 312" draw:points="255,312 0,312 0,0 509,0 509,312"><text:p/></draw:polygon><draw:path draw:style-name="gr426" draw:text-style-name="P61" svg:width="0.1185in" svg:height="0.1169in" svg:x="0in" svg:y="0in" svg:viewBox="0 0 302 298" svg:d="M140 29c4-10 5-15 13-16 4 0 17 0 25 0 30 0 77 0 77 42 0 14-6 43-24 60-9 11-32 24-71 24h-46zM202 145c42-10 93-39 93-82 0-37-39-63-94-63h-120c-8 0-12 0-12 8 0 5 4 5 11 5 1 0 9 0 17 1 7 0 11 2 11 8 0 0 0 2-1 7l-57 227c-4 16-4 19-38 19-8 0-12 0-12 9 0 4 5 4 6 4 12 0 41-1 54-1 11 0 41 1 53 1 3 0 8 0 8-8 0-5-4-5-12-5-16 0-28 0-28-8 0-1 2-4 3-6l27-113h49c39 0 47 24 47 39 0 7-3 20-6 30s-7 26-7 34c0 47 52 47 56 47 36 0 52-43 52-49 0-5-5-5-6-5-4 0-4 2-5 6-11 31-29 38-38 38-15 0-17-9-17-26 0-13 2-35 4-48 1-6 1-14 1-20 0-32-28-44-39-49z"><text:p/></draw:path><draw:path draw:style-name="gr427" draw:text-style-name="P61" svg:width="0.035in" svg:height="0.078in" svg:x="0.1244in" svg:y="0.061in" svg:viewBox="0 0 90 199" svg:d="M83 12c0-5-4-12-12-12-9 0-17 7-17 17 0 5 3 11 12 11 8 0 17-9 17-16zM22 162c-2 3-3 7-3 13 0 13 12 24 28 24 31 0 43-41 43-45 0-3-4-3-5-3-4 0-4 1-6 5-6 23-19 34-31 34-6 0-7-3-7-11 0-6 2-10 5-17 3-9 5-16 9-24 2-6 13-35 14-37 2-3 3-8 3-10 0-14-12-25-29-25-30 0-43 40-43 45 0 4 4 4 5 4 5 0 5-3 6-5 7-26 20-36 31-36 5 0 8 3 8 10s-2 12-9 30z"><text:p/></draw:path><draw:path draw:style-name="gr428" draw:text-style-name="P61" svg:width="0.0394in" svg:height="0.0736in" svg:x="0.1709in" svg:y="0.0654in" svg:viewBox="0 0 101 188" svg:d="M60 68h31c6 0 10 0 10-7 0-4-4-4-9-4h-29l11-44c0-1 1-2 1-3 0-6-4-10-10-10-8 0-11 5-15 12-1 8 3-6-9 45h-31c-6 0-10 0-10 8 0 3 4 3 8 3h29l-18 70c-1 8-3 18-3 22 0 17 14 28 31 28 33 0 51-42 51-46 0-3-3-3-5-3-3 0-3 1-4 6-10 18-24 34-41 34-7 0-11-3-11-14 0-3 1-9 3-12z"><text:p/></draw:path></draw:g></text:p>
          </table:table-cell>
          <table:table-cell table:style-name="Table3.E1" office:value-type="string">
            <text:p text:style-name="P52"><draw:g text:anchor-type="as-char" svg:y="-0.1339in" draw:z-index="54" draw:style-name="gr1"><svg:title>TexMaths</svg:title><svg:desc>12§display§R'_{it}§svg§600§FALSE§</svg:desc><draw:polygon draw:style-name="gr429" draw:text-style-name="P60" svg:width="0.2in" svg:height="0.1591in" svg:x="0.0016in" svg:y="0.0083in" svg:viewBox="0 0 509 405" draw:points="255,405 0,405 0,0 509,0 509,405"><text:p/></draw:polygon><draw:path draw:style-name="gr430" draw:text-style-name="P61" svg:width="0.1185in" svg:height="0.1173in" svg:x="0in" svg:y="0.0197in" svg:viewBox="0 0 302 299" svg:d="M140 29c4-10 5-15 13-16 4 0 17 0 25 0 30 0 77 0 77 42 0 15-6 43-24 60-9 11-32 24-71 24h-46zM202 145c42-10 93-38 93-81 0-38-39-64-94-64h-120c-8 0-12 0-12 8 0 5 4 5 11 5 1 0 9 0 17 1 7 0 11 2 11 8 0 0 0 2-1 7l-57 228c-4 15-4 19-38 19-8 0-12 0-12 8 0 5 5 5 6 5 12 0 41-1 54-1 11 0 41 1 53 1 3 0 8 0 8-8 0-5-4-5-12-5-16 0-28 0-28-9 0-1 2-3 3-6l27-112h49c39 0 47 24 47 38 0 7-3 20-6 30-3 12-7 26-7 36 0 46 52 46 56 46 36 0 52-44 52-50 0-4-5-4-6-4-4 0-4 3-5 6-11 31-29 38-38 38-15 0-17-10-17-26 0-14 2-34 4-48 1-6 1-15 1-21 0-32-28-44-39-49z"><text:p/></draw:path><draw:path draw:style-name="gr431" draw:text-style-name="P61" svg:width="0.0287in" svg:height="0.0598in" svg:x="0.126in" svg:y="0in" svg:viewBox="0 0 74 153" svg:d="M72 26c2-4 2-8 2-9 0-10-8-17-17-17-11 0-15 10-16 14l-39 129c-1 0-2 3-2 3 0 5 10 7 12 7 1 0 2 0 5-4z"><text:p/></draw:path><draw:path draw:style-name="gr432" draw:text-style-name="P61" svg:width="0.035in" svg:height="0.078in" svg:x="0.1244in" svg:y="0.098in" svg:viewBox="0 0 90 199" svg:d="M83 12c0-5-4-12-12-12-9 0-17 7-17 17 0 5 3 11 12 11 8 0 17-9 17-16zM22 162c-2 3-3 7-3 13 0 13 12 24 28 24 31 0 43-41 43-44 0-4-4-4-5-4-4 0-4 1-6 5-6 24-19 35-31 35-6 0-7-4-7-10 0-7 2-12 5-19 3-9 5-16 9-24 2-6 13-35 14-37 2-3 3-7 3-10 0-14-12-25-29-25-30 0-43 41-43 46 0 3 4 3 5 3 5 0 5-2 6-5 7-26 20-36 31-36 5 0 8 3 8 10s-2 12-9 30z"><text:p/></draw:path><draw:path draw:style-name="gr433" draw:text-style-name="P61" svg:width="0.0394in" svg:height="0.0736in" svg:x="0.1709in" svg:y="0.102in" svg:viewBox="0 0 101 188" svg:d="M60 68h31c6 0 10 0 10-7 0-3-4-3-9-3h-29l11-45c0-1 1-2 1-3 0-6-4-10-10-10-8 0-11 5-15 12-1 8 3-6-9 46h-31c-6 0-10 0-10 7 0 3 4 3 8 3h29l-18 70c-1 8-3 18-3 23 0 16 14 27 31 27 33 0 51-42 51-45 0-4-3-4-5-4-3 0-3 1-4 6-10 18-24 35-41 35-7 0-11-4-11-15 0-3 1-9 3-12z"><text:p/></draw:path></draw:g></text:p>
          </table:table-cell>
        </table:table-row>
        <table:table-row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5">1</text:p>
          </table:table-cell>
          <table:table-cell table:style-name="Table3.A2" office:value-type="string">
            <text:p text:style-name="P31"><text:span text:style-name="T6">15 </text:span></text:p>
          </table:table-cell>
          <table:table-cell table:style-name="Table3.A2" office:value-type="string">
            <text:p text:style-name="P31"><text:span text:style-name="T6">-60 </text:span></text:p>
          </table:table-cell>
          <table:table-cell table:style-name="Table3.E2" office:value-type="string">
            <text:p text:style-name="P31"><text:span text:style-name="T6">4</text:span></text:p>
          </table:table-cell>
        </table:table-row>
        <table:table-row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5">2</text:p>
          </table:table-cell>
          <table:table-cell table:style-name="Table3.A2" office:value-type="string">
            <text:p text:style-name="P31"><text:span text:style-name="T6">9.20218</text:span></text:p>
          </table:table-cell>
          <table:table-cell table:style-name="Table3.A2" office:value-type="string">
            <text:p text:style-name="P31"><text:span text:style-name="T6"><text:s/>5850 <text:s text:c="2"/></text:span></text:p>
          </table:table-cell>
          <table:table-cell table:style-name="Table3.E2" office:value-type="string">
            <text:p text:style-name="P31"><text:span text:style-name="T6">1009</text:span></text:p>
          </table:table-cell>
        </table:table-row>
        <table:table-row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31">5.53752</text:p>
          </table:table-cell>
          <table:table-cell table:style-name="Table3.A2" office:value-type="string">
            <text:p text:style-name="P31">1687.53</text:p>
          </table:table-cell>
          <table:table-cell table:style-name="Table3.E2" office:value-type="string">
            <text:p text:style-name="P31">460.488</text:p>
          </table:table-cell>
        </table:table-row>
        <table:table-row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4</text:p>
          </table:table-cell>
          <table:table-cell table:style-name="Table3.A2" office:value-type="string">
            <text:p text:style-name="P31">3.38316 </text:p>
          </table:table-cell>
          <table:table-cell table:style-name="Table3.A2" office:value-type="string">
            <text:p text:style-name="P31">469.259 </text:p>
          </table:table-cell>
          <table:table-cell table:style-name="Table3.E2" office:value-type="string">
            <text:p text:style-name="P31"><text:s/>217.818</text:p>
          </table:table-cell>
        </table:table-row>
        <table:table-row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5</text:p>
          </table:table-cell>
          <table:table-cell table:style-name="Table3.A2" office:value-type="string">
            <text:p text:style-name="P31">2.33534 <text:s/></text:p>
          </table:table-cell>
          <table:table-cell table:style-name="Table3.A2" office:value-type="string">
            <text:p text:style-name="P31">118.159 </text:p>
          </table:table-cell>
          <table:table-cell table:style-name="Table3.E2" office:value-type="string">
            <text:p text:style-name="P31"><text:s/>112.767</text:p>
          </table:table-cell>
        </table:table-row>
        <table:table-row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6</text:p>
          </table:table-cell>
          <table:table-cell table:style-name="Table3.A2" office:value-type="string">
            <text:p text:style-name="P31"><text:s text:c="2"/>2.0277 <text:s text:c="3"/></text:p>
          </table:table-cell>
          <table:table-cell table:style-name="Table3.A2" office:value-type="string">
            <text:p text:style-name="P31"><text:s/>22.07 <text:s text:c="3"/></text:p>
          </table:table-cell>
          <table:table-cell table:style-name="Table3.E2" office:value-type="string">
            <text:p text:style-name="P31">71.739</text:p>
          </table:table-cell>
        </table:table-row>
        <table:table-row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7</text:p>
          </table:table-cell>
          <table:table-cell table:style-name="Table3.A2" office:value-type="string">
            <text:p text:style-name="P31"><text:s/>2.00021 </text:p>
          </table:table-cell>
          <table:table-cell table:style-name="Table3.A2" office:value-type="string">
            <text:p text:style-name="P31">1.67505 </text:p>
          </table:table-cell>
          <table:table-cell table:style-name="Table3.E2" office:value-type="string">
            <text:p text:style-name="P31">60.9441</text:p>
          </table:table-cell>
        </table:table-row>
        <table:table-row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33">2</text:p>
          </table:table-cell>
          <table:table-cell table:style-name="Table3.A2" office:value-type="string">
            <text:p text:style-name="P31"><text:s/>0.0128842</text:p>
          </table:table-cell>
          <table:table-cell table:style-name="Table3.E2" office:value-type="string">
            <text:p text:style-name="P31"><text:s/>60.0073</text:p>
          </table:table-cell>
        </table:table-row>
        <table:table-row>
          <table:table-cell table:style-name="Table3.A2" office:value-type="string">
            <text:p text:style-name="P56">3</text:p>
          </table:table-cell>
          <table:table-cell table:style-name="Table3.A2" office:value-type="string">
            <text:p text:style-name="P56">9</text:p>
          </table:table-cell>
          <table:table-cell table:style-name="Table3.A2" office:value-type="string">
            <text:p text:style-name="P33">2</text:p>
          </table:table-cell>
          <table:table-cell table:style-name="Table3.A2" office:value-type="string">
            <text:p text:style-name="P31">7.83733e-07 <text:s/></text:p>
          </table:table-cell>
          <table:table-cell table:style-name="Table3.E2" office:value-type="string">
            <text:p text:style-name="P31">60</text:p>
          </table:table-cell>
        </table:table-row>
      </table:table>
      <text:p text:style-name="P49"/>
      <text:p text:style-name="P49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2"><draw:g text:anchor-type="as-char" svg:y="-0.1138in" draw:z-index="55" draw:style-name="gr1"><svg:title>TexMaths</svg:title><svg:desc>12§display§Lp§svg§600§FALSE§</svg:desc><draw:polygon draw:style-name="gr434" draw:text-style-name="P60" svg:width="0.178in" svg:height="0.1291in" svg:x="0.002in" svg:y="0.0083in" svg:viewBox="0 0 453 329" draw:points="227,329 0,329 0,0 453,0 453,329"><text:p/></draw:polygon><draw:path draw:style-name="gr435" draw:text-style-name="P61" svg:width="0.1004in" svg:height="0.1134in" svg:x="0in" svg:y="0in" svg:viewBox="0 0 256 289" svg:d="M142 32c4-14 5-19 45-19 13 0 16 0 16-8 0-5-4-5-7-5-13 0-49 1-62 1-12 0-45-1-57-1-2 0-7 0-7 8 0 5 3 5 11 5 1 0 8 0 16 1 8 0 11 2 11 8 0 0 0 2-1 7l-56 228c-5 15-5 19-39 19-8 0-12 0-12 8 0 5 4 5 12 5h196c10 0 10 0 13-7l34-91c1-5 1-6 1-6 0-3-1-5-4-5-5 0-5 2-8 10-14 38-33 86-107 86h-40c-6 0-7 0-8 0-5 0-6-1-6-4 0-2 0-3 1-10z"><text:p/></draw:path><draw:path draw:style-name="gr436" draw:text-style-name="P61" svg:width="0.0866in" svg:height="0.1055in" svg:x="0.1016in" svg:y="0.0402in" svg:viewBox="0 0 221 269" svg:d="M32 239c-3 14-3 18-22 18-5 0-10 0-10 7 0 4 2 5 6 5 11 0 23-1 35-1 14 0 29 1 42 1 2 0 7 0 7-7 0-5-3-5-9-5-21 0-21-4-21-7 0-6 17-75 19-84 6 10 18 26 40 26 49 0 102-62 102-124 0-40-24-68-56-68-21 0-42 16-55 31-5-23-23-31-39-31-19 0-28 17-31 24-8 14-14 41-14 41 0 5 5 5 5 5 5 0 5 0 9-10 6-30 15-50 30-50 7 0 13 2 13 19 0 9-1 14-4 21zM108 55c3-12 14-24 22-30 14-13 26-15 34-15 17 0 27 14 27 39s-14 73-21 90c-15 29-35 43-51 43-29 0-34-36-34-37s0-2 2-7z"><text:p/></draw:path></draw:g></text:p>
          </table:table-cell>
          <table:table-cell table:style-name="Table4.A1" office:value-type="string">
            <text:p text:style-name="P52"><draw:g text:anchor-type="as-char" svg:y="-0.111in" draw:z-index="56" draw:style-name="gr1"><svg:title>TexMaths</svg:title><svg:desc>12§display§it§svg§600§FALSE§</svg:desc><draw:polygon draw:style-name="gr437" draw:text-style-name="P60" svg:width="0.0953in" svg:height="0.0945in" svg:x="0.0031in" svg:y="0.0083in" svg:viewBox="0 0 243 241" draw:points="123,241 0,241 0,0 243,0 243,241"><text:p/></draw:polygon><draw:path draw:style-name="gr438" draw:text-style-name="P61" svg:width="0.0441in" svg:height="0.111in" svg:x="0in" svg:y="0in" svg:viewBox="0 0 113 283" svg:d="M108 16c0-9-5-16-14-16-12 0-24 11-24 21s6 16 17 16c9 0 21-10 21-21zM76 174c6-13 6-13 9-25 4-8 6-14 6-22 0-20-13-34-36-34-38 0-55 60-55 63 0 5 4 5 5 5 5 0 5 0 7-7 11-41 29-53 43-53 4 0 10 0 10 14 0 9-3 18-5 21-2 12-22 61-29 79-5 11-9 25-9 33 0 21 14 35 34 35 41 0 57-61 57-64 0-5-5-5-5-5-5 0-5 1-7 8-7 26-22 53-43 53-8 0-11-5-11-15s3-16 13-41z"><text:p/></draw:path><draw:path draw:style-name="gr439" draw:text-style-name="P61" svg:width="0.0512in" svg:height="0.1055in" svg:x="0.0559in" svg:y="0.0055in" svg:viewBox="0 0 131 269" svg:d="M78 96h40c8 0 13 0 13-9 0-5-5-5-13-5h-36c14-61 17-68 17-70 0-8-5-12-12-12-2 0-14 0-17 16l-17 66h-41c-8 0-12 0-12 8 0 6 4 6 12 6h37c-31 119-32 126-32 133 0 23 17 40 38 40 45 0 69-62 69-65 0-5-4-5-6-5-4 0-4 2-5 6-19 45-42 54-57 54-8 0-12-6-12-19 0-11 0-13 2-20z"><text:p/></draw:path></draw:g></text:p>
          </table:table-cell>
          <table:table-cell table:style-name="Table4.A1" office:value-type="string">
            <text:p text:style-name="P52"><draw:g text:anchor-type="as-char" svg:y="-0.0744in" draw:z-index="57" draw:style-name="gr1"><svg:title>TexMaths</svg:title><svg:desc>12§display§x_{it}§svg§600§FALSE§</svg:desc><draw:polygon draw:style-name="gr440" draw:text-style-name="P60" svg:width="0.1693in" svg:height="0.0827in" svg:x="0.0031in" svg:y="0.0087in" svg:viewBox="0 0 431 211" draw:points="216,211 0,211 0,0 431,0 431,211"><text:p/></draw:polygon><draw:path draw:style-name="gr441" draw:text-style-name="P61" svg:width="0.0831in" svg:height="0.0752in" svg:x="0in" svg:y="0in" svg:viewBox="0 0 212 192" svg:d="M130 60c2-12 12-50 41-50 3 0 13 0 21 4-12 3-20 14-20 23 0 7 5 16 17 16 9 0 23-7 23-25 0-22-26-28-40-28-25 0-40 22-45 32-10-28-33-32-45-32-45 0-69 55-69 65 0 5 4 5 5 5 4 0 5 0 6-5 14-45 42-55 57-55 8 0 22 3 22 27 0 13-7 42-22 101-6 26-22 44-40 44-4 0-13 0-22-4 11-4 21-12 21-23 0-12-10-16-17-16-12 0-23 11-23 25 0 20 22 28 40 28 29 0 44-30 44-32 5 15 21 32 46 32 44 0 68-55 68-65 0-5-3-5-5-5-3 0-4 2-6 5-13 46-43 55-56 55-17 0-23-13-23-27 0-10 3-19 7-37z"><text:p/></draw:path><draw:path draw:style-name="gr442" draw:text-style-name="P61" svg:width="0.035in" svg:height="0.078in" svg:x="0.0957in" svg:y="0.0213in" svg:viewBox="0 0 90 199" svg:d="M83 12c0-5-4-12-12-12-9 0-17 7-17 17 0 5 4 11 12 11 9 0 17-9 17-16zM22 162c-2 4-3 7-3 12 0 14 12 25 28 25 31 0 43-41 43-44 0-5-3-5-5-5-3 0-3 2-6 5-6 24-19 36-31 36-6 0-7-4-7-11 0-6 2-11 5-18 3-8 6-17 9-24s14-35 15-37c1-3 2-7 2-10 0-14-12-25-29-25-30 0-43 41-43 46 0 3 4 3 5 3 5 0 5-2 6-5 7-26 20-36 31-36 5 0 8 3 8 10s-2 12-9 30z"><text:p/></draw:path><draw:path draw:style-name="gr443" draw:text-style-name="P61" svg:width="0.0394in" svg:height="0.0736in" svg:x="0.1421in" svg:y="0.0252in" svg:viewBox="0 0 101 188" svg:d="M60 68h31c6 0 10 0 10-7 0-3-4-3-8-3h-29l11-45c0-1 1-2 1-3 0-6-5-10-11-10-7 0-11 5-15 12-1 8 3-6-9 46h-31c-6 0-10 0-10 7 0 3 4 3 8 3h29l-18 70c-1 7-3 18-3 22 0 18 14 28 31 28 34 0 52-42 52-45 0-4-4-4-5-4-4 0-4 1-5 6-10 18-24 35-41 35-7 0-11-4-11-16 0-2 1-8 3-10z"><text:p/></draw:path></draw:g></text:p>
          </table:table-cell>
          <table:table-cell table:style-name="Table4.A1" office:value-type="string">
            <text:p text:style-name="P52"><draw:g text:anchor-type="as-char" svg:y="-0.1146in" draw:z-index="58" draw:style-name="gr1"><svg:title>TexMaths</svg:title><svg:desc>12§display§R_{it}§svg§600§FALSE§</svg:desc><draw:polygon draw:style-name="gr444" draw:text-style-name="P60" svg:width="0.2in" svg:height="0.1224in" svg:x="0.0016in" svg:y="0.0083in" svg:viewBox="0 0 509 312" draw:points="255,312 0,312 0,0 509,0 509,312"><text:p/></draw:polygon><draw:path draw:style-name="gr445" draw:text-style-name="P61" svg:width="0.1185in" svg:height="0.1169in" svg:x="0in" svg:y="0in" svg:viewBox="0 0 302 298" svg:d="M140 29c4-10 5-15 13-16 4 0 17 0 25 0 30 0 77 0 77 42 0 14-6 43-24 60-9 11-32 24-71 24h-46zM202 145c42-10 93-39 93-82 0-37-39-63-94-63h-120c-8 0-12 0-12 8 0 5 4 5 11 5 1 0 9 0 17 1 7 0 11 2 11 8 0 0 0 2-1 7l-57 227c-4 16-4 19-38 19-8 0-12 0-12 9 0 4 5 4 6 4 12 0 41-1 54-1 11 0 41 1 53 1 3 0 8 0 8-8 0-5-4-5-12-5-16 0-28 0-28-8 0-1 2-4 3-6l27-113h49c39 0 47 24 47 39 0 7-3 20-6 30s-7 26-7 34c0 47 52 47 56 47 36 0 52-43 52-49 0-5-5-5-6-5-4 0-4 2-5 6-11 31-29 38-38 38-15 0-17-9-17-26 0-13 2-35 4-48 1-6 1-14 1-20 0-32-28-44-39-49z"><text:p/></draw:path><draw:path draw:style-name="gr446" draw:text-style-name="P61" svg:width="0.035in" svg:height="0.078in" svg:x="0.1244in" svg:y="0.061in" svg:viewBox="0 0 90 199" svg:d="M83 12c0-5-4-12-12-12-9 0-17 7-17 17 0 5 3 11 12 11 8 0 17-9 17-16zM22 162c-2 3-3 7-3 13 0 13 12 24 28 24 31 0 43-41 43-45 0-3-4-3-5-3-4 0-4 1-6 5-6 23-19 34-31 34-6 0-7-3-7-11 0-6 2-10 5-17 3-9 5-16 9-24 2-6 13-35 14-37 2-3 3-8 3-10 0-14-12-25-29-25-30 0-43 40-43 45 0 4 4 4 5 4 5 0 5-3 6-5 7-26 20-36 31-36 5 0 8 3 8 10s-2 12-9 30z"><text:p/></draw:path><draw:path draw:style-name="gr447" draw:text-style-name="P61" svg:width="0.0394in" svg:height="0.0736in" svg:x="0.1709in" svg:y="0.0654in" svg:viewBox="0 0 101 188" svg:d="M60 68h31c6 0 10 0 10-7 0-4-4-4-9-4h-29l11-44c0-1 1-2 1-3 0-6-4-10-10-10-8 0-11 5-15 12-1 8 3-6-9 45h-31c-6 0-10 0-10 8 0 3 4 3 8 3h29l-18 70c-1 8-3 18-3 22 0 17 14 28 31 28 33 0 51-42 51-46 0-3-3-3-5-3-3 0-3 1-4 6-10 18-24 34-41 34-7 0-11-3-11-14 0-3 1-9 3-12z"><text:p/></draw:path></draw:g></text:p>
          </table:table-cell>
          <table:table-cell table:style-name="Table4.E1" office:value-type="string">
            <text:p text:style-name="P52"><draw:g text:anchor-type="as-char" svg:y="-0.1339in" draw:z-index="59" draw:style-name="gr1"><svg:title>TexMaths</svg:title><svg:desc>12§display§R'_{it}§svg§600§FALSE§</svg:desc><draw:polygon draw:style-name="gr448" draw:text-style-name="P60" svg:width="0.2in" svg:height="0.1591in" svg:x="0.0016in" svg:y="0.0083in" svg:viewBox="0 0 509 405" draw:points="255,405 0,405 0,0 509,0 509,405"><text:p/></draw:polygon><draw:path draw:style-name="gr449" draw:text-style-name="P61" svg:width="0.1185in" svg:height="0.1173in" svg:x="0in" svg:y="0.0197in" svg:viewBox="0 0 302 299" svg:d="M140 29c4-10 5-15 13-16 4 0 17 0 25 0 30 0 77 0 77 42 0 15-6 43-24 60-9 11-32 24-71 24h-46zM202 145c42-10 93-38 93-81 0-38-39-64-94-64h-120c-8 0-12 0-12 8 0 5 4 5 11 5 1 0 9 0 17 1 7 0 11 2 11 8 0 0 0 2-1 7l-57 228c-4 15-4 19-38 19-8 0-12 0-12 8 0 5 5 5 6 5 12 0 41-1 54-1 11 0 41 1 53 1 3 0 8 0 8-8 0-5-4-5-12-5-16 0-28 0-28-9 0-1 2-3 3-6l27-112h49c39 0 47 24 47 38 0 7-3 20-6 30-3 12-7 26-7 36 0 46 52 46 56 46 36 0 52-44 52-50 0-4-5-4-6-4-4 0-4 3-5 6-11 31-29 38-38 38-15 0-17-10-17-26 0-14 2-34 4-48 1-6 1-15 1-21 0-32-28-44-39-49z"><text:p/></draw:path><draw:path draw:style-name="gr450" draw:text-style-name="P61" svg:width="0.0287in" svg:height="0.0598in" svg:x="0.126in" svg:y="0in" svg:viewBox="0 0 74 153" svg:d="M72 26c2-4 2-8 2-9 0-10-8-17-17-17-11 0-15 10-16 14l-39 129c-1 0-2 3-2 3 0 5 10 7 12 7 1 0 2 0 5-4z"><text:p/></draw:path><draw:path draw:style-name="gr451" draw:text-style-name="P61" svg:width="0.035in" svg:height="0.078in" svg:x="0.1244in" svg:y="0.098in" svg:viewBox="0 0 90 199" svg:d="M83 12c0-5-4-12-12-12-9 0-17 7-17 17 0 5 3 11 12 11 8 0 17-9 17-16zM22 162c-2 3-3 7-3 13 0 13 12 24 28 24 31 0 43-41 43-44 0-4-4-4-5-4-4 0-4 1-6 5-6 24-19 35-31 35-6 0-7-4-7-10 0-7 2-12 5-19 3-9 5-16 9-24 2-6 13-35 14-37 2-3 3-7 3-10 0-14-12-25-29-25-30 0-43 41-43 46 0 3 4 3 5 3 5 0 5-2 6-5 7-26 20-36 31-36 5 0 8 3 8 10s-2 12-9 30z"><text:p/></draw:path><draw:path draw:style-name="gr452" draw:text-style-name="P61" svg:width="0.0394in" svg:height="0.0736in" svg:x="0.1709in" svg:y="0.102in" svg:viewBox="0 0 101 188" svg:d="M60 68h31c6 0 10 0 10-7 0-3-4-3-9-3h-29l11-45c0-1 1-2 1-3 0-6-4-10-10-10-8 0-11 5-15 12-1 8 3-6-9 46h-31c-6 0-10 0-10 7 0 3 4 3 8 3h29l-18 70c-1 8-3 18-3 23 0 16 14 27 31 27 33 0 51-42 51-45 0-4-3-4-5-4-3 0-3 1-4 6-10 18-24 35-41 35-7 0-11-4-11-15 0-3 1-9 3-12z"><text:p/></draw:path></draw:g>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5">1</text:p>
          </table:table-cell>
          <table:table-cell table:style-name="Table4.A2" office:value-type="string">
            <text:p text:style-name="P31"><text:span text:style-name="T6"><text:s/>-2.30769</text:span></text:p>
          </table:table-cell>
          <table:table-cell table:style-name="Table4.A2" office:value-type="string">
            <text:p text:style-name="P31"><text:span text:style-name="T6"><text:s/>30 <text:s/></text:span></text:p>
          </table:table-cell>
          <table:table-cell table:style-name="Table4.E2" office:value-type="string">
            <text:p text:style-name="P31"><text:span text:style-name="T6">13</text:span>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5">2</text:p>
          </table:table-cell>
          <table:table-cell table:style-name="Table4.A2" office:value-type="string">
            <text:p text:style-name="P31"><text:span text:style-name="T6">-2.94284</text:span></text:p>
          </table:table-cell>
          <table:table-cell table:style-name="Table4.A2" office:value-type="string">
            <text:p text:style-name="P31"><text:span text:style-name="T6">5.32544 </text:span></text:p>
          </table:table-cell>
          <table:table-cell table:style-name="Table4.E2" office:value-type="string">
            <text:p text:style-name="P31"><text:span text:style-name="T6"><text:s text:c="2"/>8.38462</text:span>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3</text:p>
          </table:table-cell>
          <table:table-cell table:style-name="Table4.A2" office:value-type="string">
            <text:p text:style-name="P31">-2.99954 </text:p>
          </table:table-cell>
          <table:table-cell table:style-name="Table4.A2" office:value-type="string">
            <text:p text:style-name="P31"><text:s/>0.403409 <text:s/></text:p>
          </table:table-cell>
          <table:table-cell table:style-name="Table4.E2" office:value-type="string">
            <text:p text:style-name="P31">7.11433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30">-<text:span text:style-name="T28">3</text:span></text:p>
          </table:table-cell>
          <table:table-cell table:style-name="Table4.A2" office:value-type="string">
            <text:p text:style-name="P31">0.00321531</text:p>
          </table:table-cell>
          <table:table-cell table:style-name="Table4.E2" office:value-type="string">
            <text:p text:style-name="P31"><text:s text:c="2"/>7.00092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5</text:p>
          </table:table-cell>
          <table:table-cell table:style-name="Table4.A2" office:value-type="string">
            <text:p text:style-name="P30">-<text:span text:style-name="T28">3</text:span></text:p>
          </table:table-cell>
          <table:table-cell table:style-name="Table4.A2" office:value-type="string">
            <text:p text:style-name="P31">2.10929e-07 </text:p>
          </table:table-cell>
          <table:table-cell table:style-name="Table4.E2" office:value-type="string">
            <text:p text:style-name="P33">7</text:p>
          </table:table-cell>
        </table:table-row>
      </table:table>
      <text:p text:style-name="P49"/>
      <text:p text:style-name="P49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59"><draw:g text:anchor-type="as-char" svg:y="-0.1138in" draw:z-index="60" draw:style-name="gr1"><svg:title>TexMaths</svg:title><svg:desc>12§display§Lp§svg§600§FALSE§</svg:desc><draw:polygon draw:style-name="gr453" draw:text-style-name="P60" svg:width="0.178in" svg:height="0.1291in" svg:x="0.002in" svg:y="0.0083in" svg:viewBox="0 0 453 329" draw:points="227,329 0,329 0,0 453,0 453,329"><text:p/></draw:polygon><draw:path draw:style-name="gr454" draw:text-style-name="P61" svg:width="0.1004in" svg:height="0.1134in" svg:x="0in" svg:y="0in" svg:viewBox="0 0 256 289" svg:d="M142 32c4-14 5-19 45-19 13 0 16 0 16-8 0-5-4-5-7-5-13 0-49 1-62 1-12 0-45-1-57-1-2 0-7 0-7 8 0 5 3 5 11 5 1 0 8 0 16 1 8 0 11 2 11 8 0 0 0 2-1 7l-56 228c-5 15-5 19-39 19-8 0-12 0-12 8 0 5 4 5 12 5h196c10 0 10 0 13-7l34-91c1-5 1-6 1-6 0-3-1-5-4-5-5 0-5 2-8 10-14 38-33 86-107 86h-40c-6 0-7 0-8 0-5 0-6-1-6-4 0-2 0-3 1-10z"><text:p/></draw:path><draw:path draw:style-name="gr455" draw:text-style-name="P61" svg:width="0.0866in" svg:height="0.1055in" svg:x="0.1016in" svg:y="0.0402in" svg:viewBox="0 0 221 269" svg:d="M32 239c-3 14-3 18-22 18-5 0-10 0-10 7 0 4 2 5 6 5 11 0 23-1 35-1 14 0 29 1 42 1 2 0 7 0 7-7 0-5-3-5-9-5-21 0-21-4-21-7 0-6 17-75 19-84 6 10 18 26 40 26 49 0 102-62 102-124 0-40-24-68-56-68-21 0-42 16-55 31-5-23-23-31-39-31-19 0-28 17-31 24-8 14-14 41-14 41 0 5 5 5 5 5 5 0 5 0 9-10 6-30 15-50 30-50 7 0 13 2 13 19 0 9-1 14-4 21zM108 55c3-12 14-24 22-30 14-13 26-15 34-15 17 0 27 14 27 39s-14 73-21 90c-15 29-35 43-51 43-29 0-34-36-34-37s0-2 2-7z"><text:p/></draw:path></draw:g></text:p>
          </table:table-cell>
          <table:table-cell table:style-name="Table5.A1" office:value-type="string">
            <text:p text:style-name="P59"><draw:g text:anchor-type="as-char" svg:y="-0.111in" draw:z-index="61" draw:style-name="gr1"><svg:title>TexMaths</svg:title><svg:desc>12§display§it§svg§600§FALSE§</svg:desc><draw:polygon draw:style-name="gr456" draw:text-style-name="P60" svg:width="0.0953in" svg:height="0.0945in" svg:x="0.0031in" svg:y="0.0083in" svg:viewBox="0 0 243 241" draw:points="123,241 0,241 0,0 243,0 243,241"><text:p/></draw:polygon><draw:path draw:style-name="gr457" draw:text-style-name="P61" svg:width="0.0441in" svg:height="0.111in" svg:x="0in" svg:y="0in" svg:viewBox="0 0 113 283" svg:d="M108 16c0-9-5-16-14-16-12 0-24 11-24 21s6 16 17 16c9 0 21-10 21-21zM76 174c6-13 6-13 9-25 4-8 6-14 6-22 0-20-13-34-36-34-38 0-55 60-55 63 0 5 4 5 5 5 5 0 5 0 7-7 11-41 29-53 43-53 4 0 10 0 10 14 0 9-3 18-5 21-2 12-22 61-29 79-5 11-9 25-9 33 0 21 14 35 34 35 41 0 57-61 57-64 0-5-5-5-5-5-5 0-5 1-7 8-7 26-22 53-43 53-8 0-11-5-11-15s3-16 13-41z"><text:p/></draw:path><draw:path draw:style-name="gr458" draw:text-style-name="P61" svg:width="0.0512in" svg:height="0.1055in" svg:x="0.0559in" svg:y="0.0055in" svg:viewBox="0 0 131 269" svg:d="M78 96h40c8 0 13 0 13-9 0-5-5-5-13-5h-36c14-61 17-68 17-70 0-8-5-12-12-12-2 0-14 0-17 16l-17 66h-41c-8 0-12 0-12 8 0 6 4 6 12 6h37c-31 119-32 126-32 133 0 23 17 40 38 40 45 0 69-62 69-65 0-5-4-5-6-5-4 0-4 2-5 6-19 45-42 54-57 54-8 0-12-6-12-19 0-11 0-13 2-20z"><text:p/></draw:path></draw:g></text:p>
          </table:table-cell>
          <table:table-cell table:style-name="Table5.A1" office:value-type="string">
            <text:p text:style-name="P59"><draw:g text:anchor-type="as-char" svg:y="-0.0744in" draw:z-index="62" draw:style-name="gr1"><svg:title>TexMaths</svg:title><svg:desc>12§display§x_{it}§svg§600§FALSE§</svg:desc><draw:polygon draw:style-name="gr459" draw:text-style-name="P60" svg:width="0.1693in" svg:height="0.0827in" svg:x="0.0031in" svg:y="0.0087in" svg:viewBox="0 0 431 211" draw:points="216,211 0,211 0,0 431,0 431,211"><text:p/></draw:polygon><draw:path draw:style-name="gr460" draw:text-style-name="P61" svg:width="0.0831in" svg:height="0.0752in" svg:x="0in" svg:y="0in" svg:viewBox="0 0 212 192" svg:d="M130 60c2-12 12-50 41-50 3 0 13 0 21 4-12 3-20 14-20 23 0 7 5 16 17 16 9 0 23-7 23-25 0-22-26-28-40-28-25 0-40 22-45 32-10-28-33-32-45-32-45 0-69 55-69 65 0 5 4 5 5 5 4 0 5 0 6-5 14-45 42-55 57-55 8 0 22 3 22 27 0 13-7 42-22 101-6 26-22 44-40 44-4 0-13 0-22-4 11-4 21-12 21-23 0-12-10-16-17-16-12 0-23 11-23 25 0 20 22 28 40 28 29 0 44-30 44-32 5 15 21 32 46 32 44 0 68-55 68-65 0-5-3-5-5-5-3 0-4 2-6 5-13 46-43 55-56 55-17 0-23-13-23-27 0-10 3-19 7-37z"><text:p/></draw:path><draw:path draw:style-name="gr461" draw:text-style-name="P61" svg:width="0.035in" svg:height="0.078in" svg:x="0.0957in" svg:y="0.0213in" svg:viewBox="0 0 90 199" svg:d="M83 12c0-5-4-12-12-12-9 0-17 7-17 17 0 5 4 11 12 11 9 0 17-9 17-16zM22 162c-2 4-3 7-3 12 0 14 12 25 28 25 31 0 43-41 43-44 0-5-3-5-5-5-3 0-3 2-6 5-6 24-19 36-31 36-6 0-7-4-7-11 0-6 2-11 5-18 3-8 6-17 9-24s14-35 15-37c1-3 2-7 2-10 0-14-12-25-29-25-30 0-43 41-43 46 0 3 4 3 5 3 5 0 5-2 6-5 7-26 20-36 31-36 5 0 8 3 8 10s-2 12-9 30z"><text:p/></draw:path><draw:path draw:style-name="gr462" draw:text-style-name="P61" svg:width="0.0394in" svg:height="0.0736in" svg:x="0.1421in" svg:y="0.0252in" svg:viewBox="0 0 101 188" svg:d="M60 68h31c6 0 10 0 10-7 0-3-4-3-8-3h-29l11-45c0-1 1-2 1-3 0-6-5-10-11-10-7 0-11 5-15 12-1 8 3-6-9 46h-31c-6 0-10 0-10 7 0 3 4 3 8 3h29l-18 70c-1 7-3 18-3 22 0 18 14 28 31 28 34 0 52-42 52-45 0-4-4-4-5-4-4 0-4 1-5 6-10 18-24 35-41 35-7 0-11-4-11-16 0-2 1-8 3-10z"><text:p/></draw:path></draw:g></text:p>
          </table:table-cell>
          <table:table-cell table:style-name="Table5.A1" office:value-type="string">
            <text:p text:style-name="P59"><draw:g text:anchor-type="as-char" svg:y="-0.1146in" draw:z-index="63" draw:style-name="gr1"><svg:title>TexMaths</svg:title><svg:desc>12§display§R_{it}§svg§600§FALSE§</svg:desc><draw:polygon draw:style-name="gr463" draw:text-style-name="P60" svg:width="0.2in" svg:height="0.1224in" svg:x="0.0016in" svg:y="0.0083in" svg:viewBox="0 0 509 312" draw:points="255,312 0,312 0,0 509,0 509,312"><text:p/></draw:polygon><draw:path draw:style-name="gr464" draw:text-style-name="P61" svg:width="0.1185in" svg:height="0.1169in" svg:x="0in" svg:y="0in" svg:viewBox="0 0 302 298" svg:d="M140 29c4-10 5-15 13-16 4 0 17 0 25 0 30 0 77 0 77 42 0 14-6 43-24 60-9 11-32 24-71 24h-46zM202 145c42-10 93-39 93-82 0-37-39-63-94-63h-120c-8 0-12 0-12 8 0 5 4 5 11 5 1 0 9 0 17 1 7 0 11 2 11 8 0 0 0 2-1 7l-57 227c-4 16-4 19-38 19-8 0-12 0-12 9 0 4 5 4 6 4 12 0 41-1 54-1 11 0 41 1 53 1 3 0 8 0 8-8 0-5-4-5-12-5-16 0-28 0-28-8 0-1 2-4 3-6l27-113h49c39 0 47 24 47 39 0 7-3 20-6 30s-7 26-7 34c0 47 52 47 56 47 36 0 52-43 52-49 0-5-5-5-6-5-4 0-4 2-5 6-11 31-29 38-38 38-15 0-17-9-17-26 0-13 2-35 4-48 1-6 1-14 1-20 0-32-28-44-39-49z"><text:p/></draw:path><draw:path draw:style-name="gr465" draw:text-style-name="P61" svg:width="0.035in" svg:height="0.078in" svg:x="0.1244in" svg:y="0.061in" svg:viewBox="0 0 90 199" svg:d="M83 12c0-5-4-12-12-12-9 0-17 7-17 17 0 5 3 11 12 11 8 0 17-9 17-16zM22 162c-2 3-3 7-3 13 0 13 12 24 28 24 31 0 43-41 43-45 0-3-4-3-5-3-4 0-4 1-6 5-6 23-19 34-31 34-6 0-7-3-7-11 0-6 2-10 5-17 3-9 5-16 9-24 2-6 13-35 14-37 2-3 3-8 3-10 0-14-12-25-29-25-30 0-43 40-43 45 0 4 4 4 5 4 5 0 5-3 6-5 7-26 20-36 31-36 5 0 8 3 8 10s-2 12-9 30z"><text:p/></draw:path><draw:path draw:style-name="gr466" draw:text-style-name="P61" svg:width="0.0394in" svg:height="0.0736in" svg:x="0.1709in" svg:y="0.0654in" svg:viewBox="0 0 101 188" svg:d="M60 68h31c6 0 10 0 10-7 0-4-4-4-9-4h-29l11-44c0-1 1-2 1-3 0-6-4-10-10-10-8 0-11 5-15 12-1 8 3-6-9 45h-31c-6 0-10 0-10 8 0 3 4 3 8 3h29l-18 70c-1 8-3 18-3 22 0 17 14 28 31 28 33 0 51-42 51-46 0-3-3-3-5-3-3 0-3 1-4 6-10 18-24 34-41 34-7 0-11-3-11-14 0-3 1-9 3-12z"><text:p/></draw:path></draw:g></text:p>
          </table:table-cell>
          <table:table-cell table:style-name="Table5.E1" office:value-type="string">
            <text:p text:style-name="P59"><draw:g text:anchor-type="as-char" svg:y="-0.1339in" draw:z-index="64" draw:style-name="gr1"><svg:title>TexMaths</svg:title><svg:desc>12§display§R'_{it}§svg§600§FALSE§</svg:desc><draw:polygon draw:style-name="gr467" draw:text-style-name="P60" svg:width="0.2in" svg:height="0.1591in" svg:x="0.0016in" svg:y="0.0083in" svg:viewBox="0 0 509 405" draw:points="255,405 0,405 0,0 509,0 509,405"><text:p/></draw:polygon><draw:path draw:style-name="gr468" draw:text-style-name="P61" svg:width="0.1185in" svg:height="0.1173in" svg:x="0in" svg:y="0.0197in" svg:viewBox="0 0 302 299" svg:d="M140 29c4-10 5-15 13-16 4 0 17 0 25 0 30 0 77 0 77 42 0 15-6 43-24 60-9 11-32 24-71 24h-46zM202 145c42-10 93-38 93-81 0-38-39-64-94-64h-120c-8 0-12 0-12 8 0 5 4 5 11 5 1 0 9 0 17 1 7 0 11 2 11 8 0 0 0 2-1 7l-57 228c-4 15-4 19-38 19-8 0-12 0-12 8 0 5 5 5 6 5 12 0 41-1 54-1 11 0 41 1 53 1 3 0 8 0 8-8 0-5-4-5-12-5-16 0-28 0-28-9 0-1 2-3 3-6l27-112h49c39 0 47 24 47 38 0 7-3 20-6 30-3 12-7 26-7 36 0 46 52 46 56 46 36 0 52-44 52-50 0-4-5-4-6-4-4 0-4 3-5 6-11 31-29 38-38 38-15 0-17-10-17-26 0-14 2-34 4-48 1-6 1-15 1-21 0-32-28-44-39-49z"><text:p/></draw:path><draw:path draw:style-name="gr469" draw:text-style-name="P61" svg:width="0.0287in" svg:height="0.0598in" svg:x="0.126in" svg:y="0in" svg:viewBox="0 0 74 153" svg:d="M72 26c2-4 2-8 2-9 0-10-8-17-17-17-11 0-15 10-16 14l-39 129c-1 0-2 3-2 3 0 5 10 7 12 7 1 0 2 0 5-4z"><text:p/></draw:path><draw:path draw:style-name="gr470" draw:text-style-name="P61" svg:width="0.035in" svg:height="0.078in" svg:x="0.1244in" svg:y="0.098in" svg:viewBox="0 0 90 199" svg:d="M83 12c0-5-4-12-12-12-9 0-17 7-17 17 0 5 3 11 12 11 8 0 17-9 17-16zM22 162c-2 3-3 7-3 13 0 13 12 24 28 24 31 0 43-41 43-44 0-4-4-4-5-4-4 0-4 1-6 5-6 24-19 35-31 35-6 0-7-4-7-10 0-7 2-12 5-19 3-9 5-16 9-24 2-6 13-35 14-37 2-3 3-7 3-10 0-14-12-25-29-25-30 0-43 41-43 46 0 3 4 3 5 3 5 0 5-2 6-5 7-26 20-36 31-36 5 0 8 3 8 10s-2 12-9 30z"><text:p/></draw:path><draw:path draw:style-name="gr471" draw:text-style-name="P61" svg:width="0.0394in" svg:height="0.0736in" svg:x="0.1709in" svg:y="0.102in" svg:viewBox="0 0 101 188" svg:d="M60 68h31c6 0 10 0 10-7 0-3-4-3-9-3h-29l11-45c0-1 1-2 1-3 0-6-4-10-10-10-8 0-11 5-15 12-1 8 3-6-9 46h-31c-6 0-10 0-10 7 0 3 4 3 8 3h29l-18 70c-1 8-3 18-3 23 0 16 14 27 31 27 33 0 51-42 51-45 0-4-3-4-5-4-3 0-3 1-4 6-10 18-24 35-41 35-7 0-11-4-11-15 0-3 1-9 3-12z"><text:p/></draw:path></draw:g></text:p>
          </table:table-cell>
        </table:table-row>
        <table:table-row>
          <table:table-cell table:style-name="Table5.A2" office:value-type="string">
            <text:p text:style-name="P56">5</text:p>
          </table:table-cell>
          <table:table-cell table:style-name="Table5.A2" office:value-type="string">
            <text:p text:style-name="P55">1</text:p>
          </table:table-cell>
          <table:table-cell table:style-name="Table5.A2" office:value-type="string">
            <text:p text:style-name="P30"><text:span text:style-name="T6">-</text:span><text:span text:style-name="T10">10</text:span></text:p>
          </table:table-cell>
          <table:table-cell table:style-name="Table5.A2" office:value-type="string">
            <text:p text:style-name="P32"><text:span text:style-name="T6">10</text:span></text:p>
          </table:table-cell>
          <table:table-cell table:style-name="Table5.E2" office:value-type="string">
            <text:p text:style-name="P32"><text:span text:style-name="T6">1</text:span></text:p>
          </table:table-cell>
        </table:table-row>
        <table:table-row>
          <table:table-cell table:style-name="Table5.A2" office:value-type="string">
            <text:p text:style-name="P56">5</text:p>
          </table:table-cell>
          <table:table-cell table:style-name="Table5.A2" office:value-type="string">
            <text:p text:style-name="P55">2</text:p>
          </table:table-cell>
          <table:table-cell table:style-name="Table5.A2" office:value-type="string">
            <text:p text:style-name="P30"><text:span text:style-name="T6">-</text:span><text:span text:style-name="T10">10</text:span></text:p>
          </table:table-cell>
          <table:table-cell table:style-name="Table5.A2" office:value-type="string">
            <text:p text:style-name="P32"><text:span text:style-name="T6">0</text:span></text:p>
          </table:table-cell>
          <table:table-cell table:style-name="Table5.E2" office:value-type="string">
            <text:p text:style-name="P32"><text:span text:style-name="T6">1</text:span></text:p>
          </table:table-cell>
        </table:table-row>
      </table:table>
      <text:p text:style-name="P49"/>
      <text:p text:style-name="P49"/>
      <text:p text:style-name="P34"/>
      <text:p text:style-name="P34">Znalezione pierwiastki: 1, -4, 2, -3, -10.</text:p>
      <text:p text:style-name="P49"/>
      <text:p text:style-name="P49"/>
      <text:p text:style-name="P49"/>
      <text:p text:style-name="P49"/>
      <text:p text:style-name="P49"/>
      <text:p text:style-name="P2"><text:soft-page-break/><text:span text:style-name="T27">3</text:span>. <text:span text:style-name="T27">Wnioski</text:span></text:p>
      <text:p text:style-name="P23"/>
      <text:p text:style-name="P27">Jak widać po uzyskanych wynikach, metoda Newtona pozwala nam w krótkim czasie, przy niewielkiej liczbie iteracji znajdować kolejne przybliżenia miejsc zerowych z bardzo dużą dokładnością. <text:span text:style-name="T29">Za wadę tej metody można uznać kłopotliwe założenia, które mogą nie zostać spełnione przy wyborze nieodpowiedniego punktu początkowego </text:span><text:span text:style-name="T29"><draw:g text:anchor-type="as-char" svg:y="-0.0752in" draw:z-index="65" draw:style-name="gr1"><svg:title>TexMaths</svg:title><svg:desc>12§display§x_{0}§svg§600§FALSE§</svg:desc><draw:polygon draw:style-name="gr472" draw:text-style-name="P60" svg:width="0.1386in" svg:height="0.0843in" svg:x="0.0031in" svg:y="0.0083in" svg:viewBox="0 0 353 215" draw:points="176,215 0,215 0,0 353,0 353,215"><text:p/></draw:polygon><draw:path draw:style-name="gr473" draw:text-style-name="P61" svg:width="0.0831in" svg:height="0.0752in" svg:x="0in" svg:y="0.0004in" svg:viewBox="0 0 212 192" svg:d="M130 60c1-12 11-50 41-50 4 0 13 0 22 4-12 3-21 14-21 23 0 7 5 16 17 16 10 0 23-7 23-25 0-22-25-28-40-28-25 0-39 22-45 32-10-28-33-32-45-32-45 0-69 55-69 66 0 4 4 4 5 4 4 0 5 0 6-4 15-46 42-56 57-56 8 0 23 3 23 27 0 13-8 43-23 101-6 27-22 44-40 44-4 0-13 0-22-5 11-2 21-10 21-22s-10-16-17-16c-12 0-23 12-23 25 0 19 22 28 40 28 29 0 44-30 44-33 5 17 21 33 46 33 45 0 69-54 69-65 0-4-5-4-5-4-5 0-5 0-6 4-13 46-43 55-57 55-16 0-24-13-24-27 0-10 4-18 9-38z"><text:p/></draw:path><draw:path draw:style-name="gr474" draw:text-style-name="P61" svg:width="0.0543in" svg:height="0.0795in" svg:x="0.0965in" svg:y="0.0213in" svg:viewBox="0 0 139 203" svg:d="M139 103c0-32-4-57-18-77-9-14-27-26-51-26-70 0-70 80-70 103 0 20 0 100 70 100 69 0 69-80 69-100zM70 195c-15 0-33-9-39-33-4-17-4-42-4-63 0-22 0-44 4-61 6-24 26-30 39-30 16 0 31 10 36 28 5 14 6 37 6 63 0 21 0 44-5 63-6 26-26 33-37 33z"><text:p/></draw:path></draw:g></text:span><text:span text:style-name="T29">. Może to skutkować nieznalezieniem szukanego pierwiastka, albo nawet dzieleniem przez 0, jeśli </text:span><text:span text:style-name="T29"><draw:g text:anchor-type="as-char" svg:y="-0.1335in" draw:z-index="66" draw:style-name="gr1"><svg:title>TexMaths</svg:title><svg:desc>12§display§f'(x) = 0§svg§600§FALSE§</svg:desc><draw:polygon draw:style-name="gr475" draw:text-style-name="P60" svg:width="0.6504in" svg:height="0.1583in" svg:x="0in" svg:y="0.0087in" svg:viewBox="0 0 1653 403" draw:points="828,403 0,403 0,0 1653,0 1653,403"><text:p/></draw:polygon><draw:path draw:style-name="gr476" draw:text-style-name="P61" svg:width="0.0827in" svg:height="0.1512in" svg:x="0.0004in" svg:y="0.016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-1 24-15 24-23 0-9-9-14-17-14-11 0-23 10-23 25 0 19 18 30 36 30 24 0 40-25 48-42 14-26 24-78 24-80z"><text:p/></draw:path><draw:path draw:style-name="gr477" draw:text-style-name="P61" svg:width="0.0287in" svg:height="0.0602in" svg:x="0.0965in" svg:y="0in" svg:viewBox="0 0 74 154" svg:d="M72 26c2-4 2-8 2-9 0-10-8-17-16-17-12 0-16 10-17 14l-39 129c-1 0-2 3-2 3 0 5 10 8 12 8 1 0 2 0 5-5z"><text:p/></draw:path><draw:path draw:style-name="gr478" draw:text-style-name="P61" svg:width="0.0382in" svg:height="0.1657in" svg:x="0.1539in" svg:y="0.0091in" svg:viewBox="0 0 98 422" svg:d="M98 419c0-1 0-3-7-10-53-53-66-133-66-198 0-73 16-146 69-199 4-5 4-6 4-8 0-3-1-4-4-4-4 0-42 29-68 83-21 45-26 92-26 128 0 34 5 84 28 132 26 52 62 79 66 79 3 0 4-1 4-3z"><text:p/></draw:path><draw:path draw:style-name="gr479" draw:text-style-name="P61" svg:width="0.0827in" svg:height="0.0752in" svg:x="0.2067in" svg:y="0.060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480" draw:text-style-name="P61" svg:width="0.0382in" svg:height="0.1657in" svg:x="0.3067in" svg:y="0.0091in" svg:viewBox="0 0 98 422" svg:d="M98 211c0-32-4-84-27-132-25-51-63-79-67-79-2 0-4 2-4 4s0 3 7 10c43 41 67 108 67 197 0 72-15 147-68 199-6 6-6 8-6 9 0 2 2 3 4 3 4 0 43-28 68-82 22-46 26-94 26-129z"><text:p/></draw:path><draw:path draw:style-name="gr481" draw:text-style-name="P61" svg:width="0.1102in" svg:height="0.039in" svg:x="0.4165in" svg:y="0.0724in" svg:viewBox="0 0 281 100" svg:d="M266 17c8 0 15 0 15-9 0-8-7-8-13-8h-254c-7 0-14 0-14 8 0 9 7 9 14 9zM268 100c6 0 13 0 13-9 0-8-7-8-15-8h-252c-7 0-14 0-14 8 0 9 7 9 14 9z"><text:p/></draw:path><draw:path draw:style-name="gr482" draw:text-style-name="P61" svg:width="0.0701in" svg:height="0.1138in" svg:x="0.589in" svg:y="0.0228in" svg:viewBox="0 0 179 290" svg:d="M179 146c0-33-3-67-18-99-19-40-53-47-72-47-24 0-57 11-73 50-14 29-16 63-16 96s2 70 19 102c18 34 49 42 70 42 24 0 55-8 74-49 13-27 16-61 16-95zM89 282c-16 0-42-11-49-52-4-25-4-64-4-88 0-28 0-56 2-78 9-51 41-54 51-54 14 0 42 7 50 49 4 24 4 55 4 83 0 31 0 60-5 86-6 41-30 54-49 54z"><text:p/></draw:path></draw:g></text:span><text:span text:style-name="T29">. Dodatkowo, kłopotliwe jest samo szukanie pochodnej funkcji </text:span></text:p>
      <text:p text:style-name="P27"><text:span text:style-name="T29">w punkcie podczas każdej iter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2:36:58.009651653</meta:creation-date>
    <dc:date>2020-04-18T06:17:58.236096979</dc:date>
    <meta:editing-duration>PT2H35M22S</meta:editing-duration>
    <meta:editing-cycles>29</meta:editing-cycles>
    <meta:generator>LibreOffice/6.0.7.3$Linux_X86_64 LibreOffice_project/00m0$Build-3</meta:generator>
    <meta:document-statistic meta:table-count="5" meta:image-count="0" meta:object-count="0" meta:page-count="4" meta:paragraph-count="222" meta:word-count="582" meta:character-count="3774" meta:non-whitespace-character-count="3272"/>
  </office:meta>
</office:document-meta>
</file>